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0475F134A46074CA741.png" manifest:media-type="image/png"/>
  <manifest:file-entry manifest:full-path="Pictures/10000000000001F40000011B0F85AFCE90B6246B.png" manifest:media-type="image/png"/>
  <manifest:file-entry manifest:full-path="Pictures/10000201000001F6000001849D5231DA4545774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bold" officeooo:rsid="025ccdd7" officeooo:paragraph-rsid="03525f4b" style:font-weight-asian="bold" style:font-weight-complex="bold"/>
    </style:style>
    <style:style style:name="P68" style:family="paragraph" style:parent-style-name="Text_20_body">
      <style:text-properties fo:language="en" fo:country="US" fo:font-weight="bold" officeooo:rsid="01906aa2" officeooo:paragraph-rsid="03e0c4ab" style:font-weight-asian="bold" style:font-weight-complex="bold"/>
    </style:style>
    <style:style style:name="P69" style:family="paragraph" style:parent-style-name="Text_20_body">
      <style:text-properties fo:language="en" fo:country="US" fo:font-weight="bold" officeooo:rsid="03ab55a6" officeooo:paragraph-rsid="03e0c4ab" style:font-weight-asian="bold" style:font-weight-complex="bold"/>
    </style:style>
    <style:style style:name="P70" style:family="paragraph" style:parent-style-name="Text_20_body">
      <style:text-properties fo:language="en" fo:country="US" fo:font-weight="bold" officeooo:rsid="03ba8106" officeooo:paragraph-rsid="03bc1362" style:font-weight-asian="bold" style:font-weight-complex="bold"/>
    </style:style>
    <style:style style:name="P71" style:family="paragraph" style:parent-style-name="Text_20_body">
      <style:text-properties fo:language="en" fo:country="US" fo:font-weight="bold" officeooo:paragraph-rsid="016d253d" style:font-weight-asian="bold" style:font-weight-complex="bold"/>
    </style:style>
    <style:style style:name="P72" style:family="paragraph" style:parent-style-name="Text_20_body">
      <style:text-properties fo:language="en" fo:country="US" fo:font-weight="bold" officeooo:rsid="016f8b5e" officeooo:paragraph-rsid="016f8b5e" style:font-weight-asian="bold" style:font-weight-complex="bold"/>
    </style:style>
    <style:style style:name="P73" style:family="paragraph" style:parent-style-name="Text_20_body">
      <style:text-properties fo:language="en" fo:country="US" fo:font-weight="bold" officeooo:rsid="01763b46" officeooo:paragraph-rsid="01b88182" style:font-weight-asian="bold" style:font-weight-complex="bold"/>
    </style:style>
    <style:style style:name="P74" style:family="paragraph" style:parent-style-name="Text_20_body">
      <style:text-properties fo:language="en" fo:country="US" fo:font-weight="bold" officeooo:rsid="017402c1" officeooo:paragraph-rsid="017402c1" style:font-weight-asian="bold" style:font-weight-complex="bold"/>
    </style:style>
    <style:style style:name="P75" style:family="paragraph" style:parent-style-name="Text_20_body">
      <style:text-properties fo:language="en" fo:country="US" fo:font-weight="bold" officeooo:rsid="0176fe1a" officeooo:paragraph-rsid="0176fe1a" style:font-weight-asian="bold" style:font-weight-complex="bold"/>
    </style:style>
    <style:style style:name="P76" style:family="paragraph" style:parent-style-name="Text_20_body">
      <style:text-properties fo:language="en" fo:country="US" fo:font-weight="bold" officeooo:rsid="05f8daed" officeooo:paragraph-rsid="05f8daed" style:font-weight-asian="bold" style:font-weight-complex="bold"/>
    </style:style>
    <style:style style:name="P77" style:family="paragraph" style:parent-style-name="Text_20_body">
      <style:text-properties fo:language="en" fo:country="US" fo:font-weight="bold" officeooo:rsid="05f9c191" officeooo:paragraph-rsid="05f9c191" style:font-weight-asian="bold" style:font-weight-complex="bold"/>
    </style:style>
    <style:style style:name="P78" style:family="paragraph" style:parent-style-name="Text_20_body">
      <style:text-properties fo:language="en" fo:country="US" fo:font-weight="bold" officeooo:rsid="05f6af7d" officeooo:paragraph-rsid="05f6af7d" style:font-weight-asian="bold" style:font-weight-complex="bold"/>
    </style:style>
    <style:style style:name="P79" style:family="paragraph" style:parent-style-name="Text_20_body">
      <style:text-properties fo:language="en" fo:country="US" fo:font-weight="bold" officeooo:rsid="019bc3d3" officeooo:paragraph-rsid="0682bc8b" style:font-weight-asian="bold" style:font-weight-complex="bold"/>
    </style:style>
    <style:style style:name="P80" style:family="paragraph" style:parent-style-name="Text_20_body">
      <style:text-properties fo:language="en" fo:country="US" fo:font-weight="bold" officeooo:rsid="019bc3d3" officeooo:paragraph-rsid="0694fd05" style:font-weight-asian="bold" style:font-weight-complex="bold"/>
    </style:style>
    <style:style style:name="P81" style:family="paragraph" style:parent-style-name="Text_20_body">
      <style:text-properties fo:language="en" fo:country="US" fo:font-weight="bold" officeooo:rsid="019bc3d3" officeooo:paragraph-rsid="069af5ff" style:font-weight-asian="bold" style:font-weight-complex="bold"/>
    </style:style>
    <style:style style:name="P82" style:family="paragraph" style:parent-style-name="Text_20_body">
      <style:text-properties fo:language="en" fo:country="US" fo:font-weight="bold" officeooo:rsid="024c667e" officeooo:paragraph-rsid="06a41833" style:font-weight-asian="bold" style:font-weight-complex="bold"/>
    </style:style>
    <style:style style:name="P83" style:family="paragraph" style:parent-style-name="Text_20_body">
      <style:text-properties fo:language="en" fo:country="US" fo:font-weight="bold" officeooo:rsid="036193af" officeooo:paragraph-rsid="020ed5b3" style:font-weight-asian="bold" style:font-weight-complex="bold"/>
    </style:style>
    <style:style style:name="P84" style:family="paragraph" style:parent-style-name="Text_20_body">
      <style:text-properties fo:language="en" fo:country="US" fo:font-weight="bold" officeooo:rsid="0730ae43" officeooo:paragraph-rsid="0730ae43" style:font-weight-asian="bold" style:font-weight-complex="bold"/>
    </style:style>
    <style:style style:name="P85" style:family="paragraph" style:parent-style-name="Text_20_body">
      <style:text-properties fo:language="en" fo:country="US" officeooo:rsid="02624ea8" officeooo:paragraph-rsid="02ab06dc"/>
    </style:style>
    <style:style style:name="P86" style:family="paragraph" style:parent-style-name="Text_20_body">
      <style:text-properties fo:language="en" fo:country="US" officeooo:rsid="02b5b150" officeooo:paragraph-rsid="06c242c5"/>
    </style:style>
    <style:style style:name="P87" style:family="paragraph" style:parent-style-name="Text_20_body">
      <style:text-properties fo:language="en" fo:country="US" officeooo:rsid="03102cd1" officeooo:paragraph-rsid="03e0c4ab"/>
    </style:style>
    <style:style style:name="P88" style:family="paragraph" style:parent-style-name="Text_20_body">
      <style:text-properties fo:language="en" fo:country="US" officeooo:rsid="03172b5c"/>
    </style:style>
    <style:style style:name="P89" style:family="paragraph" style:parent-style-name="Text_20_body">
      <style:text-properties fo:language="en" fo:country="US" officeooo:rsid="033ccd16" officeooo:paragraph-rsid="04a09974"/>
    </style:style>
    <style:style style:name="P90" style:family="paragraph" style:parent-style-name="Text_20_body">
      <style:text-properties fo:language="en" fo:country="US" fo:font-style="normal" officeooo:rsid="034969da" officeooo:paragraph-rsid="03f09eb0" style:font-style-asian="normal" style:font-style-complex="normal"/>
    </style:style>
    <style:style style:name="P91" style:family="paragraph" style:parent-style-name="Text_20_body">
      <style:text-properties fo:language="en" fo:country="US" fo:font-style="normal" officeooo:rsid="034969da" officeooo:paragraph-rsid="0272dcef" style:font-style-asian="normal" style:font-style-complex="normal"/>
    </style:style>
    <style:style style:name="P92" style:family="paragraph" style:parent-style-name="Text_20_body">
      <style:text-properties fo:language="en" fo:country="US" fo:font-style="normal" officeooo:rsid="034969da" officeooo:paragraph-rsid="034969da" style:font-style-asian="normal" style:font-style-complex="normal"/>
    </style:style>
    <style:style style:name="P93" style:family="paragraph" style:parent-style-name="Text_20_body">
      <style:text-properties fo:language="en" fo:country="US" fo:font-style="normal" officeooo:rsid="03a33f41" officeooo:paragraph-rsid="04092fc4" style:font-style-asian="normal" style:font-style-complex="normal"/>
    </style:style>
    <style:style style:name="P94" style:family="paragraph" style:parent-style-name="Text_20_body">
      <style:text-properties fo:language="en" fo:country="US" fo:font-style="normal" officeooo:rsid="033ccd16" officeooo:paragraph-rsid="04092fc4" style:font-style-asian="normal" style:font-style-complex="normal"/>
    </style:style>
    <style:style style:name="P95" style:family="paragraph" style:parent-style-name="Text_20_body">
      <style:text-properties fo:language="en" fo:country="US" fo:font-style="normal" officeooo:rsid="0272dcef" officeooo:paragraph-rsid="027f7095" style:font-style-asian="normal" style:font-style-complex="normal"/>
    </style:style>
    <style:style style:name="P96" style:family="paragraph" style:parent-style-name="Text_20_body">
      <style:text-properties fo:language="en" fo:country="US" fo:font-style="normal" officeooo:rsid="0280d57f" officeooo:paragraph-rsid="0280d57f" style:font-style-asian="normal" style:font-style-complex="normal"/>
    </style:style>
    <style:style style:name="P97" style:family="paragraph" style:parent-style-name="Text_20_body">
      <style:text-properties fo:language="en" fo:country="US" fo:font-style="normal" officeooo:rsid="03cc0228" officeooo:paragraph-rsid="03cc0228" style:font-style-asian="normal" style:font-style-complex="normal"/>
    </style:style>
    <style:style style:name="P98" style:family="paragraph" style:parent-style-name="Text_20_body">
      <style:text-properties fo:language="en" fo:country="US" fo:font-style="normal" officeooo:rsid="03c4188b" officeooo:paragraph-rsid="03c4188b" style:font-style-asian="normal" style:font-style-complex="normal"/>
    </style:style>
    <style:style style:name="P99" style:family="paragraph" style:parent-style-name="Text_20_body">
      <style:text-properties fo:language="en" fo:country="US" fo:font-style="normal" officeooo:rsid="03c52263" officeooo:paragraph-rsid="03c52263" style:font-style-asian="normal" style:font-style-complex="normal"/>
    </style:style>
    <style:style style:name="P100"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3" style:family="paragraph" style:parent-style-name="Text_20_body">
      <style:text-properties fo:language="en" fo:country="US" officeooo:rsid="031a426a" officeooo:paragraph-rsid="0340dd4e"/>
    </style:style>
    <style:style style:name="P104" style:family="paragraph" style:parent-style-name="Text_20_body">
      <style:text-properties fo:language="en" fo:country="US" officeooo:rsid="031a426a" officeooo:paragraph-rsid="031a426a"/>
    </style:style>
    <style:style style:name="P105" style:family="paragraph" style:parent-style-name="Text_20_body">
      <style:text-properties fo:language="en" fo:country="US" officeooo:rsid="063936a6" officeooo:paragraph-rsid="063936a6"/>
    </style:style>
    <style:style style:name="P106" style:family="paragraph" style:parent-style-name="Text_20_body">
      <style:text-properties fo:language="en" fo:country="US" officeooo:paragraph-rsid="04012278"/>
    </style:style>
    <style:style style:name="P107" style:family="paragraph" style:parent-style-name="Text_20_body">
      <style:text-properties fo:language="en" fo:country="US" officeooo:rsid="032e0234"/>
    </style:style>
    <style:style style:name="P108" style:family="paragraph" style:parent-style-name="Text_20_body">
      <style:text-properties fo:language="en" fo:country="US" officeooo:rsid="032e0234" officeooo:paragraph-rsid="032e0234"/>
    </style:style>
    <style:style style:name="P109" style:family="paragraph" style:parent-style-name="Text_20_body">
      <style:text-properties fo:language="en" fo:country="US" officeooo:rsid="0403133c" officeooo:paragraph-rsid="0403133c"/>
    </style:style>
    <style:style style:name="P110" style:family="paragraph" style:parent-style-name="Text_20_body">
      <style:text-properties fo:language="en" fo:country="US" officeooo:rsid="03860670" officeooo:paragraph-rsid="0391c342"/>
    </style:style>
    <style:style style:name="P111" style:family="paragraph" style:parent-style-name="Text_20_body">
      <style:text-properties fo:language="en" fo:country="US" officeooo:rsid="03860670" officeooo:paragraph-rsid="03860670"/>
    </style:style>
    <style:style style:name="P112" style:family="paragraph" style:parent-style-name="Text_20_body">
      <style:text-properties fo:language="en" fo:country="US" officeooo:rsid="03936424" officeooo:paragraph-rsid="03936424"/>
    </style:style>
    <style:style style:name="P113" style:family="paragraph" style:parent-style-name="Text_20_body">
      <style:text-properties fo:language="en" fo:country="US" officeooo:rsid="0272dcef" officeooo:paragraph-rsid="027f7095"/>
    </style:style>
    <style:style style:name="P114" style:family="paragraph" style:parent-style-name="Text_20_body">
      <style:text-properties fo:language="en" fo:country="US" officeooo:paragraph-rsid="063936a6"/>
    </style:style>
    <style:style style:name="P115" style:family="paragraph" style:parent-style-name="Text_20_body">
      <style:text-properties fo:language="en" fo:country="US" officeooo:rsid="032be77a" officeooo:paragraph-rsid="034a5b24"/>
    </style:style>
    <style:style style:name="P116" style:family="paragraph" style:parent-style-name="Text_20_body">
      <style:text-properties fo:language="en" fo:country="US" officeooo:rsid="032be77a" officeooo:paragraph-rsid="0769ddca"/>
    </style:style>
    <style:style style:name="P117" style:family="paragraph" style:parent-style-name="Text_20_body">
      <style:text-properties fo:language="en" fo:country="US" officeooo:rsid="033a67a2" officeooo:paragraph-rsid="034a5b24"/>
    </style:style>
    <style:style style:name="P118" style:family="paragraph" style:parent-style-name="Text_20_body">
      <style:text-properties fo:language="en" fo:country="US" officeooo:paragraph-rsid="034a5b24"/>
    </style:style>
    <style:style style:name="P119" style:family="paragraph" style:parent-style-name="Text_20_body">
      <style:text-properties fo:language="en" fo:country="US" officeooo:rsid="033fc09c" officeooo:paragraph-rsid="037f2449"/>
    </style:style>
    <style:style style:name="P120" style:family="paragraph" style:parent-style-name="Text_20_body">
      <style:text-properties fo:language="en" fo:country="US" officeooo:rsid="033fc09c" officeooo:paragraph-rsid="066b471c"/>
    </style:style>
    <style:style style:name="P121" style:family="paragraph" style:parent-style-name="Text_20_body">
      <style:text-properties fo:language="en" fo:country="US" officeooo:rsid="0382e82e" officeooo:paragraph-rsid="0382e82e"/>
    </style:style>
    <style:style style:name="P122" style:family="paragraph" style:parent-style-name="Text_20_body">
      <style:text-properties fo:language="en" fo:country="US" officeooo:paragraph-rsid="035c066b"/>
    </style:style>
    <style:style style:name="P123" style:family="paragraph" style:parent-style-name="Text_20_body">
      <style:text-properties fo:language="en" fo:country="US" officeooo:paragraph-rsid="034c0b41"/>
    </style:style>
    <style:style style:name="P124" style:family="paragraph" style:parent-style-name="Text_20_body">
      <style:text-properties fo:language="en" fo:country="US" officeooo:rsid="036e3003" officeooo:paragraph-rsid="03e0c4ab"/>
    </style:style>
    <style:style style:name="P125" style:family="paragraph" style:parent-style-name="Text_20_body">
      <style:text-properties fo:language="en" fo:country="US" officeooo:paragraph-rsid="03a5f13c"/>
    </style:style>
    <style:style style:name="P126" style:family="paragraph" style:parent-style-name="Text_20_body">
      <style:text-properties fo:language="en" fo:country="US" officeooo:rsid="034c0b41" officeooo:paragraph-rsid="063ad66a"/>
    </style:style>
    <style:style style:name="P127" style:family="paragraph" style:parent-style-name="Text_20_body">
      <style:text-properties fo:language="en" fo:country="US" officeooo:rsid="0322a0ad" officeooo:paragraph-rsid="0322a0ad"/>
    </style:style>
    <style:style style:name="P128" style:family="paragraph" style:parent-style-name="Text_20_body">
      <style:text-properties fo:language="en" fo:country="US" officeooo:rsid="03b8cc40" officeooo:paragraph-rsid="03b8cc40"/>
    </style:style>
    <style:style style:name="P129" style:family="paragraph" style:parent-style-name="Text_20_body">
      <style:text-properties fo:language="en" fo:country="US" officeooo:rsid="03acac29" officeooo:paragraph-rsid="03e3ad63"/>
    </style:style>
    <style:style style:name="P130" style:family="paragraph" style:parent-style-name="Text_20_body">
      <style:text-properties fo:language="en" fo:country="US" officeooo:rsid="03b049eb" officeooo:paragraph-rsid="03b049eb"/>
    </style:style>
    <style:style style:name="P131" style:family="paragraph" style:parent-style-name="Text_20_body">
      <style:text-properties fo:language="en" fo:country="US" officeooo:rsid="03b2e796" officeooo:paragraph-rsid="03b2e796"/>
    </style:style>
    <style:style style:name="P132" style:family="paragraph" style:parent-style-name="Text_20_body">
      <style:text-properties fo:language="en" fo:country="US" officeooo:rsid="03b6da38" officeooo:paragraph-rsid="03b6da38"/>
    </style:style>
    <style:style style:name="P133" style:family="paragraph" style:parent-style-name="Text_20_body">
      <style:text-properties fo:language="en" fo:country="US" officeooo:rsid="03b837d2" officeooo:paragraph-rsid="03b837d2"/>
    </style:style>
    <style:style style:name="P134" style:family="paragraph" style:parent-style-name="Text_20_body">
      <style:text-properties fo:language="en" fo:country="US" officeooo:rsid="03bc815e" officeooo:paragraph-rsid="03bc815e"/>
    </style:style>
    <style:style style:name="P135" style:family="paragraph" style:parent-style-name="Text_20_body">
      <style:text-properties fo:language="en" fo:country="US" officeooo:rsid="050d25e0" officeooo:paragraph-rsid="050d25e0"/>
    </style:style>
    <style:style style:name="P136" style:family="paragraph" style:parent-style-name="Text_20_body">
      <style:text-properties fo:language="en" fo:country="US" officeooo:rsid="03d7e15a" officeooo:paragraph-rsid="03d7e15a"/>
    </style:style>
    <style:style style:name="P137" style:family="paragraph" style:parent-style-name="Text_20_body">
      <style:text-properties fo:language="en" fo:country="US" officeooo:rsid="03f7d9bd" officeooo:paragraph-rsid="03f7d9bd"/>
    </style:style>
    <style:style style:name="P138" style:family="paragraph" style:parent-style-name="Text_20_body">
      <style:text-properties fo:language="en" fo:country="US" officeooo:rsid="03f7d9bd" officeooo:paragraph-rsid="04269304"/>
    </style:style>
    <style:style style:name="P139" style:family="paragraph" style:parent-style-name="Text_20_body">
      <style:text-properties fo:language="en" fo:country="US" officeooo:rsid="03f7d9bd" officeooo:paragraph-rsid="04af9d16"/>
    </style:style>
    <style:style style:name="P140" style:family="paragraph" style:parent-style-name="Text_20_body">
      <style:text-properties fo:language="en" fo:country="US" officeooo:rsid="03f7d9bd" officeooo:paragraph-rsid="0483cc34"/>
    </style:style>
    <style:style style:name="P141" style:family="paragraph" style:parent-style-name="Text_20_body">
      <style:text-properties fo:language="en" fo:country="US" officeooo:rsid="03f7d9bd" officeooo:paragraph-rsid="0457324a"/>
    </style:style>
    <style:style style:name="P142" style:family="paragraph" style:parent-style-name="Text_20_body">
      <style:text-properties fo:language="en" fo:country="US" officeooo:rsid="03f7d9bd" officeooo:paragraph-rsid="045ee805"/>
    </style:style>
    <style:style style:name="P143" style:family="paragraph" style:parent-style-name="Text_20_body">
      <style:text-properties fo:language="en" fo:country="US" officeooo:rsid="03f98ec9" officeooo:paragraph-rsid="050d25e0"/>
    </style:style>
    <style:style style:name="P144" style:family="paragraph" style:parent-style-name="Text_20_body">
      <style:text-properties fo:language="en" fo:country="US" officeooo:rsid="03fedea6" officeooo:paragraph-rsid="03fedea6"/>
    </style:style>
    <style:style style:name="P145" style:family="paragraph" style:parent-style-name="Text_20_body">
      <style:text-properties fo:language="en" fo:country="US" officeooo:rsid="0470bdc3" officeooo:paragraph-rsid="0512de39"/>
    </style:style>
    <style:style style:name="P146" style:family="paragraph" style:parent-style-name="Text_20_body">
      <style:text-properties fo:language="en" fo:country="US" officeooo:rsid="04636293" officeooo:paragraph-rsid="04636293"/>
    </style:style>
    <style:style style:name="P147" style:family="paragraph" style:parent-style-name="Text_20_body">
      <style:text-properties fo:language="en" fo:country="US" officeooo:rsid="04636293" officeooo:paragraph-rsid="04dc3a2f"/>
    </style:style>
    <style:style style:name="P148" style:family="paragraph" style:parent-style-name="Text_20_body">
      <style:text-properties fo:language="en" fo:country="US" officeooo:rsid="04636293" officeooo:paragraph-rsid="04facb22"/>
    </style:style>
    <style:style style:name="P149" style:family="paragraph" style:parent-style-name="Text_20_body">
      <style:text-properties fo:language="en" fo:country="US" officeooo:rsid="04b6ff30" officeooo:paragraph-rsid="04b6ff30"/>
    </style:style>
    <style:style style:name="P150" style:family="paragraph" style:parent-style-name="Text_20_body">
      <style:text-properties fo:language="en" fo:country="US" officeooo:rsid="0439ec41" officeooo:paragraph-rsid="050d25e0"/>
    </style:style>
    <style:style style:name="P151" style:family="paragraph" style:parent-style-name="Text_20_body">
      <style:text-properties fo:language="en" fo:country="US" officeooo:rsid="0439ec41" officeooo:paragraph-rsid="0439ec41"/>
    </style:style>
    <style:style style:name="P152" style:family="paragraph" style:parent-style-name="Text_20_body">
      <style:text-properties fo:language="en" fo:country="US" officeooo:rsid="0439ec41" officeooo:paragraph-rsid="0457324a"/>
    </style:style>
    <style:style style:name="P153" style:family="paragraph" style:parent-style-name="Text_20_body">
      <style:text-properties fo:language="en" fo:country="US" officeooo:rsid="0439ec41" officeooo:paragraph-rsid="045ee805"/>
    </style:style>
    <style:style style:name="P154" style:family="paragraph" style:parent-style-name="Text_20_body">
      <style:text-properties fo:language="en" fo:country="US" officeooo:rsid="043ed011" officeooo:paragraph-rsid="044cd281"/>
    </style:style>
    <style:style style:name="P155" style:family="paragraph" style:parent-style-name="Text_20_body">
      <style:text-properties fo:language="en" fo:country="US" officeooo:rsid="0492e8c4" officeooo:paragraph-rsid="0492e8c4"/>
    </style:style>
    <style:style style:name="P156" style:family="paragraph" style:parent-style-name="Text_20_body">
      <style:text-properties fo:language="en" fo:country="US" officeooo:rsid="044cd281" officeooo:paragraph-rsid="044cd281"/>
    </style:style>
    <style:style style:name="P157" style:family="paragraph" style:parent-style-name="Text_20_body">
      <style:text-properties fo:language="en" fo:country="US" officeooo:rsid="044cd281" officeooo:paragraph-rsid="0457324a"/>
    </style:style>
    <style:style style:name="P158" style:family="paragraph" style:parent-style-name="Text_20_body">
      <style:text-properties fo:language="en" fo:country="US" officeooo:rsid="044cd281" officeooo:paragraph-rsid="045ee805"/>
    </style:style>
    <style:style style:name="P159" style:family="paragraph" style:parent-style-name="Text_20_body">
      <style:text-properties fo:language="en" fo:country="US" officeooo:rsid="04608545" officeooo:paragraph-rsid="04608545"/>
    </style:style>
    <style:style style:name="P160" style:family="paragraph" style:parent-style-name="Text_20_body">
      <style:text-properties fo:language="en" fo:country="US" officeooo:rsid="04939d9a" officeooo:paragraph-rsid="04939d9a"/>
    </style:style>
    <style:style style:name="P161" style:family="paragraph" style:parent-style-name="Text_20_body">
      <style:text-properties fo:language="en" fo:country="US" officeooo:rsid="04939d9a" officeooo:paragraph-rsid="04b0f788"/>
    </style:style>
    <style:style style:name="P162" style:family="paragraph" style:parent-style-name="Text_20_body">
      <style:text-properties fo:language="en" fo:country="US" officeooo:rsid="04b0f788" officeooo:paragraph-rsid="050d25e0"/>
    </style:style>
    <style:style style:name="P163" style:family="paragraph" style:parent-style-name="Text_20_body">
      <style:text-properties fo:language="en" fo:country="US" officeooo:rsid="04b0f788" officeooo:paragraph-rsid="04b0f788"/>
    </style:style>
    <style:style style:name="P164" style:family="paragraph" style:parent-style-name="Text_20_body">
      <style:text-properties fo:language="en" fo:country="US" officeooo:rsid="04982685" officeooo:paragraph-rsid="04a36b0f"/>
    </style:style>
    <style:style style:name="P165" style:family="paragraph" style:parent-style-name="Text_20_body">
      <style:text-properties fo:language="en" fo:country="US" officeooo:rsid="04982685" officeooo:paragraph-rsid="04982685"/>
    </style:style>
    <style:style style:name="P166" style:family="paragraph" style:parent-style-name="Text_20_body">
      <style:text-properties fo:language="en" fo:country="US" officeooo:rsid="04a36b0f"/>
    </style:style>
    <style:style style:name="P167" style:family="paragraph" style:parent-style-name="Text_20_body">
      <style:text-properties fo:language="en" fo:country="US" officeooo:rsid="04a36b0f" officeooo:paragraph-rsid="04a89684"/>
    </style:style>
    <style:style style:name="P168" style:family="paragraph" style:parent-style-name="Text_20_body">
      <style:text-properties fo:language="en" fo:country="US" officeooo:rsid="04d1db3a" officeooo:paragraph-rsid="04d1db3a"/>
    </style:style>
    <style:style style:name="P169" style:family="paragraph" style:parent-style-name="Text_20_body">
      <style:text-properties fo:language="en" fo:country="US" officeooo:rsid="04da95bb" officeooo:paragraph-rsid="04f46648"/>
    </style:style>
    <style:style style:name="P170" style:family="paragraph" style:parent-style-name="Text_20_body">
      <style:text-properties fo:language="en" fo:country="US" officeooo:rsid="04da95bb" officeooo:paragraph-rsid="04dc3a2f"/>
    </style:style>
    <style:style style:name="P171" style:family="paragraph" style:parent-style-name="Text_20_body">
      <style:text-properties fo:language="en" fo:country="US" officeooo:rsid="04e947f1" officeooo:paragraph-rsid="04e947f1"/>
    </style:style>
    <style:style style:name="P172" style:family="paragraph" style:parent-style-name="Text_20_body">
      <style:text-properties fo:language="en" fo:country="US" officeooo:rsid="04f0ebbd" officeooo:paragraph-rsid="04f11e74"/>
    </style:style>
    <style:style style:name="P173" style:family="paragraph" style:parent-style-name="Text_20_body">
      <style:text-properties fo:language="en" fo:country="US" officeooo:rsid="04f77f2e" officeooo:paragraph-rsid="04f77f2e"/>
    </style:style>
    <style:style style:name="P174" style:family="paragraph" style:parent-style-name="Text_20_body">
      <style:text-properties fo:language="en" fo:country="US" officeooo:rsid="04facb22" officeooo:paragraph-rsid="050a1928"/>
    </style:style>
    <style:style style:name="P175" style:family="paragraph" style:parent-style-name="Text_20_body">
      <style:text-properties fo:language="en" fo:country="US" officeooo:rsid="057ed4e7" officeooo:paragraph-rsid="05833bbe"/>
    </style:style>
    <style:style style:name="P176" style:family="paragraph" style:parent-style-name="Text_20_body">
      <style:text-properties fo:language="en" fo:country="US" officeooo:rsid="057ed4e7" officeooo:paragraph-rsid="057ed4e7"/>
    </style:style>
    <style:style style:name="P177" style:family="paragraph" style:parent-style-name="Text_20_body">
      <style:text-properties fo:language="en" fo:country="US" officeooo:rsid="0580095d" officeooo:paragraph-rsid="0580095d"/>
    </style:style>
    <style:style style:name="P178" style:family="paragraph" style:parent-style-name="Text_20_body">
      <style:text-properties fo:language="en" fo:country="US" officeooo:paragraph-rsid="016d253d"/>
    </style:style>
    <style:style style:name="P179" style:family="paragraph" style:parent-style-name="Text_20_body">
      <style:text-properties fo:language="en" fo:country="US" officeooo:rsid="00840b4e" officeooo:paragraph-rsid="016d253d"/>
    </style:style>
    <style:style style:name="P180" style:family="paragraph" style:parent-style-name="Text_20_body">
      <style:text-properties fo:language="en" fo:country="US" officeooo:paragraph-rsid="01d1197c"/>
    </style:style>
    <style:style style:name="P181" style:family="paragraph" style:parent-style-name="Text_20_body">
      <style:text-properties fo:language="en" fo:country="US" officeooo:rsid="007730a7" officeooo:paragraph-rsid="01d2be3d"/>
    </style:style>
    <style:style style:name="P182" style:family="paragraph" style:parent-style-name="Text_20_body">
      <style:text-properties fo:language="en" fo:country="US" officeooo:rsid="006ec967" officeooo:paragraph-rsid="01c82c1e"/>
    </style:style>
    <style:style style:name="P183" style:family="paragraph" style:parent-style-name="Text_20_body">
      <style:text-properties fo:language="en" fo:country="US" officeooo:rsid="00568acf" officeooo:paragraph-rsid="016d253d"/>
    </style:style>
    <style:style style:name="P184" style:family="paragraph" style:parent-style-name="Text_20_body">
      <style:text-properties fo:language="en" fo:country="US" officeooo:rsid="00626449" officeooo:paragraph-rsid="016d253d"/>
    </style:style>
    <style:style style:name="P185" style:family="paragraph" style:parent-style-name="Text_20_body">
      <style:text-properties fo:language="en" fo:country="US" officeooo:paragraph-rsid="01763b46"/>
    </style:style>
    <style:style style:name="P186" style:family="paragraph" style:parent-style-name="Text_20_body">
      <style:text-properties fo:language="en" fo:country="US" officeooo:rsid="01797ee9" officeooo:paragraph-rsid="01a9d260"/>
    </style:style>
    <style:style style:name="P187" style:family="paragraph" style:parent-style-name="Text_20_body">
      <style:text-properties fo:language="en" fo:country="US" officeooo:paragraph-rsid="016f8b5e"/>
    </style:style>
    <style:style style:name="P188" style:family="paragraph" style:parent-style-name="Text_20_body">
      <style:text-properties fo:language="en" fo:country="US" officeooo:rsid="01730a17" officeooo:paragraph-rsid="01730a17"/>
    </style:style>
    <style:style style:name="P189" style:family="paragraph" style:parent-style-name="Text_20_body">
      <style:text-properties fo:language="en" fo:country="US" officeooo:rsid="01801819" officeooo:paragraph-rsid="02039c43"/>
    </style:style>
    <style:style style:name="P190" style:family="paragraph" style:parent-style-name="Text_20_body">
      <style:text-properties fo:language="en" fo:country="US" officeooo:rsid="017402c1" officeooo:paragraph-rsid="01b88182"/>
    </style:style>
    <style:style style:name="P191" style:family="paragraph" style:parent-style-name="Text_20_body">
      <style:text-properties fo:language="en" fo:country="US" officeooo:rsid="01a0a7e2" officeooo:paragraph-rsid="05e2b9e0"/>
    </style:style>
    <style:style style:name="P192" style:family="paragraph" style:parent-style-name="Text_20_body">
      <style:text-properties fo:language="en" fo:country="US" officeooo:rsid="0176fe1a" officeooo:paragraph-rsid="01b88182"/>
    </style:style>
    <style:style style:name="P193" style:family="paragraph" style:parent-style-name="Text_20_body">
      <style:text-properties fo:language="en" fo:country="US" officeooo:rsid="0176fe1a" officeooo:paragraph-rsid="017402c1"/>
    </style:style>
    <style:style style:name="P194" style:family="paragraph" style:parent-style-name="Text_20_body">
      <style:text-properties fo:language="en" fo:country="US" officeooo:rsid="018bd937" officeooo:paragraph-rsid="0203ff92"/>
    </style:style>
    <style:style style:name="P195" style:family="paragraph" style:parent-style-name="Text_20_body">
      <style:text-properties fo:language="en" fo:country="US" officeooo:rsid="01af02db" officeooo:paragraph-rsid="01af02db"/>
    </style:style>
    <style:style style:name="P196" style:family="paragraph" style:parent-style-name="Text_20_body">
      <style:text-properties fo:language="en" fo:country="US" officeooo:paragraph-rsid="05c10227"/>
    </style:style>
    <style:style style:name="P197" style:family="paragraph" style:parent-style-name="Text_20_body">
      <style:text-properties fo:language="en" fo:country="US" officeooo:paragraph-rsid="05f6af7d"/>
    </style:style>
    <style:style style:name="P198" style:family="paragraph" style:parent-style-name="Text_20_body">
      <style:text-properties fo:language="en" fo:country="US" officeooo:rsid="05f83cd6" officeooo:paragraph-rsid="05f83cd6"/>
    </style:style>
    <style:style style:name="P199" style:family="paragraph" style:parent-style-name="Text_20_body">
      <style:text-properties fo:language="en" fo:country="US" officeooo:rsid="05f8daed" officeooo:paragraph-rsid="05f8daed"/>
    </style:style>
    <style:style style:name="P200" style:family="paragraph" style:parent-style-name="Text_20_body">
      <style:text-properties fo:language="en" fo:country="US" officeooo:rsid="05f9c191" officeooo:paragraph-rsid="05f9c191"/>
    </style:style>
    <style:style style:name="P201" style:family="paragraph" style:parent-style-name="Text_20_body">
      <style:text-properties fo:language="en" fo:country="US" officeooo:rsid="03779096" officeooo:paragraph-rsid="066cb342"/>
    </style:style>
    <style:style style:name="P202" style:family="paragraph" style:parent-style-name="Text_20_body">
      <style:text-properties fo:language="en" fo:country="US" officeooo:rsid="02ca3366" officeooo:paragraph-rsid="06b3f3d5"/>
    </style:style>
    <style:style style:name="P203"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4" style:family="paragraph" style:parent-style-name="Text_20_body">
      <style:text-properties fo:language="en" fo:country="US" officeooo:rsid="0275acba" officeooo:paragraph-rsid="06aad5b2"/>
    </style:style>
    <style:style style:name="P205" style:family="paragraph" style:parent-style-name="Text_20_body">
      <style:text-properties fo:language="en" fo:country="US" officeooo:paragraph-rsid="06c242c5"/>
    </style:style>
    <style:style style:name="P206" style:family="paragraph" style:parent-style-name="Text_20_body">
      <style:text-properties fo:language="en" fo:country="US" officeooo:paragraph-rsid="03858913"/>
    </style:style>
    <style:style style:name="P207" style:family="paragraph" style:parent-style-name="Text_20_body">
      <style:text-properties fo:language="en" fo:country="US" officeooo:paragraph-rsid="063ad66a"/>
    </style:style>
    <style:style style:name="P208" style:family="paragraph" style:parent-style-name="Text_20_body">
      <style:text-properties fo:language="en" fo:country="US" officeooo:rsid="06f1e688" officeooo:paragraph-rsid="03e10999"/>
    </style:style>
    <style:style style:name="P209" style:family="paragraph" style:parent-style-name="Text_20_body">
      <style:text-properties fo:language="en" fo:country="US" officeooo:paragraph-rsid="07537b16"/>
    </style:style>
    <style:style style:name="P210" style:family="paragraph" style:parent-style-name="Text_20_body">
      <style:text-properties fo:language="en" fo:country="US" officeooo:rsid="0375944b" officeooo:paragraph-rsid="076c7993"/>
    </style:style>
    <style:style style:name="P211" style:family="paragraph" style:parent-style-name="Text_20_body">
      <style:text-properties fo:language="en" fo:country="US" officeooo:rsid="0375944b" officeooo:paragraph-rsid="076e375d"/>
    </style:style>
    <style:style style:name="P21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3" style:family="paragraph" style:parent-style-name="Text_20_body">
      <style:text-properties fo:font-weight="normal" officeooo:rsid="05230e2f" officeooo:paragraph-rsid="05230e2f" style:font-weight-asian="normal" style:font-weight-complex="normal"/>
    </style:style>
    <style:style style:name="P214" style:family="paragraph" style:parent-style-name="Text_20_body">
      <style:text-properties officeooo:rsid="03172b5c" officeooo:paragraph-rsid="03172b5c"/>
    </style:style>
    <style:style style:name="P215" style:family="paragraph" style:parent-style-name="Text_20_body">
      <style:text-properties officeooo:paragraph-rsid="046a8ee5"/>
    </style:style>
    <style:style style:name="P216" style:family="paragraph" style:parent-style-name="Text_20_body">
      <style:text-properties officeooo:rsid="05c18d00" officeooo:paragraph-rsid="05de072d"/>
    </style:style>
    <style:style style:name="P217" style:family="paragraph" style:parent-style-name="Text_20_body">
      <style:text-properties officeooo:rsid="03239107" officeooo:paragraph-rsid="0327cc61"/>
    </style:style>
    <style:style style:name="P218" style:family="paragraph" style:parent-style-name="Text_20_body">
      <style:text-properties fo:color="#800000" fo:language="en" fo:country="US" fo:font-weight="normal" officeooo:rsid="063ad66a" officeooo:paragraph-rsid="063ad66a" style:font-weight-asian="normal" style:font-weight-complex="normal"/>
    </style:style>
    <style:style style:name="P219" style:family="paragraph" style:parent-style-name="Text_20_body">
      <style:text-properties fo:color="#800000" fo:language="en" fo:country="US" fo:font-weight="normal" officeooo:rsid="063ad66a" officeooo:paragraph-rsid="063ee9b1" style:font-weight-asian="normal" style:font-weight-complex="normal"/>
    </style:style>
    <style:style style:name="P220" style:family="paragraph" style:parent-style-name="Text_20_body">
      <style:text-properties fo:color="#800000" fo:language="en" fo:country="US" fo:font-weight="normal" officeooo:rsid="063ad66a" officeooo:paragraph-rsid="0644d119" style:font-weight-asian="normal" style:font-weight-complex="normal"/>
    </style:style>
    <style:style style:name="P221" style:family="paragraph" style:parent-style-name="Text_20_body">
      <style:text-properties fo:color="#800000" fo:language="en" fo:country="US" fo:font-weight="normal" officeooo:rsid="063ad66a" officeooo:paragraph-rsid="06e7aece" style:font-weight-asian="normal" style:font-weight-complex="normal"/>
    </style:style>
    <style:style style:name="P222" style:family="paragraph" style:parent-style-name="Text_20_body">
      <style:text-properties fo:color="#800000" fo:language="en" fo:country="US" fo:font-weight="normal" officeooo:rsid="063ad66a" officeooo:paragraph-rsid="06ee7779" style:font-weight-asian="normal" style:font-weight-complex="normal"/>
    </style:style>
    <style:style style:name="P223" style:family="paragraph" style:parent-style-name="Text_20_body">
      <style:text-properties fo:color="#800000" fo:language="en" fo:country="US" officeooo:rsid="063936a6" officeooo:paragraph-rsid="063936a6"/>
    </style:style>
    <style:style style:name="P224" style:family="paragraph" style:parent-style-name="Text_20_body">
      <style:text-properties fo:color="#800000" fo:language="en" fo:country="US" officeooo:rsid="063ad66a" officeooo:paragraph-rsid="063ad66a"/>
    </style:style>
    <style:style style:name="P225" style:family="paragraph" style:parent-style-name="Text_20_body">
      <style:text-properties fo:color="#800000" fo:language="en" fo:country="US" officeooo:rsid="05178649" officeooo:paragraph-rsid="05178649"/>
    </style:style>
    <style:style style:name="P226" style:family="paragraph" style:parent-style-name="Text_20_body">
      <style:text-properties fo:color="#800000" fo:language="en" fo:country="US" officeooo:rsid="04b6ff30" officeooo:paragraph-rsid="063729d6"/>
    </style:style>
    <style:style style:name="P227" style:family="paragraph" style:parent-style-name="Text_20_body">
      <style:text-properties fo:color="#800000" fo:language="en" fo:country="US" fo:font-style="normal" officeooo:rsid="06306876" officeooo:paragraph-rsid="06306876" style:font-style-asian="normal" style:font-style-complex="normal"/>
    </style:style>
    <style:style style:name="P228" style:family="paragraph" style:parent-style-name="Text_20_body">
      <style:text-properties fo:color="#800000" fo:language="en" fo:country="US" officeooo:rsid="065ab1f9" officeooo:paragraph-rsid="065ab1f9"/>
    </style:style>
    <style:style style:name="P229" style:family="paragraph" style:parent-style-name="Text_20_body">
      <style:text-properties fo:color="#990000" fo:language="en" fo:country="US" officeooo:rsid="04b6ff30" officeooo:paragraph-rsid="063729d6"/>
    </style:style>
    <style:style style:name="P230" style:family="paragraph" style:parent-style-name="Text_20_body">
      <style:text-properties fo:color="#990000" fo:language="en" fo:country="US" officeooo:rsid="04b6ff30" officeooo:paragraph-rsid="03b8cc40"/>
    </style:style>
    <style:style style:name="P231"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2"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3"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34"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35"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36"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37" style:family="paragraph" style:parent-style-name="Text_20_body">
      <style:text-properties style:use-window-font-color="true" fo:language="en" fo:country="US" officeooo:rsid="02b5b150" officeooo:paragraph-rsid="06c57fec"/>
    </style:style>
    <style:style style:name="P238" style:family="paragraph" style:parent-style-name="Text_20_body">
      <style:text-properties style:use-window-font-color="true" fo:language="en" fo:country="US" officeooo:rsid="02624ea8" officeooo:paragraph-rsid="074c0a3d"/>
    </style:style>
    <style:style style:name="P239"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40" style:family="paragraph" style:parent-style-name="Text_20_body">
      <style:paragraph-properties fo:break-before="page"/>
      <style:text-properties fo:language="en" fo:country="US" officeooo:rsid="04636293" officeooo:paragraph-rsid="04facb22"/>
    </style:style>
    <style:style style:name="P241" style:family="paragraph" style:parent-style-name="Text_20_body">
      <style:paragraph-properties fo:break-before="page"/>
      <style:text-properties fo:language="en" fo:country="US" officeooo:rsid="05f8daed" officeooo:paragraph-rsid="06314af3"/>
    </style:style>
    <style:style style:name="P242" style:family="paragraph" style:parent-style-name="Standard">
      <style:text-properties fo:color="#800000" fo:language="en" fo:country="US" officeooo:rsid="0653eece" officeooo:paragraph-rsid="0653eece"/>
    </style:style>
    <style:style style:name="P243" style:family="paragraph" style:parent-style-name="Standard">
      <style:text-properties fo:color="#800000" fo:language="en" fo:country="US" officeooo:rsid="077781c5" officeooo:paragraph-rsid="077781c5"/>
    </style:style>
    <style:style style:name="P244" style:family="paragraph" style:parent-style-name="Standard">
      <style:text-properties fo:language="en" fo:country="US"/>
    </style:style>
    <style:style style:name="P245" style:family="paragraph" style:parent-style-name="Standard">
      <style:text-properties fo:language="en" fo:country="US" officeooo:paragraph-rsid="05265063"/>
    </style:style>
    <style:style style:name="P246" style:family="paragraph" style:parent-style-name="Standard">
      <style:text-properties fo:language="en" fo:country="US" officeooo:paragraph-rsid="050b53fd"/>
    </style:style>
    <style:style style:name="P247" style:family="paragraph" style:parent-style-name="Standard">
      <style:text-properties fo:language="en" fo:country="US" officeooo:rsid="0057321f" officeooo:paragraph-rsid="0057321f"/>
    </style:style>
    <style:style style:name="P248" style:family="paragraph" style:parent-style-name="Standard">
      <style:text-properties fo:language="en" fo:country="US" officeooo:rsid="006013a4" officeooo:paragraph-rsid="050b53fd"/>
    </style:style>
    <style:style style:name="P249" style:family="paragraph" style:parent-style-name="Standard">
      <style:text-properties fo:language="en" fo:country="US" officeooo:rsid="005e76b5" officeooo:paragraph-rsid="006c9f6e"/>
    </style:style>
    <style:style style:name="P250" style:family="paragraph" style:parent-style-name="Standard">
      <style:text-properties fo:language="en" fo:country="US" officeooo:rsid="00735414" officeooo:paragraph-rsid="050b53fd"/>
    </style:style>
    <style:style style:name="P251" style:family="paragraph" style:parent-style-name="Standard">
      <style:text-properties fo:language="en" fo:country="US" officeooo:rsid="00735414" officeooo:paragraph-rsid="00818527"/>
    </style:style>
    <style:style style:name="P252" style:family="paragraph" style:parent-style-name="Standard">
      <style:text-properties fo:language="en" fo:country="US" officeooo:rsid="0085687e" officeooo:paragraph-rsid="009e3450"/>
    </style:style>
    <style:style style:name="P253" style:family="paragraph" style:parent-style-name="Standard">
      <style:text-properties fo:language="en" fo:country="US" officeooo:rsid="00a2dbcd" officeooo:paragraph-rsid="013fc604"/>
    </style:style>
    <style:style style:name="P254" style:family="paragraph" style:parent-style-name="Standard">
      <style:text-properties fo:language="en" fo:country="US" officeooo:rsid="00a2dbcd" officeooo:paragraph-rsid="014978ae"/>
    </style:style>
    <style:style style:name="P255" style:family="paragraph" style:parent-style-name="Standard">
      <style:text-properties fo:language="en" fo:country="US" officeooo:rsid="00a2dbcd" officeooo:paragraph-rsid="016ebc8e"/>
    </style:style>
    <style:style style:name="P256" style:family="paragraph" style:parent-style-name="Standard">
      <style:text-properties fo:language="en" fo:country="US" officeooo:rsid="00a2dbcd" officeooo:paragraph-rsid="01438f1d"/>
    </style:style>
    <style:style style:name="P257" style:family="paragraph" style:parent-style-name="Standard">
      <style:text-properties fo:language="en" fo:country="US" officeooo:rsid="00a2dbcd" officeooo:paragraph-rsid="05b45637"/>
    </style:style>
    <style:style style:name="P258" style:family="paragraph" style:parent-style-name="Standard">
      <style:text-properties fo:language="en" fo:country="US" officeooo:rsid="00a2dbcd" officeooo:paragraph-rsid="0155fc47"/>
    </style:style>
    <style:style style:name="P259" style:family="paragraph" style:parent-style-name="Standard">
      <style:text-properties fo:language="en" fo:country="US" officeooo:rsid="05b570fe" officeooo:paragraph-rsid="05b570fe"/>
    </style:style>
    <style:style style:name="P260" style:family="paragraph" style:parent-style-name="Standard">
      <style:text-properties fo:language="en" fo:country="US" officeooo:rsid="019f2053" officeooo:paragraph-rsid="01a1269b"/>
    </style:style>
    <style:style style:name="P261" style:family="paragraph" style:parent-style-name="Standard">
      <style:text-properties fo:language="en" fo:country="US" officeooo:rsid="0364ec3c" officeooo:paragraph-rsid="0364ec3c"/>
    </style:style>
    <style:style style:name="P262" style:family="paragraph" style:parent-style-name="Standard">
      <style:text-properties fo:language="en" fo:country="US" officeooo:rsid="03667c62" officeooo:paragraph-rsid="05bab4bf"/>
    </style:style>
    <style:style style:name="P263" style:family="paragraph" style:parent-style-name="Standard">
      <style:text-properties fo:language="en" fo:country="US" officeooo:rsid="05bab4bf" officeooo:paragraph-rsid="05bab4bf"/>
    </style:style>
    <style:style style:name="P264" style:family="paragraph" style:parent-style-name="Standard">
      <style:text-properties fo:language="en" fo:country="US" officeooo:rsid="00dafa2c" officeooo:paragraph-rsid="00dafa2c"/>
    </style:style>
    <style:style style:name="P265" style:family="paragraph" style:parent-style-name="Standard">
      <style:text-properties fo:language="en" fo:country="US" officeooo:rsid="00ddbf8f" officeooo:paragraph-rsid="050b53fd"/>
    </style:style>
    <style:style style:name="P266" style:family="paragraph" style:parent-style-name="Standard">
      <style:text-properties fo:language="en" fo:country="US" officeooo:rsid="00ddbf8f" officeooo:paragraph-rsid="00ddbf8f"/>
    </style:style>
    <style:style style:name="P267" style:family="paragraph" style:parent-style-name="Standard">
      <style:text-properties fo:language="en" fo:country="US" officeooo:rsid="00eb886c" officeooo:paragraph-rsid="050ba0ee"/>
    </style:style>
    <style:style style:name="P268" style:family="paragraph" style:parent-style-name="Standard">
      <style:text-properties fo:language="en" fo:country="US" officeooo:rsid="00eb886c" officeooo:paragraph-rsid="00f59f77"/>
    </style:style>
    <style:style style:name="P269" style:family="paragraph" style:parent-style-name="Standard">
      <style:text-properties fo:language="en" fo:country="US" officeooo:rsid="0100846b" officeooo:paragraph-rsid="050ba0ee"/>
    </style:style>
    <style:style style:name="P270" style:family="paragraph" style:parent-style-name="Standard">
      <style:text-properties fo:language="en" fo:country="US" officeooo:rsid="01001564" officeooo:paragraph-rsid="01001564"/>
    </style:style>
    <style:style style:name="P271" style:family="paragraph" style:parent-style-name="Standard">
      <style:text-properties fo:language="en" fo:country="US" officeooo:rsid="0111c7e2" officeooo:paragraph-rsid="050ba0ee"/>
    </style:style>
    <style:style style:name="P272" style:family="paragraph" style:parent-style-name="Standard">
      <style:text-properties fo:language="en" fo:country="US" officeooo:rsid="0111c7e2" officeooo:paragraph-rsid="0111c7e2"/>
    </style:style>
    <style:style style:name="P273" style:family="paragraph" style:parent-style-name="Standard">
      <style:text-properties fo:language="en" fo:country="US" officeooo:rsid="011a2c8a" officeooo:paragraph-rsid="050ba0ee"/>
    </style:style>
    <style:style style:name="P274" style:family="paragraph" style:parent-style-name="Standard">
      <style:text-properties fo:language="en" fo:country="US" officeooo:rsid="011a2c8a" officeooo:paragraph-rsid="011e3880"/>
    </style:style>
    <style:style style:name="P275" style:family="paragraph" style:parent-style-name="Standard">
      <style:text-properties fo:language="en" fo:country="US" officeooo:rsid="011f99cd" officeooo:paragraph-rsid="050ba0ee"/>
    </style:style>
    <style:style style:name="P276" style:family="paragraph" style:parent-style-name="Standard">
      <style:text-properties fo:language="en" fo:country="US" officeooo:rsid="066d1eb1" officeooo:paragraph-rsid="066dee13"/>
    </style:style>
    <style:style style:name="P277" style:family="paragraph" style:parent-style-name="Standard">
      <style:text-properties fo:language="en" fo:country="US" officeooo:rsid="063ed7a9" officeooo:paragraph-rsid="011f99cd"/>
    </style:style>
    <style:style style:name="P278" style:family="paragraph" style:parent-style-name="Standard">
      <style:text-properties fo:language="en" fo:country="US" officeooo:rsid="06f83c34" officeooo:paragraph-rsid="06f83c34"/>
    </style:style>
    <style:style style:name="P279" style:family="paragraph" style:parent-style-name="Standard">
      <style:text-properties fo:language="en" fo:country="US" officeooo:paragraph-rsid="00570938"/>
    </style:style>
    <style:style style:name="P280" style:family="paragraph" style:parent-style-name="Standard">
      <style:text-properties fo:language="en" fo:country="US" officeooo:rsid="077781c5" officeooo:paragraph-rsid="077781c5"/>
    </style:style>
    <style:style style:name="P281"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fo:language="en" fo:country="US" officeooo:paragraph-rsid="050b53fd"/>
    </style:style>
    <style:style style:name="P282" style:family="paragraph" style:parent-style-name="Author">
      <style:text-properties fo:language="en" fo:country="US"/>
    </style:style>
    <style:style style:name="P283" style:family="paragraph" style:parent-style-name="Author">
      <style:text-properties fo:language="en" fo:country="US" officeooo:rsid="00bb700a" officeooo:paragraph-rsid="00bb700a"/>
    </style:style>
    <style:style style:name="P284" style:family="paragraph" style:parent-style-name="Author">
      <style:text-properties fo:language="en" fo:country="US" officeooo:rsid="00bb700a" officeooo:paragraph-rsid="016da5a1"/>
    </style:style>
    <style:style style:name="P285" style:family="paragraph" style:parent-style-name="Author">
      <style:text-properties fo:language="en" fo:country="US" officeooo:rsid="00bb700a" officeooo:paragraph-rsid="03a73593"/>
    </style:style>
    <style:style style:name="P286" style:family="paragraph" style:parent-style-name="Author">
      <style:text-properties fo:language="en" fo:country="US" officeooo:paragraph-rsid="05f6af7d"/>
    </style:style>
    <style:style style:name="P287" style:family="paragraph" style:parent-style-name="Quotations">
      <style:text-properties fo:language="en" fo:country="US"/>
    </style:style>
    <style:style style:name="P288" style:family="paragraph" style:parent-style-name="Quotations">
      <style:text-properties fo:language="en" fo:country="US" officeooo:paragraph-rsid="06274c9f"/>
    </style:style>
    <style:style style:name="P289" style:family="paragraph" style:parent-style-name="Quotations">
      <style:text-properties fo:language="en" fo:country="US" officeooo:rsid="06fd8fbb" officeooo:paragraph-rsid="06fd8fbb"/>
    </style:style>
    <style:style style:name="P290" style:family="paragraph" style:parent-style-name="Code_20_Source">
      <style:text-properties fo:language="en" fo:country="US"/>
    </style:style>
    <style:style style:name="P291" style:family="paragraph" style:parent-style-name="Code_20_Source">
      <style:text-properties fo:color="#999999" style:text-line-through-style="solid" style:text-line-through-type="single" fo:language="en" fo:country="US" officeooo:paragraph-rsid="0620f991"/>
    </style:style>
    <style:style style:name="P292" style:family="paragraph" style:parent-style-name="Table_20_Contents">
      <style:paragraph-properties fo:text-align="center" style:justify-single-word="false"/>
      <style:text-properties fo:language="en" fo:country="US" officeooo:paragraph-rsid="069a7a60"/>
    </style:style>
    <style:style style:name="P293" style:family="paragraph" style:parent-style-name="Table_20_Contents">
      <style:paragraph-properties fo:text-align="center" style:justify-single-word="false"/>
      <style:text-properties fo:language="en" fo:country="US" officeooo:rsid="0239df5f" officeooo:paragraph-rsid="069a7a60"/>
    </style:style>
    <style:style style:name="P294" style:family="paragraph" style:parent-style-name="Table_20_Contents">
      <style:paragraph-properties fo:text-align="center" style:justify-single-word="false"/>
      <style:text-properties fo:language="en" fo:country="US" officeooo:rsid="023b1690" officeooo:paragraph-rsid="069a7a60"/>
    </style:style>
    <style:style style:name="P295" style:family="paragraph" style:parent-style-name="Table_20_Contents">
      <style:paragraph-properties fo:text-align="center" style:justify-single-word="false"/>
      <style:text-properties fo:language="en" fo:country="US" officeooo:rsid="023cb190" officeooo:paragraph-rsid="069a7a60"/>
    </style:style>
    <style:style style:name="P296"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297"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298"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299"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00"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01"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02"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03"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04"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05"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06"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07" style:family="paragraph" style:parent-style-name="Bibliography_20_1">
      <style:paragraph-properties>
        <style:tab-stops/>
      </style:paragraph-properties>
    </style:style>
    <style:style style:name="P308" style:family="paragraph" style:parent-style-name="Standard">
      <style:text-properties fo:language="en" fo:country="US" officeooo:rsid="00a2d36d" officeooo:paragraph-rsid="011f99cd"/>
    </style:style>
    <style:style style:name="P309" style:family="paragraph" style:parent-style-name="Standard">
      <style:paragraph-properties fo:break-before="page"/>
      <style:text-properties fo:language="en" fo:country="US" officeooo:rsid="00a2d36d" officeooo:paragraph-rsid="011f99cd"/>
    </style:style>
    <style:style style:name="P310" style:family="paragraph" style:parent-style-name="Text_20_body">
      <style:text-properties fo:language="en" fo:country="US" fo:font-weight="normal" officeooo:rsid="07a1bd61" officeooo:paragraph-rsid="07b2ac06" style:font-weight-asian="normal" style:font-weight-complex="normal"/>
    </style:style>
    <style:style style:name="P311" style:family="paragraph" style:parent-style-name="Text_20_body" style:list-style-name="L1">
      <style:text-properties fo:language="en" fo:country="US" officeooo:rsid="0466b097" officeooo:paragraph-rsid="0488b6a9"/>
    </style:style>
    <style:style style:name="P312" style:family="paragraph" style:parent-style-name="Text_20_body" style:list-style-name="L2">
      <style:text-properties fo:language="en" fo:country="US" officeooo:rsid="0466b097" officeooo:paragraph-rsid="0488b6a9"/>
    </style:style>
    <style:style style:name="P313" style:family="paragraph" style:parent-style-name="Text_20_body" style:list-style-name="L3">
      <style:text-properties fo:language="en" fo:country="US" officeooo:rsid="0466b097" officeooo:paragraph-rsid="047df607"/>
    </style:style>
    <style:style style:name="P314" style:family="paragraph" style:parent-style-name="Text_20_body" style:list-style-name="L7">
      <style:text-properties fo:language="en" fo:country="US" officeooo:rsid="0466b097" officeooo:paragraph-rsid="0491aeb2"/>
    </style:style>
    <style:style style:name="P315" style:family="paragraph" style:parent-style-name="Text_20_body" style:list-style-name="L7">
      <style:text-properties fo:language="en" fo:country="US" officeooo:rsid="0466b097" officeooo:paragraph-rsid="0492e8c4"/>
    </style:style>
    <style:style style:name="P316" style:family="paragraph" style:parent-style-name="Text_20_body" style:list-style-name="L11">
      <style:text-properties fo:language="en" fo:country="US" officeooo:rsid="0466b097" officeooo:paragraph-rsid="0477c584"/>
    </style:style>
    <style:style style:name="P317" style:family="paragraph" style:parent-style-name="Text_20_body" style:list-style-name="L12">
      <style:text-properties fo:language="en" fo:country="US" officeooo:rsid="0466b097" officeooo:paragraph-rsid="049584da"/>
    </style:style>
    <style:style style:name="P318" style:family="paragraph" style:parent-style-name="Text_20_body" style:list-style-name="L14">
      <style:text-properties fo:language="en" fo:country="US" officeooo:rsid="0466b097" officeooo:paragraph-rsid="04b0f788"/>
    </style:style>
    <style:style style:name="P319" style:family="paragraph" style:parent-style-name="Text_20_body" style:list-style-name="L16">
      <style:text-properties fo:language="en" fo:country="US" officeooo:rsid="0466b097" officeooo:paragraph-rsid="04b0f788"/>
    </style:style>
    <style:style style:name="P320" style:family="paragraph" style:parent-style-name="Text_20_body" style:list-style-name="L1">
      <style:text-properties fo:language="en" fo:country="US" officeooo:rsid="03cc0228" officeooo:paragraph-rsid="03cc0228"/>
    </style:style>
    <style:style style:name="P321" style:family="paragraph" style:parent-style-name="Text_20_body" style:list-style-name="L2">
      <style:text-properties fo:language="en" fo:country="US" officeooo:rsid="03c52263" officeooo:paragraph-rsid="03c52263"/>
    </style:style>
    <style:style style:name="P322" style:family="paragraph" style:parent-style-name="Text_20_body" style:list-style-name="L2">
      <style:text-properties fo:language="en" fo:country="US" officeooo:rsid="03c52263" officeooo:paragraph-rsid="03cdb5ba"/>
    </style:style>
    <style:style style:name="P323" style:family="paragraph" style:parent-style-name="Text_20_body" style:list-style-name="L3">
      <style:text-properties fo:language="en" fo:country="US" officeooo:rsid="03c52263" officeooo:paragraph-rsid="04022d68"/>
    </style:style>
    <style:style style:name="P324" style:family="paragraph" style:parent-style-name="Text_20_body" style:list-style-name="L2">
      <style:text-properties fo:language="en" fo:country="US" fo:font-style="normal" officeooo:rsid="03d90626" officeooo:paragraph-rsid="03d90626" style:font-style-asian="normal" style:font-style-complex="normal"/>
    </style:style>
    <style:style style:name="P325" style:family="paragraph" style:parent-style-name="Text_20_body" style:list-style-name="L3">
      <style:text-properties fo:language="en" fo:country="US" fo:font-style="normal" officeooo:rsid="041b0ff7" officeooo:paragraph-rsid="041b0ff7" style:font-style-asian="normal" style:font-style-complex="normal"/>
    </style:style>
    <style:style style:name="P326" style:family="paragraph" style:parent-style-name="Text_20_body" style:list-style-name="L3">
      <style:text-properties fo:language="en" fo:country="US" fo:font-style="normal" officeooo:rsid="04354a04" officeooo:paragraph-rsid="04354a04" style:font-style-asian="normal" style:font-style-complex="normal"/>
    </style:style>
    <style:style style:name="P327" style:family="paragraph" style:parent-style-name="Text_20_body" style:list-style-name="L2">
      <style:text-properties fo:language="en" fo:country="US" officeooo:rsid="03d69c22" officeooo:paragraph-rsid="03ddac26"/>
    </style:style>
    <style:style style:name="P328" style:family="paragraph" style:parent-style-name="Text_20_body" style:list-style-name="L3">
      <style:text-properties fo:language="en" fo:country="US" officeooo:rsid="0404af7c" officeooo:paragraph-rsid="0444dc4e"/>
    </style:style>
    <style:style style:name="P329" style:family="paragraph" style:parent-style-name="Text_20_body" style:list-style-name="L3">
      <style:text-properties fo:language="en" fo:country="US" officeooo:rsid="0444dc4e" officeooo:paragraph-rsid="0444dc4e"/>
    </style:style>
    <style:style style:name="P330" style:family="paragraph" style:parent-style-name="Text_20_body" style:list-style-name="L3">
      <style:text-properties fo:language="en" fo:country="US" officeooo:rsid="04068661" officeooo:paragraph-rsid="04068661"/>
    </style:style>
    <style:style style:name="P331" style:family="paragraph" style:parent-style-name="Text_20_body" style:list-style-name="L3">
      <style:text-properties fo:language="en" fo:country="US" officeooo:rsid="04111e30" officeooo:paragraph-rsid="04111e30"/>
    </style:style>
    <style:style style:name="P332" style:family="paragraph" style:parent-style-name="Text_20_body" style:list-style-name="L3">
      <style:text-properties fo:language="en" fo:country="US" officeooo:rsid="040cb526" officeooo:paragraph-rsid="040cb526"/>
    </style:style>
    <style:style style:name="P333" style:family="paragraph" style:parent-style-name="Text_20_body" style:list-style-name="L3">
      <style:text-properties fo:language="en" fo:country="US" officeooo:rsid="040e3cd6" officeooo:paragraph-rsid="040e3cd6"/>
    </style:style>
    <style:style style:name="P334" style:family="paragraph" style:parent-style-name="Text_20_body" style:list-style-name="L3">
      <style:text-properties fo:language="en" fo:country="US" officeooo:rsid="04130005" officeooo:paragraph-rsid="04199ee3"/>
    </style:style>
    <style:style style:name="P335" style:family="paragraph" style:parent-style-name="Text_20_body" style:list-style-name="L3">
      <style:text-properties fo:language="en" fo:country="US" officeooo:rsid="04269304" officeooo:paragraph-rsid="055350ea"/>
    </style:style>
    <style:style style:name="P336" style:family="paragraph" style:parent-style-name="Text_20_body" style:list-style-name="L7">
      <style:text-properties fo:language="en" fo:country="US" officeooo:rsid="04269304" officeooo:paragraph-rsid="04559e5a"/>
    </style:style>
    <style:style style:name="P337" style:family="paragraph" style:parent-style-name="Text_20_body" style:list-style-name="L7">
      <style:text-properties fo:language="en" fo:country="US" officeooo:rsid="04269304" officeooo:paragraph-rsid="055246e9"/>
    </style:style>
    <style:style style:name="P338" style:family="paragraph" style:parent-style-name="Text_20_body" style:list-style-name="L4">
      <style:text-properties fo:language="en" fo:country="US" officeooo:rsid="04683001" officeooo:paragraph-rsid="05141ce7"/>
    </style:style>
    <style:style style:name="P339" style:family="paragraph" style:parent-style-name="Text_20_body" style:list-style-name="L16">
      <style:text-properties fo:language="en" fo:country="US" officeooo:rsid="04683001" officeooo:paragraph-rsid="04b0f788"/>
    </style:style>
    <style:style style:name="P340" style:family="paragraph" style:parent-style-name="Text_20_body" style:list-style-name="L5">
      <style:text-properties fo:language="en" fo:country="US" officeooo:rsid="046da946" officeooo:paragraph-rsid="046da946"/>
    </style:style>
    <style:style style:name="P341" style:family="paragraph" style:parent-style-name="Text_20_body" style:list-style-name="L6">
      <style:text-properties fo:language="en" fo:country="US" officeooo:rsid="04b76d62" officeooo:paragraph-rsid="04b76d62"/>
    </style:style>
    <style:style style:name="P342" style:family="paragraph" style:parent-style-name="Text_20_body" style:list-style-name="L6">
      <style:text-properties fo:language="en" fo:country="US" officeooo:rsid="04b76d62" officeooo:paragraph-rsid="04f11e74"/>
    </style:style>
    <style:style style:name="P343" style:family="paragraph" style:parent-style-name="Text_20_body" style:list-style-name="L6">
      <style:text-properties fo:language="en" fo:country="US" officeooo:rsid="04b76d62" officeooo:paragraph-rsid="04c00a2c"/>
    </style:style>
    <style:style style:name="P344" style:family="paragraph" style:parent-style-name="Text_20_body" style:list-style-name="L6">
      <style:text-properties fo:language="en" fo:country="US" officeooo:rsid="04f11e74" officeooo:paragraph-rsid="04f11e74"/>
    </style:style>
    <style:style style:name="P345" style:family="paragraph" style:parent-style-name="Text_20_body" style:list-style-name="L6">
      <style:text-properties fo:language="en" fo:country="US" officeooo:rsid="04f11e74" officeooo:paragraph-rsid="059704a1"/>
    </style:style>
    <style:style style:name="P346" style:family="paragraph" style:parent-style-name="Text_20_body" style:list-style-name="L6">
      <style:text-properties fo:language="en" fo:country="US" officeooo:rsid="04f2a567" officeooo:paragraph-rsid="04f2a567"/>
    </style:style>
    <style:style style:name="P347" style:family="paragraph" style:parent-style-name="Text_20_body" style:list-style-name="L6">
      <style:text-properties fo:language="en" fo:country="US" officeooo:rsid="04ba71dd" officeooo:paragraph-rsid="04bbb2f4"/>
    </style:style>
    <style:style style:name="P348" style:family="paragraph" style:parent-style-name="Text_20_body" style:list-style-name="L6">
      <style:text-properties fo:language="en" fo:country="US" officeooo:rsid="04bbb2f4" officeooo:paragraph-rsid="04c00a2c"/>
    </style:style>
    <style:style style:name="P349" style:family="paragraph" style:parent-style-name="Text_20_body" style:list-style-name="L6">
      <style:text-properties fo:language="en" fo:country="US" officeooo:rsid="04c00a2c" officeooo:paragraph-rsid="04c2fecf"/>
    </style:style>
    <style:style style:name="P350" style:family="paragraph" style:parent-style-name="Text_20_body" style:list-style-name="L6">
      <style:text-properties fo:language="en" fo:country="US" officeooo:rsid="04bed9a2" officeooo:paragraph-rsid="04c4c3a1"/>
    </style:style>
    <style:style style:name="P351" style:family="paragraph" style:parent-style-name="Text_20_body" style:list-style-name="L6">
      <style:text-properties fo:language="en" fo:country="US" officeooo:rsid="04c10a52" officeooo:paragraph-rsid="04c199ba"/>
    </style:style>
    <style:style style:name="P352" style:family="paragraph" style:parent-style-name="Text_20_body" style:list-style-name="L7">
      <style:text-properties fo:language="en" fo:country="US" officeooo:rsid="0439ec41" officeooo:paragraph-rsid="0439ec41"/>
    </style:style>
    <style:style style:name="P353" style:family="paragraph" style:parent-style-name="Text_20_body" style:list-style-name="L7">
      <style:text-properties fo:language="en" fo:country="US" officeooo:rsid="0439ec41" officeooo:paragraph-rsid="0486d4b4"/>
    </style:style>
    <style:style style:name="P354" style:family="paragraph" style:parent-style-name="Text_20_body" style:list-style-name="L11">
      <style:text-properties fo:language="en" fo:country="US" officeooo:rsid="0439ec41" officeooo:paragraph-rsid="0492e8c4"/>
    </style:style>
    <style:style style:name="P355" style:family="paragraph" style:parent-style-name="Text_20_body" style:list-style-name="L7">
      <style:text-properties fo:language="en" fo:country="US" officeooo:rsid="043d4ef2" officeooo:paragraph-rsid="043d4ef2"/>
    </style:style>
    <style:style style:name="P356" style:family="paragraph" style:parent-style-name="Text_20_body" style:list-style-name="L7">
      <style:text-properties fo:language="en" fo:country="US" officeooo:rsid="043ed011" officeooo:paragraph-rsid="043ed011"/>
    </style:style>
    <style:style style:name="P357" style:family="paragraph" style:parent-style-name="Text_20_body" style:list-style-name="L7">
      <style:text-properties fo:language="en" fo:country="US" officeooo:rsid="043ed011" officeooo:paragraph-rsid="0457324a"/>
    </style:style>
    <style:style style:name="P358" style:family="paragraph" style:parent-style-name="Text_20_body" style:list-style-name="L7">
      <style:text-properties fo:language="en" fo:country="US" officeooo:rsid="043ed011" officeooo:paragraph-rsid="045ee805"/>
    </style:style>
    <style:style style:name="P359" style:family="paragraph" style:parent-style-name="Text_20_body" style:list-style-name="L7">
      <style:text-properties fo:language="en" fo:country="US" officeooo:rsid="04559e5a" officeooo:paragraph-rsid="0594e757"/>
    </style:style>
    <style:style style:name="P360" style:family="paragraph" style:parent-style-name="Text_20_body" style:list-style-name="L7">
      <style:text-properties fo:language="en" fo:country="US" officeooo:rsid="04559e5a" officeooo:paragraph-rsid="0457324a"/>
    </style:style>
    <style:style style:name="P361" style:family="paragraph" style:parent-style-name="Text_20_body" style:list-style-name="L7">
      <style:text-properties fo:language="en" fo:country="US" officeooo:rsid="04559e5a" officeooo:paragraph-rsid="04dd40ea"/>
    </style:style>
    <style:style style:name="P362" style:family="paragraph" style:parent-style-name="Text_20_body" style:list-style-name="L7">
      <style:text-properties fo:language="en" fo:country="US" officeooo:rsid="0492e8c4" officeooo:paragraph-rsid="04939d9a"/>
    </style:style>
    <style:style style:name="P363" style:family="paragraph" style:parent-style-name="Text_20_body" style:list-style-name="L11">
      <style:text-properties fo:language="en" fo:country="US" officeooo:rsid="0492e8c4" officeooo:paragraph-rsid="0492e8c4"/>
    </style:style>
    <style:style style:name="P364" style:family="paragraph" style:parent-style-name="Text_20_body" style:list-style-name="L8">
      <style:text-properties fo:language="en" fo:country="US" officeooo:rsid="044f63a8" officeooo:paragraph-rsid="044f63a8"/>
    </style:style>
    <style:style style:name="P365" style:family="paragraph" style:parent-style-name="Text_20_body" style:list-style-name="L9">
      <style:text-properties fo:language="en" fo:country="US" officeooo:rsid="044f63a8" officeooo:paragraph-rsid="0457324a"/>
    </style:style>
    <style:style style:name="P366" style:family="paragraph" style:parent-style-name="Text_20_body" style:list-style-name="L10">
      <style:text-properties fo:language="en" fo:country="US" officeooo:rsid="044f63a8" officeooo:paragraph-rsid="045ee805"/>
    </style:style>
    <style:style style:name="P367" style:family="paragraph" style:parent-style-name="Text_20_body" style:list-style-name="L8">
      <style:text-properties fo:language="en" fo:country="US" officeooo:rsid="044cd281" officeooo:paragraph-rsid="044cd281"/>
    </style:style>
    <style:style style:name="P368" style:family="paragraph" style:parent-style-name="Text_20_body" style:list-style-name="L8">
      <style:text-properties fo:language="en" fo:country="US" officeooo:rsid="04eb2766" officeooo:paragraph-rsid="04eb2766"/>
    </style:style>
    <style:style style:name="P369" style:family="paragraph" style:parent-style-name="Text_20_body" style:list-style-name="L9">
      <style:text-properties fo:language="en" fo:country="US" officeooo:rsid="04eb2766" officeooo:paragraph-rsid="04ed9fad"/>
    </style:style>
    <style:style style:name="P370" style:family="paragraph" style:parent-style-name="Text_20_body" style:list-style-name="L10">
      <style:text-properties fo:language="en" fo:country="US" officeooo:rsid="04eb2766" officeooo:paragraph-rsid="04ed9fad"/>
    </style:style>
    <style:style style:name="P371" style:family="paragraph" style:parent-style-name="Text_20_body" style:list-style-name="L7">
      <style:text-properties fo:language="en" fo:country="US" officeooo:rsid="0457324a" officeooo:paragraph-rsid="04574f05"/>
    </style:style>
    <style:style style:name="P372" style:family="paragraph" style:parent-style-name="Text_20_body" style:list-style-name="L7">
      <style:text-properties fo:language="en" fo:country="US" officeooo:rsid="0457324a" officeooo:paragraph-rsid="045ee805"/>
    </style:style>
    <style:style style:name="P373" style:family="paragraph" style:parent-style-name="Text_20_body" style:list-style-name="L7">
      <style:text-properties fo:language="en" fo:country="US" officeooo:rsid="04dd40ea" officeooo:paragraph-rsid="059407c1"/>
    </style:style>
    <style:style style:name="P374" style:family="paragraph" style:parent-style-name="Text_20_body" style:list-style-name="L7">
      <style:text-properties fo:language="en" fo:country="US" officeooo:rsid="04dd40ea" officeooo:paragraph-rsid="04dd40ea"/>
    </style:style>
    <style:style style:name="P375" style:family="paragraph" style:parent-style-name="Text_20_body" style:list-style-name="L11">
      <style:text-properties fo:language="en" fo:country="US" officeooo:rsid="0590da3e" officeooo:paragraph-rsid="0592cbf1"/>
    </style:style>
    <style:style style:name="P376" style:family="paragraph" style:parent-style-name="Text_20_body" style:list-style-name="L12">
      <style:text-properties fo:language="en" fo:country="US" officeooo:rsid="0590da3e" officeooo:paragraph-rsid="0590da3e"/>
    </style:style>
    <style:style style:name="P377" style:family="paragraph" style:parent-style-name="Text_20_body" style:list-style-name="L11">
      <style:text-properties fo:language="en" fo:country="US" officeooo:rsid="04636293" officeooo:paragraph-rsid="04636293"/>
    </style:style>
    <style:style style:name="P378" style:family="paragraph" style:parent-style-name="Text_20_body" style:list-style-name="L12">
      <style:text-properties fo:language="en" fo:country="US" officeooo:rsid="059d8e03" officeooo:paragraph-rsid="059d8e03"/>
    </style:style>
    <style:style style:name="P379" style:family="paragraph" style:parent-style-name="Text_20_body" style:list-style-name="L12">
      <style:text-properties fo:language="en" fo:country="US" officeooo:rsid="049584da" officeooo:paragraph-rsid="049584da"/>
    </style:style>
    <style:style style:name="P380" style:family="paragraph" style:parent-style-name="Text_20_body" style:list-style-name="L13">
      <style:text-properties fo:language="en" fo:country="US" officeooo:rsid="04b0f788" officeooo:paragraph-rsid="04b0f788"/>
    </style:style>
    <style:style style:name="P381" style:family="paragraph" style:parent-style-name="Text_20_body" style:list-style-name="L14">
      <style:text-properties fo:language="en" fo:country="US" officeooo:rsid="04b0f788" officeooo:paragraph-rsid="04b0f788"/>
    </style:style>
    <style:style style:name="P382" style:family="paragraph" style:parent-style-name="Text_20_body" style:list-style-name="L15">
      <style:text-properties fo:language="en" fo:country="US" officeooo:rsid="04b0f788" officeooo:paragraph-rsid="04b0f788"/>
    </style:style>
    <style:style style:name="P383" style:family="paragraph" style:parent-style-name="Text_20_body" style:list-style-name="L16">
      <style:text-properties fo:language="en" fo:country="US" officeooo:rsid="04b0f788" officeooo:paragraph-rsid="04b1ca70"/>
    </style:style>
    <style:style style:name="P384" style:family="paragraph" style:parent-style-name="Text_20_body" style:list-style-name="L17">
      <style:text-properties fo:language="en" fo:country="US" officeooo:rsid="00585d78" officeooo:paragraph-rsid="016d253d"/>
    </style:style>
    <style:style style:name="P385" style:family="paragraph" style:parent-style-name="Text_20_body" style:list-style-name="L17">
      <style:text-properties fo:language="en" fo:country="US" officeooo:rsid="005c7b5a" officeooo:paragraph-rsid="016d253d"/>
    </style:style>
    <style:style style:name="P386" style:family="paragraph" style:parent-style-name="Text_20_body" style:list-style-name="L17">
      <style:text-properties fo:language="en" fo:country="US" officeooo:rsid="00568acf" officeooo:paragraph-rsid="016d253d"/>
    </style:style>
    <style:style style:name="P387" style:family="paragraph" style:parent-style-name="Text_20_body" style:list-style-name="L17">
      <style:text-properties fo:language="en" fo:country="US" officeooo:rsid="005b1744" officeooo:paragraph-rsid="016d253d"/>
    </style:style>
    <style:style style:name="P388" style:family="paragraph" style:parent-style-name="Text_20_body" style:list-style-name="L17">
      <style:text-properties fo:language="en" fo:country="US" officeooo:rsid="005b37b7" officeooo:paragraph-rsid="016d253d"/>
    </style:style>
    <style:style style:name="P389" style:family="paragraph" style:parent-style-name="Text_20_body">
      <style:text-properties fo:language="en" fo:country="US" officeooo:rsid="041568db" officeooo:paragraph-rsid="031b2329"/>
    </style:style>
    <style:style style:name="P390" style:family="paragraph" style:parent-style-name="Text_20_body">
      <style:text-properties fo:language="en" fo:country="US" officeooo:rsid="05f9c191" officeooo:paragraph-rsid="05f9c191"/>
    </style:style>
    <style:style style:name="P391" style:family="paragraph" style:parent-style-name="Text_20_body">
      <style:text-properties fo:language="en" fo:country="US" fo:font-weight="bold" officeooo:rsid="019bc3d3" officeooo:paragraph-rsid="069af5ff" style:font-weight-asian="bold" style:font-weight-complex="bold"/>
    </style:style>
    <style:style style:name="P392" style:family="paragraph" style:parent-style-name="Text_20_body">
      <style:paragraph-properties fo:text-align="center" style:justify-single-word="false"/>
      <style:text-properties style:font-name="Ubuntu" fo:font-size="16pt" fo:font-weight="bold" officeooo:rsid="02119094" officeooo:paragraph-rsid="07caabb4" style:font-size-asian="16pt" style:font-weight-asian="bold" style:font-size-complex="16pt" style:font-weight-complex="bold"/>
    </style:style>
    <style:style style:name="P393" style:family="paragraph" style:parent-style-name="Text_20_body">
      <style:paragraph-properties fo:text-align="center" style:justify-single-word="false"/>
      <style:text-properties style:font-name="Ubuntu" fo:font-size="16pt" fo:font-weight="bold" officeooo:rsid="02141368" officeooo:paragraph-rsid="07caabb4" style:font-size-asian="16pt" style:font-weight-asian="bold" style:font-size-complex="16pt" style:font-weight-complex="bold"/>
    </style:style>
    <style:style style:name="P394" style:family="paragraph" style:parent-style-name="Text_20_body">
      <style:paragraph-properties fo:text-align="center" style:justify-single-word="false"/>
      <style:text-properties style:font-name="Ubuntu" fo:font-size="16pt" fo:font-weight="bold" officeooo:rsid="07caabb4" officeooo:paragraph-rsid="07caabb4" style:font-size-asian="16pt" style:font-weight-asian="bold" style:font-size-complex="16pt" style:font-weight-complex="bold"/>
    </style:style>
    <style:style style:name="P395" style:family="paragraph" style:parent-style-name="Text_20_body">
      <style:paragraph-properties fo:text-align="center" style:justify-single-word="false"/>
      <style:text-properties fo:font-size="16pt" fo:font-weight="bold" officeooo:rsid="02119094" officeooo:paragraph-rsid="07caabb4" style:font-size-asian="16pt" style:font-weight-asian="bold" style:font-size-complex="16pt" style:font-weight-complex="bold"/>
    </style:style>
    <style:style style:name="P396" style:family="paragraph" style:parent-style-name="Text_20_body">
      <style:paragraph-properties fo:text-align="center" style:justify-single-word="false"/>
      <style:text-properties fo:font-size="16pt" fo:font-weight="bold" officeooo:paragraph-rsid="07caabb4" style:font-size-asian="16pt" style:font-weight-asian="bold" style:font-size-complex="16pt" style:font-weight-complex="bold"/>
    </style:style>
    <style:style style:name="P397" style:family="paragraph" style:parent-style-name="Text_20_body">
      <style:text-properties officeooo:paragraph-rsid="07caabb4"/>
    </style:style>
    <style:style style:name="P398" style:family="paragraph" style:parent-style-name="Text_20_body">
      <style:paragraph-properties fo:text-align="center" style:justify-single-word="false"/>
      <style:text-properties fo:color="#106802" style:font-name="Ubuntu" fo:font-size="16pt" fo:font-weight="bold" officeooo:rsid="02119094" officeooo:paragraph-rsid="07caabb4" style:font-size-asian="16pt" style:font-weight-asian="bold" style:font-size-complex="16pt" style:font-weight-complex="bold"/>
    </style:style>
    <style:style style:name="P399" style:family="paragraph" style:parent-style-name="Text_20_body">
      <style:paragraph-properties fo:text-align="center" style:justify-single-word="false"/>
      <style:text-properties fo:color="#106802" style:font-name="Ubuntu" fo:font-size="10pt" fo:font-weight="bold" officeooo:rsid="07caabb4" officeooo:paragraph-rsid="07caabb4" style:font-size-asian="10pt" style:font-weight-asian="bold" style:font-size-complex="10pt" style:font-weight-complex="bold"/>
    </style:style>
    <style:style style:name="P400" style:family="paragraph" style:parent-style-name="Text_20_body">
      <style:paragraph-properties fo:text-align="center" style:justify-single-word="false"/>
      <style:text-properties fo:color="#106802" fo:font-size="16pt" fo:font-weight="bold" officeooo:rsid="07caabb4" officeooo:paragraph-rsid="07caabb4" style:font-size-asian="16pt" style:font-weight-asian="bold" style:font-size-complex="16pt" style:font-weight-complex="bold"/>
    </style:style>
    <style:style style:name="P401" style:family="paragraph" style:parent-style-name="Text_20_body">
      <style:paragraph-properties fo:break-before="page"/>
    </style:style>
    <style:style style:name="P402" style:family="paragraph" style:parent-style-name="Text_20_body" style:master-page-name="Standard">
      <style:paragraph-properties fo:text-align="center" style:justify-single-word="false" style:page-number="auto" fo:break-before="page"/>
      <style:text-properties style:font-name="Ubuntu" fo:font-size="16pt" fo:font-weight="bold" officeooo:paragraph-rsid="07caabb4" style:font-size-asian="16pt" style:font-weight-asian="bold" style:font-size-complex="16pt" style:font-weight-complex="bold"/>
    </style:style>
    <style:style style:name="P403" style:family="paragraph" style:parent-style-name="Heading_20_1">
      <style:paragraph-properties fo:break-before="page"/>
      <style:text-properties fo:language="en" fo:country="US"/>
    </style:style>
    <style:style style:name="P404" style:family="paragraph" style:parent-style-name="Heading_20_1">
      <style:paragraph-properties fo:break-before="page"/>
      <style:text-properties fo:language="en" fo:country="US" officeooo:paragraph-rsid="05d9ce72"/>
    </style:style>
    <style:style style:name="P405" style:family="paragraph" style:parent-style-name="Heading_20_1">
      <style:paragraph-properties fo:break-before="page"/>
      <style:text-properties fo:language="en" fo:country="US" officeooo:paragraph-rsid="03a73593"/>
    </style:style>
    <style:style style:name="P406" style:family="paragraph" style:parent-style-name="Heading_20_1">
      <style:paragraph-properties fo:break-before="page"/>
      <style:text-properties fo:language="en" fo:country="US" officeooo:paragraph-rsid="03b049eb"/>
    </style:style>
    <style:style style:name="P407" style:family="paragraph" style:parent-style-name="Heading_20_2">
      <style:text-properties fo:language="en" fo:country="US"/>
    </style:style>
    <style:style style:name="P408" style:family="paragraph" style:parent-style-name="Heading_20_2">
      <style:paragraph-properties fo:break-before="page"/>
      <style:text-properties fo:language="en" fo:country="US" officeooo:paragraph-rsid="077781c5"/>
    </style:style>
    <style:style style:name="P409" style:family="paragraph" style:parent-style-name="Heading_20_2">
      <style:paragraph-properties fo:break-before="page"/>
      <style:text-properties fo:language="en" fo:country="US" officeooo:rsid="0262215d" officeooo:paragraph-rsid="0262215d"/>
    </style:style>
    <style:style style:name="P410" style:family="paragraph" style:parent-style-name="Heading_20_2">
      <style:paragraph-properties fo:break-before="page"/>
      <style:text-properties officeooo:rsid="077781c5" officeooo:paragraph-rsid="077781c5"/>
    </style:style>
    <style:style style:name="P411" style:family="paragraph" style:parent-style-name="Heading_20_3">
      <style:text-properties fo:language="en" fo:country="US"/>
    </style:style>
    <style:style style:name="P412" style:family="paragraph" style:parent-style-name="Heading_20_3">
      <style:text-properties fo:language="en" fo:country="US" officeooo:rsid="0558d9ed" officeooo:paragraph-rsid="0558d9ed"/>
    </style:style>
    <style:style style:name="P413" style:family="paragraph" style:parent-style-name="Heading_20_3">
      <style:text-properties fo:language="en" fo:country="US" officeooo:paragraph-rsid="032be77a"/>
    </style:style>
    <style:style style:name="P414" style:family="paragraph" style:parent-style-name="Heading_20_3">
      <style:text-properties fo:language="en" fo:country="US" officeooo:rsid="06398ff5" officeooo:paragraph-rsid="06398ff5"/>
    </style:style>
    <style:style style:name="P415" style:family="paragraph" style:parent-style-name="Heading_20_3">
      <style:text-properties fo:language="en" fo:country="US" officeooo:rsid="032be77a" officeooo:paragraph-rsid="034a5b24"/>
    </style:style>
    <style:style style:name="P416" style:family="paragraph" style:parent-style-name="Heading_20_3">
      <style:text-properties fo:language="en" fo:country="US" officeooo:rsid="0355a893" officeooo:paragraph-rsid="0355a893"/>
    </style:style>
    <style:style style:name="P417" style:family="paragraph" style:parent-style-name="Heading_20_3">
      <style:text-properties fo:language="en" fo:country="US" officeooo:paragraph-rsid="034a5b24"/>
    </style:style>
    <style:style style:name="P418" style:family="paragraph" style:parent-style-name="Heading_20_3">
      <style:text-properties fo:language="en" fo:country="US" officeooo:rsid="0470e59c" officeooo:paragraph-rsid="0470e59c"/>
    </style:style>
    <style:style style:name="P419" style:family="paragraph" style:parent-style-name="Heading_20_3">
      <style:text-properties fo:language="en" fo:country="US" officeooo:rsid="02846381" officeooo:paragraph-rsid="02846381"/>
    </style:style>
    <style:style style:name="P420" style:family="paragraph" style:parent-style-name="Heading_20_3">
      <style:text-properties fo:language="en" fo:country="US" officeooo:rsid="063ad66a" officeooo:paragraph-rsid="063ad66a"/>
    </style:style>
    <style:style style:name="P421" style:family="paragraph" style:parent-style-name="Heading_20_3">
      <style:text-properties fo:language="en" fo:country="US" officeooo:rsid="063ee9b1" officeooo:paragraph-rsid="063ee9b1"/>
    </style:style>
    <style:style style:name="P422" style:family="paragraph" style:parent-style-name="Heading_20_3">
      <style:text-properties fo:language="en" fo:country="US" officeooo:rsid="034c0b41" officeooo:paragraph-rsid="063ad66a"/>
    </style:style>
    <style:style style:name="P423" style:family="paragraph" style:parent-style-name="Heading_20_3">
      <style:text-properties fo:language="en" fo:country="US" officeooo:rsid="02f228b8" officeooo:paragraph-rsid="063ad66a"/>
    </style:style>
    <style:style style:name="P424" style:family="paragraph" style:parent-style-name="Heading_20_3">
      <style:text-properties fo:language="en" fo:country="US" officeooo:rsid="02f228b8" officeooo:paragraph-rsid="05221072"/>
    </style:style>
    <style:style style:name="P425" style:family="paragraph" style:parent-style-name="Heading_20_3">
      <style:text-properties fo:language="en" fo:country="US" officeooo:rsid="02e2917d" officeooo:paragraph-rsid="02e2917d"/>
    </style:style>
    <style:style style:name="P426" style:family="paragraph" style:parent-style-name="Heading_20_3">
      <style:text-properties fo:language="en" fo:country="US" officeooo:rsid="03b837d2" officeooo:paragraph-rsid="03b837d2"/>
    </style:style>
    <style:style style:name="P427" style:family="paragraph" style:parent-style-name="Heading_20_3">
      <style:text-properties fo:language="en" fo:country="US" officeooo:rsid="03c3cc49" officeooo:paragraph-rsid="03c3cc49"/>
    </style:style>
    <style:style style:name="P428" style:family="paragraph" style:parent-style-name="Heading_20_3">
      <style:text-properties fo:language="en" fo:country="US" officeooo:rsid="04982685" officeooo:paragraph-rsid="04982685"/>
    </style:style>
    <style:style style:name="P429" style:family="paragraph" style:parent-style-name="Heading_20_3">
      <style:text-properties officeooo:rsid="06e7aece" officeooo:paragraph-rsid="06e7aece"/>
    </style:style>
    <style:style style:name="P430" style:family="paragraph" style:parent-style-name="Heading_20_3">
      <style:text-properties officeooo:rsid="0644d119" officeooo:paragraph-rsid="0644d119"/>
    </style:style>
    <style:style style:name="P431" style:family="paragraph" style:parent-style-name="Heading_20_3">
      <style:text-properties officeooo:rsid="06ee7779" officeooo:paragraph-rsid="06ee7779"/>
    </style:style>
    <style:style style:name="P432" style:family="paragraph" style:parent-style-name="Heading_20_4">
      <style:text-properties fo:language="en" fo:country="US"/>
    </style:style>
    <style:style style:name="P433" style:family="paragraph" style:parent-style-name="Contents_20_1">
      <style:paragraph-properties>
        <style:tab-stops>
          <style:tab-stop style:position="17cm" style:type="right" style:leader-style="dotted" style:leader-text="."/>
        </style:tab-stops>
      </style:paragraph-properties>
    </style:style>
    <style:style style:name="P434" style:family="paragraph" style:parent-style-name="Contents_20_2">
      <style:paragraph-properties>
        <style:tab-stops>
          <style:tab-stop style:position="16.501cm" style:type="right" style:leader-style="dotted" style:leader-text="."/>
        </style:tab-stops>
      </style:paragraph-properties>
    </style:style>
    <style:style style:name="P435" style:family="paragraph" style:parent-style-name="Contents_20_3">
      <style:paragraph-properties>
        <style:tab-stops>
          <style:tab-stop style:position="16.002cm" style:type="right" style:leader-style="dotted" style:leader-text="."/>
        </style:tab-stops>
      </style:paragraph-properties>
    </style:style>
    <style:style style:name="P436"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d521b" style:font-weight-asian="normal" style:font-weight-complex="normal"/>
    </style:style>
    <style:style style:name="T41" style:family="text">
      <style:text-properties fo:font-weight="normal" officeooo:rsid="01b7166b" style:font-weight-asian="normal" style:font-weight-complex="normal"/>
    </style:style>
    <style:style style:name="T42" style:family="text">
      <style:text-properties fo:font-weight="normal" officeooo:rsid="01b81872" style:font-weight-asian="normal" style:font-weight-complex="normal"/>
    </style:style>
    <style:style style:name="T43" style:family="text">
      <style:text-properties fo:font-weight="normal" officeooo:rsid="01b8f183" style:font-weight-asian="normal" style:font-weight-complex="normal"/>
    </style:style>
    <style:style style:name="T44" style:family="text">
      <style:text-properties fo:font-weight="normal" officeooo:rsid="01ba40e9" style:font-weight-asian="normal" style:font-weight-complex="normal"/>
    </style:style>
    <style:style style:name="T45" style:family="text">
      <style:text-properties fo:font-weight="normal" officeooo:rsid="01bc7a72" style:font-weight-asian="normal" style:font-weight-complex="normal"/>
    </style:style>
    <style:style style:name="T46" style:family="text">
      <style:text-properties fo:font-weight="normal" officeooo:rsid="01bddb49" style:font-weight-asian="normal" style:font-weight-complex="normal"/>
    </style:style>
    <style:style style:name="T47" style:family="text">
      <style:text-properties fo:font-weight="normal" officeooo:rsid="01bf4ea3" style:font-weight-asian="normal" style:font-weight-complex="normal"/>
    </style:style>
    <style:style style:name="T48" style:family="text">
      <style:text-properties fo:font-weight="normal" officeooo:rsid="01bfca51" style:font-weight-asian="normal" style:font-weight-complex="normal"/>
    </style:style>
    <style:style style:name="T49" style:family="text">
      <style:text-properties fo:font-weight="normal" officeooo:rsid="01c2104f" style:font-weight-asian="normal" style:font-weight-complex="normal"/>
    </style:style>
    <style:style style:name="T50" style:family="text">
      <style:text-properties fo:font-weight="normal" officeooo:rsid="01c4d8a2" style:font-weight-asian="normal" style:font-weight-complex="normal"/>
    </style:style>
    <style:style style:name="T51" style:family="text">
      <style:text-properties fo:font-weight="normal" officeooo:rsid="01c7eaae" style:font-weight-asian="normal" style:font-weight-complex="normal"/>
    </style:style>
    <style:style style:name="T52" style:family="text">
      <style:text-properties fo:font-weight="normal" officeooo:rsid="01dd18f7" style:font-weight-asian="normal" style:font-weight-complex="normal"/>
    </style:style>
    <style:style style:name="T53" style:family="text">
      <style:text-properties fo:font-weight="normal" officeooo:rsid="01e070f0" style:font-weight-asian="normal" style:font-weight-complex="normal"/>
    </style:style>
    <style:style style:name="T54" style:family="text">
      <style:text-properties fo:font-weight="normal" officeooo:rsid="01e1d9ec" style:font-weight-asian="normal" style:font-weight-complex="normal"/>
    </style:style>
    <style:style style:name="T55" style:family="text">
      <style:text-properties fo:font-weight="normal" officeooo:rsid="01e32261" style:font-weight-asian="normal" style:font-weight-complex="normal"/>
    </style:style>
    <style:style style:name="T56" style:family="text">
      <style:text-properties fo:font-weight="normal" officeooo:rsid="01e4a753" style:font-weight-asian="normal" style:font-weight-complex="normal"/>
    </style:style>
    <style:style style:name="T57" style:family="text">
      <style:text-properties fo:font-weight="normal" officeooo:rsid="01e4cfc5" style:font-weight-asian="normal" style:font-weight-complex="normal"/>
    </style:style>
    <style:style style:name="T58" style:family="text">
      <style:text-properties fo:font-weight="normal" officeooo:rsid="01f1255d" style:font-weight-asian="normal" style:font-weight-complex="normal"/>
    </style:style>
    <style:style style:name="T59" style:family="text">
      <style:text-properties fo:font-weight="normal" officeooo:rsid="02276347" style:font-weight-asian="normal" style:font-weight-complex="normal"/>
    </style:style>
    <style:style style:name="T60" style:family="text">
      <style:text-properties fo:font-weight="normal" officeooo:rsid="022e1b52" style:font-weight-asian="normal" style:font-weight-complex="normal"/>
    </style:style>
    <style:style style:name="T61" style:family="text">
      <style:text-properties fo:font-weight="normal" officeooo:rsid="022fa778" style:font-weight-asian="normal" style:font-weight-complex="normal"/>
    </style:style>
    <style:style style:name="T62" style:family="text">
      <style:text-properties fo:font-weight="normal" officeooo:rsid="0232ea4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409f8" style:font-weight-asian="normal" style:font-weight-complex="normal"/>
    </style:style>
    <style:style style:name="T77" style:family="text">
      <style:text-properties fo:font-weight="normal" officeooo:rsid="0255e727" style:font-weight-asian="normal" style:font-weight-complex="normal"/>
    </style:style>
    <style:style style:name="T78" style:family="text">
      <style:text-properties fo:font-weight="normal" officeooo:rsid="0257cc59" style:font-weight-asian="normal" style:font-weight-complex="normal"/>
    </style:style>
    <style:style style:name="T79" style:family="text">
      <style:text-properties fo:font-weight="normal" officeooo:rsid="025be88b" style:font-weight-asian="normal" style:font-weight-complex="normal"/>
    </style:style>
    <style:style style:name="T80" style:family="text">
      <style:text-properties fo:font-weight="normal" officeooo:rsid="025d7f83" style:font-weight-asian="normal" style:font-weight-complex="normal"/>
    </style:style>
    <style:style style:name="T81" style:family="text">
      <style:text-properties fo:font-weight="normal" officeooo:rsid="025f62ff" style:font-weight-asian="normal" style:font-weight-complex="normal"/>
    </style:style>
    <style:style style:name="T82" style:family="text">
      <style:text-properties fo:font-weight="normal" officeooo:rsid="025fcbe4" style:font-weight-asian="normal" style:font-weight-complex="normal"/>
    </style:style>
    <style:style style:name="T83" style:family="text">
      <style:text-properties fo:font-weight="normal" officeooo:rsid="026bf8d4" style:font-weight-asian="normal" style:font-weight-complex="normal"/>
    </style:style>
    <style:style style:name="T84" style:family="text">
      <style:text-properties fo:font-weight="normal" officeooo:rsid="028a690d" style:font-weight-asian="normal" style:font-weight-complex="normal"/>
    </style:style>
    <style:style style:name="T85" style:family="text">
      <style:text-properties fo:font-weight="normal" officeooo:rsid="028a7e62" style:font-weight-asian="normal" style:font-weight-complex="normal"/>
    </style:style>
    <style:style style:name="T86" style:family="text">
      <style:text-properties fo:font-weight="normal" officeooo:rsid="02914595" style:font-weight-asian="normal" style:font-weight-complex="normal"/>
    </style:style>
    <style:style style:name="T87" style:family="text">
      <style:text-properties fo:font-weight="normal" officeooo:rsid="029ecadb" style:font-weight-asian="normal" style:font-weight-complex="normal"/>
    </style:style>
    <style:style style:name="T88" style:family="text">
      <style:text-properties fo:font-weight="normal" officeooo:rsid="02a3a506" style:font-weight-asian="normal" style:font-weight-complex="normal"/>
    </style:style>
    <style:style style:name="T89" style:family="text">
      <style:text-properties fo:font-weight="normal" officeooo:rsid="025ccdd7" style:font-weight-asian="normal" style:font-weight-complex="normal"/>
    </style:style>
    <style:style style:name="T90" style:family="text">
      <style:text-properties fo:font-weight="normal" officeooo:rsid="02ac5d59" style:font-weight-asian="normal" style:font-weight-complex="normal"/>
    </style:style>
    <style:style style:name="T91" style:family="text">
      <style:text-properties fo:font-weight="normal" officeooo:rsid="02cfee09" style:font-weight-asian="normal" style:font-weight-complex="normal"/>
    </style:style>
    <style:style style:name="T92" style:family="text">
      <style:text-properties fo:font-weight="normal" officeooo:rsid="02dd2478" style:font-weight-asian="normal" style:font-weight-complex="normal"/>
    </style:style>
    <style:style style:name="T93" style:family="text">
      <style:text-properties fo:font-weight="normal" officeooo:rsid="02eaec16" style:font-weight-asian="normal" style:font-weight-complex="normal"/>
    </style:style>
    <style:style style:name="T94" style:family="text">
      <style:text-properties fo:font-weight="normal" officeooo:rsid="02ef7117" style:font-weight-asian="normal" style:font-weight-complex="normal"/>
    </style:style>
    <style:style style:name="T95" style:family="text">
      <style:text-properties fo:font-weight="normal" officeooo:rsid="02efea6f" style:font-weight-asian="normal" style:font-weight-complex="normal"/>
    </style:style>
    <style:style style:name="T96" style:family="text">
      <style:text-properties fo:font-weight="normal" officeooo:rsid="02f05022" style:font-weight-asian="normal" style:font-weight-complex="normal"/>
    </style:style>
    <style:style style:name="T97" style:family="text">
      <style:text-properties fo:font-weight="normal" officeooo:rsid="02f469c2" style:font-weight-asian="normal" style:font-weight-complex="normal"/>
    </style:style>
    <style:style style:name="T98" style:family="text">
      <style:text-properties fo:font-weight="normal" officeooo:rsid="02f9cca4" style:font-weight-asian="normal" style:font-weight-complex="normal"/>
    </style:style>
    <style:style style:name="T99" style:family="text">
      <style:text-properties fo:font-weight="normal" officeooo:rsid="0303bf19" style:font-weight-asian="normal" style:font-weight-complex="normal"/>
    </style:style>
    <style:style style:name="T100" style:family="text">
      <style:text-properties fo:font-weight="normal" officeooo:rsid="03075bd0" style:font-weight-asian="normal" style:font-weight-complex="normal"/>
    </style:style>
    <style:style style:name="T101" style:family="text">
      <style:text-properties fo:font-weight="normal" officeooo:rsid="0308dfa4" style:font-weight-asian="normal" style:font-weight-complex="normal"/>
    </style:style>
    <style:style style:name="T102" style:family="text">
      <style:text-properties fo:font-weight="normal" officeooo:rsid="030905ed" style:font-weight-asian="normal" style:font-weight-complex="normal"/>
    </style:style>
    <style:style style:name="T103" style:family="text">
      <style:text-properties fo:font-weight="normal" officeooo:rsid="0310878e" style:font-weight-asian="normal" style:font-weight-complex="normal"/>
    </style:style>
    <style:style style:name="T104" style:family="text">
      <style:text-properties fo:font-weight="normal" officeooo:rsid="0311a4af" style:font-weight-asian="normal" style:font-weight-complex="normal"/>
    </style:style>
    <style:style style:name="T105" style:family="text">
      <style:text-properties fo:font-weight="normal" officeooo:rsid="03136f73" style:font-weight-asian="normal" style:font-weight-complex="normal"/>
    </style:style>
    <style:style style:name="T106" style:family="text">
      <style:text-properties fo:font-weight="normal" officeooo:rsid="0315352a" style:font-weight-asian="normal" style:font-weight-complex="normal"/>
    </style:style>
    <style:style style:name="T107" style:family="text">
      <style:text-properties fo:font-weight="normal" officeooo:rsid="031c402c" style:font-weight-asian="normal" style:font-weight-complex="normal"/>
    </style:style>
    <style:style style:name="T108" style:family="text">
      <style:text-properties fo:font-weight="normal" officeooo:rsid="032167eb" style:font-weight-asian="normal" style:font-weight-complex="normal"/>
    </style:style>
    <style:style style:name="T109" style:family="text">
      <style:text-properties fo:font-weight="normal" officeooo:rsid="034daf28" style:font-weight-asian="normal" style:font-weight-complex="normal"/>
    </style:style>
    <style:style style:name="T110" style:family="text">
      <style:text-properties fo:font-weight="normal" officeooo:rsid="034f5006" style:font-weight-asian="normal" style:font-weight-complex="normal"/>
    </style:style>
    <style:style style:name="T111" style:family="text">
      <style:text-properties fo:font-weight="normal" officeooo:rsid="0361569b" style:font-weight-asian="normal" style:font-weight-complex="normal"/>
    </style:style>
    <style:style style:name="T112" style:family="text">
      <style:text-properties fo:font-weight="normal" officeooo:rsid="03628f35" style:font-weight-asian="normal" style:font-weight-complex="normal"/>
    </style:style>
    <style:style style:name="T113" style:family="text">
      <style:text-properties fo:font-weight="normal" officeooo:rsid="03701351" style:font-weight-asian="normal" style:font-weight-complex="normal"/>
    </style:style>
    <style:style style:name="T114" style:family="text">
      <style:text-properties fo:font-weight="normal" officeooo:rsid="03715737" style:font-weight-asian="normal" style:font-weight-complex="normal"/>
    </style:style>
    <style:style style:name="T115" style:family="text">
      <style:text-properties fo:font-weight="normal" officeooo:rsid="03733b9f" style:font-weight-asian="normal" style:font-weight-complex="normal"/>
    </style:style>
    <style:style style:name="T116" style:family="text">
      <style:text-properties fo:font-weight="normal" officeooo:rsid="0373cfaa" style:font-weight-asian="normal" style:font-weight-complex="normal"/>
    </style:style>
    <style:style style:name="T117" style:family="text">
      <style:text-properties fo:font-weight="normal" officeooo:rsid="03756019" style:font-weight-asian="normal" style:font-weight-complex="normal"/>
    </style:style>
    <style:style style:name="T118" style:family="text">
      <style:text-properties fo:font-weight="normal" officeooo:rsid="0376d6fe" style:font-weight-asian="normal" style:font-weight-complex="normal"/>
    </style:style>
    <style:style style:name="T119" style:family="text">
      <style:text-properties fo:font-weight="normal" officeooo:rsid="03b03617" style:font-weight-asian="normal" style:font-weight-complex="normal"/>
    </style:style>
    <style:style style:name="T120" style:family="text">
      <style:text-properties fo:font-weight="normal" officeooo:rsid="03b1edcb" style:font-weight-asian="normal" style:font-weight-complex="normal"/>
    </style:style>
    <style:style style:name="T121" style:family="text">
      <style:text-properties fo:font-weight="normal" officeooo:rsid="03b3ba17" style:font-weight-asian="normal" style:font-weight-complex="normal"/>
    </style:style>
    <style:style style:name="T122" style:family="text">
      <style:text-properties fo:font-weight="normal" officeooo:rsid="03b8426e" style:font-weight-asian="normal" style:font-weight-complex="normal"/>
    </style:style>
    <style:style style:name="T123" style:family="text">
      <style:text-properties fo:font-weight="normal" officeooo:rsid="03ba5e1a" style:font-weight-asian="normal" style:font-weight-complex="normal"/>
    </style:style>
    <style:style style:name="T124" style:family="text">
      <style:text-properties fo:font-weight="normal" officeooo:rsid="03bc1362" style:font-weight-asian="normal" style:font-weight-complex="normal"/>
    </style:style>
    <style:style style:name="T125" style:family="text">
      <style:text-properties fo:font-weight="normal" officeooo:rsid="03c69477" style:font-weight-asian="normal" style:font-weight-complex="normal"/>
    </style:style>
    <style:style style:name="T126" style:family="text">
      <style:text-properties fo:font-weight="normal" officeooo:rsid="0418ffba" style:font-weight-asian="normal" style:font-weight-complex="normal"/>
    </style:style>
    <style:style style:name="T127" style:family="text">
      <style:text-properties fo:font-weight="normal" officeooo:rsid="041ae551" style:font-weight-asian="normal" style:font-weight-complex="normal"/>
    </style:style>
    <style:style style:name="T128" style:family="text">
      <style:text-properties fo:font-weight="normal" officeooo:rsid="041b9fd8" style:font-weight-asian="normal" style:font-weight-complex="normal"/>
    </style:style>
    <style:style style:name="T129" style:family="text">
      <style:text-properties fo:font-weight="normal" officeooo:rsid="0424cd1e" style:font-weight-asian="normal" style:font-weight-complex="normal"/>
    </style:style>
    <style:style style:name="T130" style:family="text">
      <style:text-properties fo:font-weight="normal" officeooo:rsid="042720cc" style:font-weight-asian="normal" style:font-weight-complex="normal"/>
    </style:style>
    <style:style style:name="T131" style:family="text">
      <style:text-properties fo:font-weight="normal" officeooo:rsid="0427e81a" style:font-weight-asian="normal" style:font-weight-complex="normal"/>
    </style:style>
    <style:style style:name="T132" style:family="text">
      <style:text-properties fo:font-weight="normal" officeooo:rsid="042bc3c9" style:font-weight-asian="normal" style:font-weight-complex="normal"/>
    </style:style>
    <style:style style:name="T133" style:family="text">
      <style:text-properties fo:font-weight="normal" officeooo:rsid="042d4814" style:font-weight-asian="normal" style:font-weight-complex="normal"/>
    </style:style>
    <style:style style:name="T134" style:family="text">
      <style:text-properties fo:font-weight="normal" officeooo:rsid="042d8a18" style:font-weight-asian="normal" style:font-weight-complex="normal"/>
    </style:style>
    <style:style style:name="T135" style:family="text">
      <style:text-properties fo:font-weight="normal" officeooo:rsid="042e6c6a" style:font-weight-asian="normal" style:font-weight-complex="normal"/>
    </style:style>
    <style:style style:name="T136" style:family="text">
      <style:text-properties fo:font-weight="normal" officeooo:rsid="0435501b" style:font-weight-asian="normal" style:font-weight-complex="normal"/>
    </style:style>
    <style:style style:name="T137" style:family="text">
      <style:text-properties fo:font-weight="normal" officeooo:rsid="0436fd74" style:font-weight-asian="normal" style:font-weight-complex="normal"/>
    </style:style>
    <style:style style:name="T138" style:family="text">
      <style:text-properties fo:font-weight="normal" officeooo:rsid="0437846f" style:font-weight-asian="normal" style:font-weight-complex="normal"/>
    </style:style>
    <style:style style:name="T139" style:family="text">
      <style:text-properties fo:font-weight="normal" officeooo:rsid="043d2a3e" style:font-weight-asian="normal" style:font-weight-complex="normal"/>
    </style:style>
    <style:style style:name="T140" style:family="text">
      <style:text-properties fo:font-weight="normal" officeooo:rsid="043fa885" style:font-weight-asian="normal" style:font-weight-complex="normal"/>
    </style:style>
    <style:style style:name="T141" style:family="text">
      <style:text-properties fo:font-weight="normal" officeooo:rsid="04576e51" style:font-weight-asian="normal" style:font-weight-complex="normal"/>
    </style:style>
    <style:style style:name="T142" style:family="text">
      <style:text-properties fo:font-weight="normal" officeooo:rsid="0458b771" style:font-weight-asian="normal" style:font-weight-complex="normal"/>
    </style:style>
    <style:style style:name="T143" style:family="text">
      <style:text-properties fo:font-weight="normal" officeooo:rsid="04668aac" style:font-weight-asian="normal" style:font-weight-complex="normal"/>
    </style:style>
    <style:style style:name="T144" style:family="text">
      <style:text-properties fo:font-weight="normal" officeooo:rsid="04677c2d" style:font-weight-asian="normal" style:font-weight-complex="normal"/>
    </style:style>
    <style:style style:name="T145" style:family="text">
      <style:text-properties fo:font-weight="normal" officeooo:rsid="046817c7" style:font-weight-asian="normal" style:font-weight-complex="normal"/>
    </style:style>
    <style:style style:name="T146" style:family="text">
      <style:text-properties fo:font-weight="normal" officeooo:rsid="046f2457" style:font-weight-asian="normal" style:font-weight-complex="normal"/>
    </style:style>
    <style:style style:name="T147" style:family="text">
      <style:text-properties fo:font-weight="normal" officeooo:rsid="048098e7" style:font-weight-asian="normal" style:font-weight-complex="normal"/>
    </style:style>
    <style:style style:name="T148" style:family="text">
      <style:text-properties fo:font-weight="normal" officeooo:rsid="048b1c86" style:font-weight-asian="normal" style:font-weight-complex="normal"/>
    </style:style>
    <style:style style:name="T149" style:family="text">
      <style:text-properties fo:font-weight="normal" officeooo:rsid="04985f58" style:font-weight-asian="normal" style:font-weight-complex="normal"/>
    </style:style>
    <style:style style:name="T150" style:family="text">
      <style:text-properties fo:font-weight="normal" officeooo:rsid="049ad1bf" style:font-weight-asian="normal" style:font-weight-complex="normal"/>
    </style:style>
    <style:style style:name="T151" style:family="text">
      <style:text-properties fo:font-weight="normal" officeooo:rsid="01bacd6a" style:font-weight-asian="normal" style:font-weight-complex="normal"/>
    </style:style>
    <style:style style:name="T152" style:family="text">
      <style:text-properties fo:font-weight="normal" officeooo:rsid="01d2bef5" style:font-weight-asian="normal" style:font-weight-complex="normal"/>
    </style:style>
    <style:style style:name="T153" style:family="text">
      <style:text-properties fo:font-weight="normal" officeooo:rsid="01d669b1" style:font-weight-asian="normal" style:font-weight-complex="normal"/>
    </style:style>
    <style:style style:name="T154" style:family="text">
      <style:text-properties fo:font-weight="normal" officeooo:rsid="03a5f13c" style:font-weight-asian="normal" style:font-weight-complex="normal"/>
    </style:style>
    <style:style style:name="T155" style:family="text">
      <style:text-properties fo:font-weight="normal" officeooo:rsid="020ed5b3" style:font-weight-asian="normal" style:font-weight-complex="normal"/>
    </style:style>
    <style:style style:name="T156" style:family="text">
      <style:text-properties fo:font-weight="normal" officeooo:rsid="02865c61" style:font-weight-asian="normal" style:font-weight-complex="normal"/>
    </style:style>
    <style:style style:name="T157" style:family="text">
      <style:text-properties fo:font-weight="normal" officeooo:rsid="0535b423" style:font-weight-asian="normal" style:font-weight-complex="normal"/>
    </style:style>
    <style:style style:name="T158" style:family="text">
      <style:text-properties fo:font-weight="normal" officeooo:rsid="02aa6b40" style:font-weight-asian="normal" style:font-weight-complex="normal"/>
    </style:style>
    <style:style style:name="T159" style:family="text">
      <style:text-properties fo:font-weight="normal" officeooo:rsid="02ac4e03" style:font-weight-asian="normal" style:font-weight-complex="normal"/>
    </style:style>
    <style:style style:name="T160" style:family="text">
      <style:text-properties fo:font-weight="normal" officeooo:rsid="05cdcc43" style:font-weight-asian="normal" style:font-weight-complex="normal"/>
    </style:style>
    <style:style style:name="T161" style:family="text">
      <style:text-properties fo:font-weight="normal" officeooo:rsid="05cf0147" style:font-weight-asian="normal" style:font-weight-complex="normal"/>
    </style:style>
    <style:style style:name="T162" style:family="text">
      <style:text-properties fo:font-weight="normal" officeooo:rsid="0602efb0" style:font-weight-asian="normal" style:font-weight-complex="normal"/>
    </style:style>
    <style:style style:name="T163" style:family="text">
      <style:text-properties fo:font-weight="normal" officeooo:rsid="0604992d" style:font-weight-asian="normal" style:font-weight-complex="normal"/>
    </style:style>
    <style:style style:name="T164" style:family="text">
      <style:text-properties fo:font-weight="normal" officeooo:rsid="0609d026" style:font-weight-asian="normal" style:font-weight-complex="normal"/>
    </style:style>
    <style:style style:name="T165" style:family="text">
      <style:text-properties fo:font-weight="normal" officeooo:rsid="0674f57b" style:font-weight-asian="normal" style:font-weight-complex="normal"/>
    </style:style>
    <style:style style:name="T166" style:family="text">
      <style:text-properties fo:font-weight="normal" officeooo:rsid="0676dc2c" style:font-weight-asian="normal" style:font-weight-complex="normal"/>
    </style:style>
    <style:style style:name="T167" style:family="text">
      <style:text-properties fo:font-weight="normal" officeooo:rsid="0676e176" style:font-weight-asian="normal" style:font-weight-complex="normal"/>
    </style:style>
    <style:style style:name="T168" style:family="text">
      <style:text-properties fo:font-weight="normal" officeooo:rsid="0679ad9f" style:font-weight-asian="normal" style:font-weight-complex="normal"/>
    </style:style>
    <style:style style:name="T169" style:family="text">
      <style:text-properties fo:font-weight="normal" officeooo:rsid="067e8c91" style:font-weight-asian="normal" style:font-weight-complex="normal"/>
    </style:style>
    <style:style style:name="T170" style:family="text">
      <style:text-properties fo:font-weight="normal" officeooo:rsid="0682bc8b" style:font-weight-asian="normal" style:font-weight-complex="normal"/>
    </style:style>
    <style:style style:name="T171" style:family="text">
      <style:text-properties fo:font-weight="normal" officeooo:rsid="0685dd92" style:font-weight-asian="normal" style:font-weight-complex="normal"/>
    </style:style>
    <style:style style:name="T172" style:family="text">
      <style:text-properties fo:font-weight="normal" officeooo:rsid="06879af7" style:font-weight-asian="normal" style:font-weight-complex="normal"/>
    </style:style>
    <style:style style:name="T173" style:family="text">
      <style:text-properties fo:font-weight="normal" officeooo:rsid="0688bbce" style:font-weight-asian="normal" style:font-weight-complex="normal"/>
    </style:style>
    <style:style style:name="T174" style:family="text">
      <style:text-properties fo:font-weight="normal" officeooo:rsid="06890a9e" style:font-weight-asian="normal" style:font-weight-complex="normal"/>
    </style:style>
    <style:style style:name="T175" style:family="text">
      <style:text-properties fo:font-weight="normal" officeooo:rsid="068edd80" style:font-weight-asian="normal" style:font-weight-complex="normal"/>
    </style:style>
    <style:style style:name="T176" style:family="text">
      <style:text-properties fo:font-weight="normal" officeooo:rsid="0691e28b" style:font-weight-asian="normal" style:font-weight-complex="normal"/>
    </style:style>
    <style:style style:name="T177" style:family="text">
      <style:text-properties fo:font-weight="normal" officeooo:rsid="06930bd9" style:font-weight-asian="normal" style:font-weight-complex="normal"/>
    </style:style>
    <style:style style:name="T178" style:family="text">
      <style:text-properties fo:font-weight="normal" officeooo:rsid="0694df64" style:font-weight-asian="normal" style:font-weight-complex="normal"/>
    </style:style>
    <style:style style:name="T179" style:family="text">
      <style:text-properties fo:font-weight="normal" officeooo:rsid="06963828" style:font-weight-asian="normal" style:font-weight-complex="normal"/>
    </style:style>
    <style:style style:name="T180" style:family="text">
      <style:text-properties fo:font-weight="normal" officeooo:rsid="0697adb8" style:font-weight-asian="normal" style:font-weight-complex="normal"/>
    </style:style>
    <style:style style:name="T181" style:family="text">
      <style:text-properties fo:font-weight="normal" officeooo:rsid="069cb565" style:font-weight-asian="normal" style:font-weight-complex="normal"/>
    </style:style>
    <style:style style:name="T182" style:family="text">
      <style:text-properties fo:font-weight="normal" officeooo:rsid="06a28b41" style:font-weight-asian="normal" style:font-weight-complex="normal"/>
    </style:style>
    <style:style style:name="T183" style:family="text">
      <style:text-properties fo:font-weight="normal" officeooo:rsid="06a38fd4" style:font-weight-asian="normal" style:font-weight-complex="normal"/>
    </style:style>
    <style:style style:name="T184" style:family="text">
      <style:text-properties fo:font-weight="normal" officeooo:rsid="06a3e142" style:font-weight-asian="normal" style:font-weight-complex="normal"/>
    </style:style>
    <style:style style:name="T185" style:family="text">
      <style:text-properties fo:font-weight="normal" officeooo:rsid="06a41833" style:font-weight-asian="normal" style:font-weight-complex="normal"/>
    </style:style>
    <style:style style:name="T186" style:family="text">
      <style:text-properties fo:font-weight="normal" officeooo:rsid="06c619f8" style:font-weight-asian="normal" style:font-weight-complex="normal"/>
    </style:style>
    <style:style style:name="T187" style:family="text">
      <style:text-properties fo:font-weight="normal" officeooo:rsid="06c7997f" style:font-weight-asian="normal" style:font-weight-complex="normal"/>
    </style:style>
    <style:style style:name="T188" style:family="text">
      <style:text-properties fo:font-weight="normal" officeooo:rsid="06d4752a" style:font-weight-asian="normal" style:font-weight-complex="normal"/>
    </style:style>
    <style:style style:name="T189" style:family="text">
      <style:text-properties fo:font-weight="normal" officeooo:rsid="06d644c9" style:font-weight-asian="normal" style:font-weight-complex="normal"/>
    </style:style>
    <style:style style:name="T190" style:family="text">
      <style:text-properties fo:font-weight="normal" officeooo:rsid="06d7952d" style:font-weight-asian="normal" style:font-weight-complex="normal"/>
    </style:style>
    <style:style style:name="T191" style:family="text">
      <style:text-properties fo:font-weight="normal" officeooo:rsid="06dff1b1" style:font-weight-asian="normal" style:font-weight-complex="normal"/>
    </style:style>
    <style:style style:name="T192" style:family="text">
      <style:text-properties fo:font-weight="normal" officeooo:rsid="06e06566" style:font-weight-asian="normal" style:font-weight-complex="normal"/>
    </style:style>
    <style:style style:name="T193" style:family="text">
      <style:text-properties fo:font-weight="normal" officeooo:rsid="07040056" style:font-weight-asian="normal" style:font-weight-complex="normal"/>
    </style:style>
    <style:style style:name="T194" style:family="text">
      <style:text-properties fo:font-weight="normal" officeooo:rsid="07051aa0" style:font-weight-asian="normal" style:font-weight-complex="normal"/>
    </style:style>
    <style:style style:name="T195" style:family="text">
      <style:text-properties fo:font-weight="normal" officeooo:rsid="0706deea" style:font-weight-asian="normal" style:font-weight-complex="normal"/>
    </style:style>
    <style:style style:name="T196" style:family="text">
      <style:text-properties fo:font-weight="normal" officeooo:rsid="0707952a" style:font-weight-asian="normal" style:font-weight-complex="normal"/>
    </style:style>
    <style:style style:name="T197" style:family="text">
      <style:text-properties fo:font-weight="normal" officeooo:rsid="07087388" style:font-weight-asian="normal" style:font-weight-complex="normal"/>
    </style:style>
    <style:style style:name="T198" style:family="text">
      <style:text-properties fo:font-weight="normal" officeooo:rsid="07091dec" style:font-weight-asian="normal" style:font-weight-complex="normal"/>
    </style:style>
    <style:style style:name="T199" style:family="text">
      <style:text-properties fo:font-weight="normal" officeooo:rsid="0709fe44" style:font-weight-asian="normal" style:font-weight-complex="normal"/>
    </style:style>
    <style:style style:name="T200" style:family="text">
      <style:text-properties fo:font-weight="normal" officeooo:rsid="070be872" style:font-weight-asian="normal" style:font-weight-complex="normal"/>
    </style:style>
    <style:style style:name="T201" style:family="text">
      <style:text-properties fo:font-weight="normal" officeooo:rsid="07113ecb" style:font-weight-asian="normal" style:font-weight-complex="normal"/>
    </style:style>
    <style:style style:name="T202" style:family="text">
      <style:text-properties fo:font-weight="normal" officeooo:rsid="0711642f" style:font-weight-asian="normal" style:font-weight-complex="normal"/>
    </style:style>
    <style:style style:name="T203" style:family="text">
      <style:text-properties fo:font-weight="normal" officeooo:rsid="0713cccf" style:font-weight-asian="normal" style:font-weight-complex="normal"/>
    </style:style>
    <style:style style:name="T204" style:family="text">
      <style:text-properties fo:font-weight="normal" officeooo:rsid="07155bd4" style:font-weight-asian="normal" style:font-weight-complex="normal"/>
    </style:style>
    <style:style style:name="T205" style:family="text">
      <style:text-properties fo:font-weight="normal" officeooo:rsid="071788be" style:font-weight-asian="normal" style:font-weight-complex="normal"/>
    </style:style>
    <style:style style:name="T206" style:family="text">
      <style:text-properties fo:font-weight="normal" officeooo:rsid="071a0871" style:font-weight-asian="normal" style:font-weight-complex="normal"/>
    </style:style>
    <style:style style:name="T207" style:family="text">
      <style:text-properties fo:font-weight="normal" officeooo:rsid="071b46b9" style:font-weight-asian="normal" style:font-weight-complex="normal"/>
    </style:style>
    <style:style style:name="T208" style:family="text">
      <style:text-properties fo:font-weight="normal" officeooo:rsid="071d3af7" style:font-weight-asian="normal" style:font-weight-complex="normal"/>
    </style:style>
    <style:style style:name="T209" style:family="text">
      <style:text-properties fo:font-weight="normal" officeooo:rsid="071e07a2" style:font-weight-asian="normal" style:font-weight-complex="normal"/>
    </style:style>
    <style:style style:name="T210" style:family="text">
      <style:text-properties fo:font-weight="normal" officeooo:rsid="07262048" style:font-weight-asian="normal" style:font-weight-complex="normal"/>
    </style:style>
    <style:style style:name="T211" style:family="text">
      <style:text-properties fo:font-weight="normal" officeooo:rsid="0726f2b6" style:font-weight-asian="normal" style:font-weight-complex="normal"/>
    </style:style>
    <style:style style:name="T212" style:family="text">
      <style:text-properties fo:font-weight="normal" officeooo:rsid="07277193" style:font-weight-asian="normal" style:font-weight-complex="normal"/>
    </style:style>
    <style:style style:name="T213" style:family="text">
      <style:text-properties fo:font-weight="normal" officeooo:rsid="0727ba17" style:font-weight-asian="normal" style:font-weight-complex="normal"/>
    </style:style>
    <style:style style:name="T214" style:family="text">
      <style:text-properties fo:font-weight="normal" officeooo:rsid="07288b96" style:font-weight-asian="normal" style:font-weight-complex="normal"/>
    </style:style>
    <style:style style:name="T215" style:family="text">
      <style:text-properties fo:font-weight="normal" officeooo:rsid="072a60b7" style:font-weight-asian="normal" style:font-weight-complex="normal"/>
    </style:style>
    <style:style style:name="T216" style:family="text">
      <style:text-properties fo:font-weight="normal" officeooo:rsid="072ad19f" style:font-weight-asian="normal" style:font-weight-complex="normal"/>
    </style:style>
    <style:style style:name="T217" style:family="text">
      <style:text-properties fo:font-weight="normal" officeooo:rsid="072bf010" style:font-weight-asian="normal" style:font-weight-complex="normal"/>
    </style:style>
    <style:style style:name="T218" style:family="text">
      <style:text-properties fo:font-weight="normal" officeooo:rsid="072d0dbc" style:font-weight-asian="normal" style:font-weight-complex="normal"/>
    </style:style>
    <style:style style:name="T219" style:family="text">
      <style:text-properties fo:font-weight="normal" officeooo:rsid="072ed208" style:font-weight-asian="normal" style:font-weight-complex="normal"/>
    </style:style>
    <style:style style:name="T220" style:family="text">
      <style:text-properties fo:font-weight="normal" officeooo:rsid="072f8a0d" style:font-weight-asian="normal" style:font-weight-complex="normal"/>
    </style:style>
    <style:style style:name="T221" style:family="text">
      <style:text-properties fo:font-weight="normal" officeooo:rsid="07336a59" style:font-weight-asian="normal" style:font-weight-complex="normal"/>
    </style:style>
    <style:style style:name="T222" style:family="text">
      <style:text-properties fo:font-weight="normal" officeooo:rsid="073471b1" style:font-weight-asian="normal" style:font-weight-complex="normal"/>
    </style:style>
    <style:style style:name="T223" style:family="text">
      <style:text-properties fo:font-weight="normal" officeooo:rsid="0735b6a1" style:font-weight-asian="normal" style:font-weight-complex="normal"/>
    </style:style>
    <style:style style:name="T224" style:family="text">
      <style:text-properties fo:font-weight="normal" officeooo:rsid="074228ed" style:font-weight-asian="normal" style:font-weight-complex="normal"/>
    </style:style>
    <style:style style:name="T225" style:family="text">
      <style:text-properties fo:font-weight="normal" officeooo:rsid="07428158" style:font-weight-asian="normal" style:font-weight-complex="normal"/>
    </style:style>
    <style:style style:name="T226" style:family="text">
      <style:text-properties fo:font-weight="normal" officeooo:rsid="074365fb" style:font-weight-asian="normal" style:font-weight-complex="normal"/>
    </style:style>
    <style:style style:name="T227" style:family="text">
      <style:text-properties officeooo:rsid="0296d09d"/>
    </style:style>
    <style:style style:name="T228" style:family="text">
      <style:text-properties officeooo:rsid="02cb2a91"/>
    </style:style>
    <style:style style:name="T229" style:family="text">
      <style:text-properties fo:font-style="italic" fo:font-weight="normal" officeooo:rsid="02efea6f" style:font-style-asian="italic" style:font-weight-asian="normal" style:font-style-complex="italic" style:font-weight-complex="normal"/>
    </style:style>
    <style:style style:name="T230" style:family="text">
      <style:text-properties fo:font-style="italic" style:font-style-asian="italic" style:font-style-complex="italic"/>
    </style:style>
    <style:style style:name="T231" style:family="text">
      <style:text-properties fo:font-style="italic" officeooo:rsid="03cbdc2e" style:font-style-asian="italic" style:font-style-complex="italic"/>
    </style:style>
    <style:style style:name="T232" style:family="text">
      <style:text-properties fo:font-style="italic" officeooo:rsid="03f5eb80" style:font-style-asian="italic" style:font-style-complex="italic"/>
    </style:style>
    <style:style style:name="T233" style:family="text">
      <style:text-properties fo:font-style="italic" officeooo:rsid="0340dd4e" style:font-style-asian="italic" style:font-style-complex="italic"/>
    </style:style>
    <style:style style:name="T234" style:family="text">
      <style:text-properties fo:font-style="italic" officeooo:rsid="037dbfce" style:font-style-asian="italic" style:font-style-complex="italic"/>
    </style:style>
    <style:style style:name="T235" style:family="text">
      <style:text-properties fo:font-style="italic" officeooo:rsid="03c6d1f2" style:font-style-asian="italic" style:font-style-complex="italic"/>
    </style:style>
    <style:style style:name="T236" style:family="text">
      <style:text-properties fo:font-style="italic" officeooo:rsid="03c4188b" style:font-style-asian="italic" style:font-style-complex="italic"/>
    </style:style>
    <style:style style:name="T237" style:family="text">
      <style:text-properties fo:font-style="italic" officeooo:rsid="027136ec" style:font-style-asian="italic" style:font-style-complex="italic"/>
    </style:style>
    <style:style style:name="T238" style:family="text">
      <style:text-properties fo:font-style="italic" officeooo:rsid="05dbc3df" style:font-style-asian="italic" style:font-style-complex="italic"/>
    </style:style>
    <style:style style:name="T239" style:family="text">
      <style:text-properties fo:font-style="italic" officeooo:rsid="05f3f0ed" style:font-style-asian="italic" style:font-style-complex="italic"/>
    </style:style>
    <style:style style:name="T240" style:family="text">
      <style:text-properties fo:font-style="italic" officeooo:rsid="076fe65d" style:font-style-asian="italic" style:font-style-complex="italic"/>
    </style:style>
    <style:style style:name="T241" style:family="text">
      <style:text-properties fo:font-style="normal" fo:font-weight="normal" officeooo:rsid="02efea6f" style:font-style-asian="normal" style:font-weight-asian="normal" style:font-style-complex="normal" style:font-weight-complex="normal"/>
    </style:style>
    <style:style style:name="T242" style:family="text">
      <style:text-properties fo:font-style="normal" fo:font-weight="normal" officeooo:rsid="0426cb4f" style:font-style-asian="normal" style:font-weight-asian="normal" style:font-style-complex="normal" style:font-weight-complex="normal"/>
    </style:style>
    <style:style style:name="T243" style:family="text">
      <style:text-properties fo:font-style="normal" fo:font-weight="normal" officeooo:rsid="048de72a" style:font-style-asian="normal" style:font-weight-asian="normal" style:font-style-complex="normal" style:font-weight-complex="normal"/>
    </style:style>
    <style:style style:name="T244" style:family="text">
      <style:text-properties fo:font-style="normal" fo:font-weight="normal" officeooo:rsid="068700c2" style:font-style-asian="normal" style:font-weight-asian="normal" style:font-style-complex="normal" style:font-weight-complex="normal"/>
    </style:style>
    <style:style style:name="T245" style:family="text">
      <style:text-properties fo:font-style="normal" fo:font-weight="normal" officeooo:rsid="07113ecb" style:font-style-asian="normal" style:font-weight-asian="normal" style:font-style-complex="normal" style:font-weight-complex="normal"/>
    </style:style>
    <style:style style:name="T246" style:family="text">
      <style:text-properties fo:font-style="normal" style:font-style-asian="normal" style:font-style-complex="normal"/>
    </style:style>
    <style:style style:name="T247" style:family="text">
      <style:text-properties fo:font-style="normal" officeooo:rsid="033f8c6e" style:font-style-asian="normal" style:font-style-complex="normal"/>
    </style:style>
    <style:style style:name="T248" style:family="text">
      <style:text-properties fo:font-style="normal" officeooo:rsid="03440906" style:font-style-asian="normal" style:font-style-complex="normal"/>
    </style:style>
    <style:style style:name="T249" style:family="text">
      <style:text-properties fo:font-style="normal" officeooo:rsid="0344100a" style:font-style-asian="normal" style:font-style-complex="normal"/>
    </style:style>
    <style:style style:name="T250" style:family="text">
      <style:text-properties fo:font-style="normal" officeooo:rsid="0345d06c" style:font-style-asian="normal" style:font-style-complex="normal"/>
    </style:style>
    <style:style style:name="T251" style:family="text">
      <style:text-properties fo:font-style="normal" officeooo:rsid="034b95e0" style:font-style-asian="normal" style:font-style-complex="normal"/>
    </style:style>
    <style:style style:name="T252" style:family="text">
      <style:text-properties fo:font-style="normal" officeooo:rsid="03cbdc2e" style:font-style-asian="normal" style:font-style-complex="normal"/>
    </style:style>
    <style:style style:name="T253" style:family="text">
      <style:text-properties fo:font-style="normal" officeooo:rsid="03cdc14e" style:font-style-asian="normal" style:font-style-complex="normal"/>
    </style:style>
    <style:style style:name="T254" style:family="text">
      <style:text-properties fo:font-style="normal" officeooo:rsid="03e60a0b" style:font-style-asian="normal" style:font-style-complex="normal"/>
    </style:style>
    <style:style style:name="T255" style:family="text">
      <style:text-properties fo:font-style="normal" officeooo:rsid="03e67196" style:font-style-asian="normal" style:font-style-complex="normal"/>
    </style:style>
    <style:style style:name="T256" style:family="text">
      <style:text-properties fo:font-style="normal" officeooo:rsid="03f09eb0" style:font-style-asian="normal" style:font-style-complex="normal"/>
    </style:style>
    <style:style style:name="T257" style:family="text">
      <style:text-properties fo:font-style="normal" officeooo:rsid="03f0c93b" style:font-style-asian="normal" style:font-style-complex="normal"/>
    </style:style>
    <style:style style:name="T258" style:family="text">
      <style:text-properties fo:font-style="normal" officeooo:rsid="03f426c5" style:font-style-asian="normal" style:font-style-complex="normal"/>
    </style:style>
    <style:style style:name="T259" style:family="text">
      <style:text-properties fo:font-style="normal" officeooo:rsid="03f47c03" style:font-style-asian="normal" style:font-style-complex="normal"/>
    </style:style>
    <style:style style:name="T260" style:family="text">
      <style:text-properties fo:font-style="normal" officeooo:rsid="03f5eb80" style:font-style-asian="normal" style:font-style-complex="normal"/>
    </style:style>
    <style:style style:name="T261" style:family="text">
      <style:text-properties fo:font-style="normal" officeooo:rsid="03f601dd" style:font-style-asian="normal" style:font-style-complex="normal"/>
    </style:style>
    <style:style style:name="T262" style:family="text">
      <style:text-properties fo:font-style="normal" officeooo:rsid="03f6f2bc" style:font-style-asian="normal" style:font-style-complex="normal"/>
    </style:style>
    <style:style style:name="T263" style:family="text">
      <style:text-properties fo:font-style="normal" officeooo:rsid="03f8a1d3" style:font-style-asian="normal" style:font-style-complex="normal"/>
    </style:style>
    <style:style style:name="T264" style:family="text">
      <style:text-properties fo:font-style="normal" officeooo:rsid="03fa3d57" style:font-style-asian="normal" style:font-style-complex="normal"/>
    </style:style>
    <style:style style:name="T265" style:family="text">
      <style:text-properties fo:font-style="normal" officeooo:rsid="03fb169a" style:font-style-asian="normal" style:font-style-complex="normal"/>
    </style:style>
    <style:style style:name="T266" style:family="text">
      <style:text-properties fo:font-style="normal" officeooo:rsid="0401cbb4" style:font-style-asian="normal" style:font-style-complex="normal"/>
    </style:style>
    <style:style style:name="T267" style:family="text">
      <style:text-properties fo:font-style="normal" officeooo:rsid="0444dd51" style:font-style-asian="normal" style:font-style-complex="normal"/>
    </style:style>
    <style:style style:name="T268" style:family="text">
      <style:text-properties fo:font-style="normal" officeooo:rsid="0446d68e" style:font-style-asian="normal" style:font-style-complex="normal"/>
    </style:style>
    <style:style style:name="T269" style:family="text">
      <style:text-properties fo:font-style="normal" officeooo:rsid="044739fb" style:font-style-asian="normal" style:font-style-complex="normal"/>
    </style:style>
    <style:style style:name="T270" style:family="text">
      <style:text-properties fo:font-style="normal" officeooo:rsid="045b785a" style:font-style-asian="normal" style:font-style-complex="normal"/>
    </style:style>
    <style:style style:name="T271" style:family="text">
      <style:text-properties fo:font-style="normal" officeooo:rsid="0469a8d9" style:font-style-asian="normal" style:font-style-complex="normal"/>
    </style:style>
    <style:style style:name="T272" style:family="text">
      <style:text-properties fo:font-style="normal" officeooo:rsid="046a22c6" style:font-style-asian="normal" style:font-style-complex="normal"/>
    </style:style>
    <style:style style:name="T273" style:family="text">
      <style:text-properties fo:font-style="normal" officeooo:rsid="049fc89d" style:font-style-asian="normal" style:font-style-complex="normal"/>
    </style:style>
    <style:style style:name="T274" style:family="text">
      <style:text-properties fo:font-style="normal" officeooo:rsid="008f4dc6" style:font-style-asian="normal" style:font-style-complex="normal"/>
    </style:style>
    <style:style style:name="T275" style:family="text">
      <style:text-properties fo:font-style="normal" officeooo:rsid="007cc973" style:font-style-asian="normal" style:font-style-complex="normal"/>
    </style:style>
    <style:style style:name="T276" style:family="text">
      <style:text-properties fo:font-style="normal" officeooo:rsid="007ac48d" style:font-style-asian="normal" style:font-style-complex="normal"/>
    </style:style>
    <style:style style:name="T277" style:family="text">
      <style:text-properties fo:font-style="normal" officeooo:rsid="007a6a28" style:font-style-asian="normal" style:font-style-complex="normal"/>
    </style:style>
    <style:style style:name="T278" style:family="text">
      <style:text-properties fo:font-style="normal" officeooo:rsid="01d1197c" style:font-style-asian="normal" style:font-style-complex="normal"/>
    </style:style>
    <style:style style:name="T279" style:family="text">
      <style:text-properties fo:font-style="normal" officeooo:rsid="034ef69d" style:font-style-asian="normal" style:font-style-complex="normal"/>
    </style:style>
    <style:style style:name="T280" style:family="text">
      <style:text-properties fo:font-style="normal" officeooo:rsid="0378cc69" style:font-style-asian="normal" style:font-style-complex="normal"/>
    </style:style>
    <style:style style:name="T281" style:family="text">
      <style:text-properties fo:font-style="normal" officeooo:rsid="0378f09d" style:font-style-asian="normal" style:font-style-complex="normal"/>
    </style:style>
    <style:style style:name="T282" style:family="text">
      <style:text-properties fo:font-style="normal" officeooo:rsid="037a97a5" style:font-style-asian="normal" style:font-style-complex="normal"/>
    </style:style>
    <style:style style:name="T283" style:family="text">
      <style:text-properties fo:font-style="normal" officeooo:rsid="032ec26a" style:font-style-asian="normal" style:font-style-complex="normal"/>
    </style:style>
    <style:style style:name="T284" style:family="text">
      <style:text-properties fo:font-style="normal" officeooo:rsid="037bcb37" style:font-style-asian="normal" style:font-style-complex="normal"/>
    </style:style>
    <style:style style:name="T285" style:family="text">
      <style:text-properties fo:font-style="normal" officeooo:rsid="037dbfce" style:font-style-asian="normal" style:font-style-complex="normal"/>
    </style:style>
    <style:style style:name="T286" style:family="text">
      <style:text-properties fo:font-style="normal" officeooo:rsid="02735b60" style:font-style-asian="normal" style:font-style-complex="normal"/>
    </style:style>
    <style:style style:name="T287" style:family="text">
      <style:text-properties fo:font-style="normal" officeooo:rsid="03ad8e0c" style:font-style-asian="normal" style:font-style-complex="normal"/>
    </style:style>
    <style:style style:name="T288" style:family="text">
      <style:text-properties fo:font-style="normal" officeooo:rsid="03ae76f0" style:font-style-asian="normal" style:font-style-complex="normal"/>
    </style:style>
    <style:style style:name="T289" style:family="text">
      <style:text-properties fo:font-style="normal" officeooo:rsid="03b012e3" style:font-style-asian="normal" style:font-style-complex="normal"/>
    </style:style>
    <style:style style:name="T290" style:family="text">
      <style:text-properties fo:font-style="normal" officeooo:rsid="03b4008f" style:font-style-asian="normal" style:font-style-complex="normal"/>
    </style:style>
    <style:style style:name="T291" style:family="text">
      <style:text-properties fo:font-style="normal" officeooo:rsid="03c6d1f2" style:font-style-asian="normal" style:font-style-complex="normal"/>
    </style:style>
    <style:style style:name="T292" style:family="text">
      <style:text-properties fo:font-style="normal" officeooo:rsid="03c8cbf2" style:font-style-asian="normal" style:font-style-complex="normal"/>
    </style:style>
    <style:style style:name="T293" style:family="text">
      <style:text-properties fo:font-style="normal" officeooo:rsid="03cc0228" style:font-style-asian="normal" style:font-style-complex="normal"/>
    </style:style>
    <style:style style:name="T294" style:family="text">
      <style:text-properties fo:font-style="normal" officeooo:rsid="03cdb5ba" style:font-style-asian="normal" style:font-style-complex="normal"/>
    </style:style>
    <style:style style:name="T295" style:family="text">
      <style:text-properties fo:font-style="normal" officeooo:rsid="03ce43e5" style:font-style-asian="normal" style:font-style-complex="normal"/>
    </style:style>
    <style:style style:name="T296" style:family="text">
      <style:text-properties fo:font-style="normal" officeooo:rsid="03d46fe8" style:font-style-asian="normal" style:font-style-complex="normal"/>
    </style:style>
    <style:style style:name="T297" style:family="text">
      <style:text-properties fo:font-style="normal" officeooo:rsid="03d56398" style:font-style-asian="normal" style:font-style-complex="normal"/>
    </style:style>
    <style:style style:name="T298" style:family="text">
      <style:text-properties fo:font-style="normal" officeooo:rsid="03d6c82b" style:font-style-asian="normal" style:font-style-complex="normal"/>
    </style:style>
    <style:style style:name="T299" style:family="text">
      <style:text-properties fo:font-style="normal" officeooo:rsid="03d7e15a" style:font-style-asian="normal" style:font-style-complex="normal"/>
    </style:style>
    <style:style style:name="T300" style:family="text">
      <style:text-properties fo:font-style="normal" officeooo:rsid="03d85f45" style:font-style-asian="normal" style:font-style-complex="normal"/>
    </style:style>
    <style:style style:name="T301" style:family="text">
      <style:text-properties fo:font-style="normal" officeooo:rsid="03d9e1f5" style:font-style-asian="normal" style:font-style-complex="normal"/>
    </style:style>
    <style:style style:name="T302" style:family="text">
      <style:text-properties fo:font-style="normal" officeooo:rsid="03ddac26" style:font-style-asian="normal" style:font-style-complex="normal"/>
    </style:style>
    <style:style style:name="T303" style:family="text">
      <style:text-properties fo:font-style="normal" officeooo:rsid="03e3ad63" style:font-style-asian="normal" style:font-style-complex="normal"/>
    </style:style>
    <style:style style:name="T304" style:family="text">
      <style:text-properties fo:font-style="normal" officeooo:rsid="03ef6be9" style:font-style-asian="normal" style:font-style-complex="normal"/>
    </style:style>
    <style:style style:name="T305" style:family="text">
      <style:text-properties fo:font-style="normal" officeooo:rsid="03f2e3d6" style:font-style-asian="normal" style:font-style-complex="normal"/>
    </style:style>
    <style:style style:name="T306" style:family="text">
      <style:text-properties fo:font-style="normal" officeooo:rsid="03f7d9bd" style:font-style-asian="normal" style:font-style-complex="normal"/>
    </style:style>
    <style:style style:name="T307" style:family="text">
      <style:text-properties fo:font-style="normal" officeooo:rsid="04022d68" style:font-style-asian="normal" style:font-style-complex="normal"/>
    </style:style>
    <style:style style:name="T308" style:family="text">
      <style:text-properties fo:font-style="normal" officeooo:rsid="0404af7c" style:font-style-asian="normal" style:font-style-complex="normal"/>
    </style:style>
    <style:style style:name="T309" style:family="text">
      <style:text-properties fo:font-style="normal" officeooo:rsid="040778d2" style:font-style-asian="normal" style:font-style-complex="normal"/>
    </style:style>
    <style:style style:name="T310" style:family="text">
      <style:text-properties fo:font-style="normal" officeooo:rsid="04084bb3" style:font-style-asian="normal" style:font-style-complex="normal"/>
    </style:style>
    <style:style style:name="T311" style:family="text">
      <style:text-properties fo:font-style="normal" officeooo:rsid="040e3cd6" style:font-style-asian="normal" style:font-style-complex="normal"/>
    </style:style>
    <style:style style:name="T312" style:family="text">
      <style:text-properties fo:font-style="normal" officeooo:rsid="040e8c47" style:font-style-asian="normal" style:font-style-complex="normal"/>
    </style:style>
    <style:style style:name="T313" style:family="text">
      <style:text-properties fo:font-style="normal" officeooo:rsid="040f6089" style:font-style-asian="normal" style:font-style-complex="normal"/>
    </style:style>
    <style:style style:name="T314" style:family="text">
      <style:text-properties fo:font-style="normal" officeooo:rsid="04150dda" style:font-style-asian="normal" style:font-style-complex="normal"/>
    </style:style>
    <style:style style:name="T315" style:family="text">
      <style:text-properties fo:font-style="normal" officeooo:rsid="041688d7" style:font-style-asian="normal" style:font-style-complex="normal"/>
    </style:style>
    <style:style style:name="T316" style:family="text">
      <style:text-properties fo:font-style="normal" officeooo:rsid="04199ee3" style:font-style-asian="normal" style:font-style-complex="normal"/>
    </style:style>
    <style:style style:name="T317" style:family="text">
      <style:text-properties fo:font-style="normal" officeooo:rsid="041b0ff7" style:font-style-asian="normal" style:font-style-complex="normal"/>
    </style:style>
    <style:style style:name="T318" style:family="text">
      <style:text-properties fo:font-style="normal" officeooo:rsid="041e5bec" style:font-style-asian="normal" style:font-style-complex="normal"/>
    </style:style>
    <style:style style:name="T319" style:family="text">
      <style:text-properties fo:font-style="normal" officeooo:rsid="042f497e" style:font-style-asian="normal" style:font-style-complex="normal"/>
    </style:style>
    <style:style style:name="T320" style:family="text">
      <style:text-properties fo:font-style="normal" officeooo:rsid="0431732a" style:font-style-asian="normal" style:font-style-complex="normal"/>
    </style:style>
    <style:style style:name="T321" style:family="text">
      <style:text-properties fo:font-style="normal" officeooo:rsid="04354a04" style:font-style-asian="normal" style:font-style-complex="normal"/>
    </style:style>
    <style:style style:name="T322" style:family="text">
      <style:text-properties fo:font-style="normal" officeooo:rsid="0439ec41" style:font-style-asian="normal" style:font-style-complex="normal"/>
    </style:style>
    <style:style style:name="T323" style:family="text">
      <style:text-properties fo:font-style="normal" officeooo:rsid="0444dc4e" style:font-style-asian="normal" style:font-style-complex="normal"/>
    </style:style>
    <style:style style:name="T324" style:family="text">
      <style:text-properties fo:font-style="normal" officeooo:rsid="0454c430" style:font-style-asian="normal" style:font-style-complex="normal"/>
    </style:style>
    <style:style style:name="T325" style:family="text">
      <style:text-properties fo:font-style="normal" officeooo:rsid="0459fd90" style:font-style-asian="normal" style:font-style-complex="normal"/>
    </style:style>
    <style:style style:name="T326" style:family="text">
      <style:text-properties fo:font-style="normal" officeooo:rsid="047b1c84" style:font-style-asian="normal" style:font-style-complex="normal"/>
    </style:style>
    <style:style style:name="T327" style:family="text">
      <style:text-properties fo:font-style="normal" officeooo:rsid="047df607" style:font-style-asian="normal" style:font-style-complex="normal"/>
    </style:style>
    <style:style style:name="T328" style:family="text">
      <style:text-properties fo:font-style="normal" officeooo:rsid="04850597" style:font-style-asian="normal" style:font-style-complex="normal"/>
    </style:style>
    <style:style style:name="T329" style:family="text">
      <style:text-properties fo:font-style="normal" officeooo:rsid="0488b6a9" style:font-style-asian="normal" style:font-style-complex="normal"/>
    </style:style>
    <style:style style:name="T330" style:family="text">
      <style:text-properties fo:font-style="normal" officeooo:rsid="048eb028" style:font-style-asian="normal" style:font-style-complex="normal"/>
    </style:style>
    <style:style style:name="T331" style:family="text">
      <style:text-properties fo:font-style="normal" officeooo:rsid="04939d9a" style:font-style-asian="normal" style:font-style-complex="normal"/>
    </style:style>
    <style:style style:name="T332" style:family="text">
      <style:text-properties fo:font-style="normal" officeooo:rsid="03c4188b" style:font-style-asian="normal" style:font-style-complex="normal"/>
    </style:style>
    <style:style style:name="T333" style:family="text">
      <style:text-properties fo:font-style="normal" officeooo:rsid="053ceb2c" style:font-style-asian="normal" style:font-style-complex="normal"/>
    </style:style>
    <style:style style:name="T334" style:family="text">
      <style:text-properties fo:font-style="normal" officeooo:rsid="053e6462" style:font-style-asian="normal" style:font-style-complex="normal"/>
    </style:style>
    <style:style style:name="T335" style:family="text">
      <style:text-properties fo:font-style="normal" officeooo:rsid="053ff537" style:font-style-asian="normal" style:font-style-complex="normal"/>
    </style:style>
    <style:style style:name="T336" style:family="text">
      <style:text-properties fo:font-style="normal" officeooo:rsid="0552010f" style:font-style-asian="normal" style:font-style-complex="normal"/>
    </style:style>
    <style:style style:name="T337" style:family="text">
      <style:text-properties fo:font-style="normal" officeooo:rsid="055246e9" style:font-style-asian="normal" style:font-style-complex="normal"/>
    </style:style>
    <style:style style:name="T338" style:family="text">
      <style:text-properties fo:font-style="normal" officeooo:rsid="059b7993" style:font-style-asian="normal" style:font-style-complex="normal"/>
    </style:style>
    <style:style style:name="T339" style:family="text">
      <style:text-properties fo:font-style="normal" officeooo:rsid="059be3fa" style:font-style-asian="normal" style:font-style-complex="normal"/>
    </style:style>
    <style:style style:name="T340" style:family="text">
      <style:text-properties fo:font-style="normal" officeooo:rsid="059c4d21" style:font-style-asian="normal" style:font-style-complex="normal"/>
    </style:style>
    <style:style style:name="T341" style:family="text">
      <style:text-properties fo:font-style="normal" officeooo:rsid="05af5926" style:font-style-asian="normal" style:font-style-complex="normal"/>
    </style:style>
    <style:style style:name="T342" style:family="text">
      <style:text-properties fo:font-style="normal" officeooo:rsid="05e67ff5" style:font-style-asian="normal" style:font-style-complex="normal"/>
    </style:style>
    <style:style style:name="T343" style:family="text">
      <style:text-properties fo:font-style="normal" officeooo:rsid="06281d90" style:font-style-asian="normal" style:font-style-complex="normal"/>
    </style:style>
    <style:style style:name="T344" style:family="text">
      <style:text-properties fo:font-style="normal" officeooo:rsid="0628d0b2" style:font-style-asian="normal" style:font-style-complex="normal"/>
    </style:style>
    <style:style style:name="T345" style:family="text">
      <style:text-properties fo:font-style="normal" officeooo:rsid="062a5cc0" style:font-style-asian="normal" style:font-style-complex="normal"/>
    </style:style>
    <style:style style:name="T346" style:family="text">
      <style:text-properties fo:font-style="normal" officeooo:rsid="066305fb" style:font-style-asian="normal" style:font-style-complex="normal"/>
    </style:style>
    <style:style style:name="T347" style:family="text">
      <style:text-properties fo:font-style="normal" officeooo:rsid="06648f84" style:font-style-asian="normal" style:font-style-complex="normal"/>
    </style:style>
    <style:style style:name="T348" style:family="text">
      <style:text-properties fo:font-style="normal" officeooo:rsid="0664c94b" style:font-style-asian="normal" style:font-style-complex="normal"/>
    </style:style>
    <style:style style:name="T349" style:family="text">
      <style:text-properties fo:font-style="normal" officeooo:rsid="0665ce5a" style:font-style-asian="normal" style:font-style-complex="normal"/>
    </style:style>
    <style:style style:name="T350" style:family="text">
      <style:text-properties fo:font-style="normal" officeooo:rsid="0666e4f5" style:font-style-asian="normal" style:font-style-complex="normal"/>
    </style:style>
    <style:style style:name="T351" style:family="text">
      <style:text-properties fo:font-style="normal" officeooo:rsid="06684a92" style:font-style-asian="normal" style:font-style-complex="normal"/>
    </style:style>
    <style:style style:name="T352" style:family="text">
      <style:text-properties fo:font-style="normal" officeooo:rsid="066cb342" style:font-style-asian="normal" style:font-style-complex="normal"/>
    </style:style>
    <style:style style:name="T353" style:family="text">
      <style:text-properties fo:font-style="normal" officeooo:rsid="066b471c" style:font-style-asian="normal" style:font-style-complex="normal"/>
    </style:style>
    <style:style style:name="T354" style:family="text">
      <style:text-properties fo:font-style="normal" officeooo:rsid="066c9ecf" style:font-style-asian="normal" style:font-style-complex="normal"/>
    </style:style>
    <style:style style:name="T355" style:family="text">
      <style:text-properties fo:font-style="normal" officeooo:rsid="067cb245" style:font-style-asian="normal" style:font-style-complex="normal"/>
    </style:style>
    <style:style style:name="T356" style:family="text">
      <style:text-properties fo:font-style="normal" officeooo:rsid="0680c240" style:font-style-asian="normal" style:font-style-complex="normal"/>
    </style:style>
    <style:style style:name="T357" style:family="text">
      <style:text-properties fo:font-style="normal" officeooo:rsid="070f5705" style:font-style-asian="normal" style:font-style-complex="normal"/>
    </style:style>
    <style:style style:name="T358" style:family="text">
      <style:text-properties fo:font-style="normal" officeooo:rsid="070fd3fc" style:font-style-asian="normal" style:font-style-complex="normal"/>
    </style:style>
    <style:style style:name="T359" style:family="text">
      <style:text-properties fo:font-style="normal" officeooo:rsid="076eee80" style:font-style-asian="normal" style:font-style-complex="normal"/>
    </style:style>
    <style:style style:name="T360" style:family="text">
      <style:text-properties fo:font-style="normal" officeooo:rsid="0771c543" style:font-style-asian="normal" style:font-style-complex="normal"/>
    </style:style>
    <style:style style:name="T361" style:family="text">
      <style:text-properties fo:font-style="normal" officeooo:rsid="0772a620" style:font-style-asian="normal" style:font-style-complex="normal"/>
    </style:style>
    <style:style style:name="T362" style:family="text">
      <style:text-properties fo:font-style="normal" officeooo:rsid="07744118" style:font-style-asian="normal" style:font-style-complex="normal"/>
    </style:style>
    <style:style style:name="T363" style:family="text">
      <style:text-properties officeooo:rsid="031f7a34"/>
    </style:style>
    <style:style style:name="T364" style:family="text">
      <style:text-properties officeooo:rsid="0340dd4e"/>
    </style:style>
    <style:style style:name="T365" style:family="text">
      <style:text-properties officeooo:rsid="0353f10e"/>
    </style:style>
    <style:style style:name="T366" style:family="text">
      <style:text-properties officeooo:rsid="0357973c"/>
    </style:style>
    <style:style style:name="T367" style:family="text">
      <style:text-properties officeooo:rsid="03799604"/>
    </style:style>
    <style:style style:name="T368" style:family="text">
      <style:text-properties officeooo:rsid="0383bb54"/>
    </style:style>
    <style:style style:name="T369" style:family="text">
      <style:text-properties officeooo:rsid="038d6e8d"/>
    </style:style>
    <style:style style:name="T370" style:family="text">
      <style:text-properties officeooo:rsid="038f0514"/>
    </style:style>
    <style:style style:name="T371" style:family="text">
      <style:text-properties officeooo:rsid="039c7236"/>
    </style:style>
    <style:style style:name="T372" style:family="text">
      <style:text-properties officeooo:rsid="03a27414"/>
    </style:style>
    <style:style style:name="T373" style:family="text">
      <style:text-properties officeooo:rsid="03a445f5"/>
    </style:style>
    <style:style style:name="T374" style:family="text">
      <style:text-properties officeooo:rsid="03c6a36b"/>
    </style:style>
    <style:style style:name="T375" style:family="text">
      <style:text-properties officeooo:rsid="03d298ae"/>
    </style:style>
    <style:style style:name="T376" style:family="text">
      <style:text-properties officeooo:rsid="03d82333"/>
    </style:style>
    <style:style style:name="T377" style:family="text">
      <style:text-properties officeooo:rsid="03e7d157"/>
    </style:style>
    <style:style style:name="T378" style:family="text">
      <style:text-properties officeooo:rsid="03f426c5"/>
    </style:style>
    <style:style style:name="T379" style:family="text">
      <style:text-properties officeooo:rsid="032dcedd"/>
    </style:style>
    <style:style style:name="T380" style:family="text">
      <style:text-properties officeooo:rsid="04092fc4"/>
    </style:style>
    <style:style style:name="T381" style:family="text">
      <style:text-properties officeooo:rsid="041568db"/>
    </style:style>
    <style:style style:name="T382" style:family="text">
      <style:text-properties officeooo:rsid="041ceeb6"/>
    </style:style>
    <style:style style:name="T383" style:family="text">
      <style:text-properties officeooo:rsid="042e6c6a"/>
    </style:style>
    <style:style style:name="T384" style:family="text">
      <style:text-properties officeooo:rsid="042f115f"/>
    </style:style>
    <style:style style:name="T385" style:family="text">
      <style:text-properties officeooo:rsid="0437846f"/>
    </style:style>
    <style:style style:name="T386" style:family="text">
      <style:text-properties officeooo:rsid="0446348c"/>
    </style:style>
    <style:style style:name="T387" style:family="text">
      <style:text-properties officeooo:rsid="047285f4"/>
    </style:style>
    <style:style style:name="T388" style:family="text">
      <style:text-properties officeooo:rsid="04b5d68d"/>
    </style:style>
    <style:style style:name="T389" style:family="text">
      <style:text-properties officeooo:rsid="005b37b7"/>
    </style:style>
    <style:style style:name="T390" style:family="text">
      <style:text-properties officeooo:rsid="0077a4e7"/>
    </style:style>
    <style:style style:name="T391" style:family="text">
      <style:text-properties officeooo:rsid="00913de4"/>
    </style:style>
    <style:style style:name="T392" style:family="text">
      <style:text-properties officeooo:rsid="00741b8d"/>
    </style:style>
    <style:style style:name="T393" style:family="text">
      <style:text-properties officeooo:rsid="005b1744"/>
    </style:style>
    <style:style style:name="T394" style:family="text">
      <style:text-properties officeooo:rsid="005dbb6b"/>
    </style:style>
    <style:style style:name="T395" style:family="text">
      <style:text-properties officeooo:rsid="006116bc"/>
    </style:style>
    <style:style style:name="T396" style:family="text">
      <style:text-properties officeooo:rsid="00697223"/>
    </style:style>
    <style:style style:name="T397" style:family="text">
      <style:text-properties officeooo:rsid="0066d2c9"/>
    </style:style>
    <style:style style:name="T398" style:family="text">
      <style:text-properties officeooo:rsid="00632d4d"/>
    </style:style>
    <style:style style:name="T399" style:family="text">
      <style:text-properties fo:font-weight="bold" style:font-weight-asian="bold" style:font-weight-complex="bold"/>
    </style:style>
    <style:style style:name="T400" style:family="text">
      <style:text-properties fo:font-weight="bold" officeooo:rsid="01d717ce" style:font-weight-asian="bold" style:font-weight-complex="bold"/>
    </style:style>
    <style:style style:name="T401" style:family="text">
      <style:text-properties fo:font-weight="bold" officeooo:rsid="03a29b0e" style:font-weight-asian="bold" style:font-weight-complex="bold"/>
    </style:style>
    <style:style style:name="T402" style:family="text">
      <style:text-properties fo:font-weight="bold" officeooo:rsid="05eb36b3" style:font-weight-asian="bold" style:font-weight-complex="bold"/>
    </style:style>
    <style:style style:name="T403" style:family="text">
      <style:text-properties officeooo:rsid="017ac440"/>
    </style:style>
    <style:style style:name="T404" style:family="text">
      <style:text-properties officeooo:rsid="0181aca8"/>
    </style:style>
    <style:style style:name="T405" style:family="text">
      <style:text-properties officeooo:rsid="018c586b"/>
    </style:style>
    <style:style style:name="T406" style:family="text">
      <style:text-properties officeooo:rsid="01a115f0"/>
    </style:style>
    <style:style style:name="T407" style:family="text">
      <style:text-properties officeooo:rsid="01b08c36"/>
    </style:style>
    <style:style style:name="T408" style:family="text">
      <style:text-properties officeooo:rsid="01b15d31"/>
    </style:style>
    <style:style style:name="T409" style:family="text">
      <style:text-properties officeooo:rsid="007a6a28"/>
    </style:style>
    <style:style style:name="T410" style:family="text">
      <style:text-properties officeooo:rsid="01b925e8"/>
    </style:style>
    <style:style style:name="T411" style:family="text">
      <style:text-properties officeooo:rsid="01c82c1e"/>
    </style:style>
    <style:style style:name="T412" style:family="text">
      <style:text-properties officeooo:rsid="01cfb62f"/>
    </style:style>
    <style:style style:name="T413" style:family="text">
      <style:text-properties officeooo:rsid="01d1197c"/>
    </style:style>
    <style:style style:name="T414" style:family="text">
      <style:text-properties officeooo:rsid="01d30df0"/>
    </style:style>
    <style:style style:name="T415" style:family="text">
      <style:text-properties officeooo:rsid="01dc1033"/>
    </style:style>
    <style:style style:name="T416" style:family="text">
      <style:text-properties officeooo:rsid="01998953"/>
    </style:style>
    <style:style style:name="T417" style:family="text">
      <style:text-properties officeooo:rsid="019f7def"/>
    </style:style>
    <style:style style:name="T418" style:family="text">
      <style:text-properties officeooo:rsid="01a36b3a"/>
    </style:style>
    <style:style style:name="T419" style:family="text">
      <style:text-properties officeooo:rsid="01b41ecb"/>
    </style:style>
    <style:style style:name="T420" style:family="text">
      <style:text-properties officeooo:rsid="01b5e791"/>
    </style:style>
    <style:style style:name="T421" style:family="text">
      <style:text-properties officeooo:rsid="01ffbe9d"/>
    </style:style>
    <style:style style:name="T422" style:family="text">
      <style:text-properties officeooo:rsid="02089563"/>
    </style:style>
    <style:style style:name="T423" style:family="text">
      <style:text-properties officeooo:rsid="0213097d"/>
    </style:style>
    <style:style style:name="T424" style:family="text">
      <style:text-properties officeooo:rsid="021a6033"/>
    </style:style>
    <style:style style:name="T425" style:family="text">
      <style:text-properties officeooo:rsid="021c2e64"/>
    </style:style>
    <style:style style:name="T426" style:family="text">
      <style:text-properties officeooo:rsid="021d0e91"/>
    </style:style>
    <style:style style:name="T427" style:family="text">
      <style:text-properties officeooo:rsid="02444ae9"/>
    </style:style>
    <style:style style:name="T428" style:family="text">
      <style:text-properties officeooo:rsid="027136ec"/>
    </style:style>
    <style:style style:name="T429" style:family="text">
      <style:text-properties officeooo:rsid="0281f49d"/>
    </style:style>
    <style:style style:name="T430" style:family="text">
      <style:text-properties officeooo:rsid="02867e30"/>
    </style:style>
    <style:style style:name="T431" style:family="text">
      <style:text-properties officeooo:rsid="02895db2"/>
    </style:style>
    <style:style style:name="T432" style:family="text">
      <style:text-properties officeooo:rsid="028cbf81"/>
    </style:style>
    <style:style style:name="T433" style:family="text">
      <style:text-properties officeooo:rsid="029deab0"/>
    </style:style>
    <style:style style:name="T434" style:family="text">
      <style:text-properties officeooo:rsid="02a5034a"/>
    </style:style>
    <style:style style:name="T435" style:family="text">
      <style:text-properties style:text-position="super 58%" fo:font-weight="normal" officeooo:rsid="05393a16" style:font-weight-asian="normal" style:font-weight-complex="normal"/>
    </style:style>
    <style:style style:name="T436" style:family="text">
      <style:text-properties style:text-position="super 58%" fo:font-weight="normal" officeooo:rsid="03a47075" style:font-weight-asian="normal" style:font-weight-complex="normal"/>
    </style:style>
    <style:style style:name="T437" style:family="text">
      <style:text-properties style:text-position="super 58%" fo:font-weight="normal" officeooo:rsid="03a4e405" style:font-weight-asian="normal" style:font-weight-complex="normal"/>
    </style:style>
    <style:style style:name="T438" style:family="text">
      <style:text-properties style:text-position="0% 100%" fo:font-weight="normal" officeooo:rsid="05393a16" style:font-weight-asian="normal" style:font-weight-complex="normal"/>
    </style:style>
    <style:style style:name="T439" style:family="text">
      <style:text-properties style:text-position="0% 100%" fo:font-weight="normal" officeooo:rsid="03a47075" style:font-weight-asian="normal" style:font-weight-complex="normal"/>
    </style:style>
    <style:style style:name="T440" style:family="text">
      <style:text-properties style:text-position="0% 100%" fo:font-weight="normal" officeooo:rsid="03a4e405" style:font-weight-asian="normal" style:font-weight-complex="normal"/>
    </style:style>
    <style:style style:name="T441" style:family="text">
      <style:text-properties style:text-position="0% 100%" fo:font-weight="normal" officeooo:rsid="06791cf4" style:font-weight-asian="normal" style:font-weight-complex="normal"/>
    </style:style>
    <style:style style:name="T442" style:family="text">
      <style:text-properties style:text-position="0% 100%" fo:font-weight="normal" officeooo:rsid="01aee80f" style:font-weight-asian="normal" style:font-weight-complex="normal"/>
    </style:style>
    <style:style style:name="T443" style:family="text">
      <style:text-properties style:text-position="0% 100%" fo:font-weight="normal" officeooo:rsid="01b0b03d" style:font-weight-asian="normal" style:font-weight-complex="normal"/>
    </style:style>
    <style:style style:name="T444" style:family="text">
      <style:text-properties style:text-position="0% 100%" fo:font-weight="normal" officeooo:rsid="06e2f83a" style:font-weight-asian="normal" style:font-weight-complex="normal"/>
    </style:style>
    <style:style style:name="T445" style:family="text">
      <style:text-properties style:text-position="0% 100%" fo:font-weight="normal" officeooo:rsid="069929e0" style:font-weight-asian="normal" style:font-weight-complex="normal"/>
    </style:style>
    <style:style style:name="T446" style:family="text">
      <style:text-properties style:text-position="0% 100%" fo:font-weight="normal" officeooo:rsid="023389f0" style:font-weight-asian="normal" style:font-weight-complex="normal"/>
    </style:style>
    <style:style style:name="T447" style:family="text">
      <style:text-properties style:text-position="0% 100%" fo:font-weight="normal" officeooo:rsid="069cb565" style:font-weight-asian="normal" style:font-weight-complex="normal"/>
    </style:style>
    <style:style style:name="T448" style:family="text">
      <style:text-properties style:text-position="0% 100%" fo:font-weight="normal" officeooo:rsid="01b06b39" style:font-weight-asian="normal" style:font-weight-complex="normal"/>
    </style:style>
    <style:style style:name="T449" style:family="text">
      <style:text-properties style:text-position="0% 100%" fo:font-weight="normal" officeooo:rsid="0424cd1e" style:font-weight-asian="normal" style:font-weight-complex="normal"/>
    </style:style>
    <style:style style:name="T450" style:family="text">
      <style:text-properties style:text-position="0% 100%" fo:font-weight="normal" officeooo:rsid="01c89fb2" style:font-weight-asian="normal" style:font-weight-complex="normal"/>
    </style:style>
    <style:style style:name="T451" style:family="text">
      <style:text-properties style:text-position="0% 100%" fo:font-weight="normal" officeooo:rsid="072253e7" style:font-weight-asian="normal" style:font-weight-complex="normal"/>
    </style:style>
    <style:style style:name="T452" style:family="text">
      <style:text-properties style:text-position="0% 100%" officeooo:rsid="06b1beee"/>
    </style:style>
    <style:style style:name="T453" style:family="text">
      <style:text-properties style:text-position="0% 100%" officeooo:rsid="06b309e3"/>
    </style:style>
    <style:style style:name="T454" style:family="text">
      <style:text-properties officeooo:rsid="02d0e7b1"/>
    </style:style>
    <style:style style:name="T455" style:family="text">
      <style:text-properties officeooo:rsid="02d380db"/>
    </style:style>
    <style:style style:name="T456" style:family="text">
      <style:text-properties officeooo:rsid="02e88953"/>
    </style:style>
    <style:style style:name="T457" style:family="text">
      <style:text-properties officeooo:rsid="02e9776d"/>
    </style:style>
    <style:style style:name="T458" style:family="text">
      <style:text-properties officeooo:rsid="02f4d926"/>
    </style:style>
    <style:style style:name="T459" style:family="text">
      <style:text-properties officeooo:rsid="030ecd54"/>
    </style:style>
    <style:style style:name="T460" style:family="text">
      <style:text-properties officeooo:rsid="03111d96"/>
    </style:style>
    <style:style style:name="T461" style:family="text">
      <style:text-properties officeooo:rsid="032099b8"/>
    </style:style>
    <style:style style:name="T462" style:family="text">
      <style:text-properties officeooo:rsid="03290f57"/>
    </style:style>
    <style:style style:name="T463" style:family="text">
      <style:text-properties officeooo:rsid="0355a893"/>
    </style:style>
    <style:style style:name="T464" style:family="text">
      <style:text-properties officeooo:rsid="0364ec3c"/>
    </style:style>
    <style:style style:name="T465" style:family="text">
      <style:text-properties officeooo:rsid="0367fa73"/>
    </style:style>
    <style:style style:name="T466" style:family="text">
      <style:text-properties officeooo:rsid="0375944b"/>
    </style:style>
    <style:style style:name="T467" style:family="text">
      <style:text-properties officeooo:rsid="032ec26a"/>
    </style:style>
    <style:style style:name="T468" style:family="text">
      <style:text-properties officeooo:rsid="0376a746"/>
    </style:style>
    <style:style style:name="T469" style:family="text">
      <style:text-properties officeooo:rsid="0385eade"/>
    </style:style>
    <style:style style:name="T470" style:family="text">
      <style:text-properties officeooo:rsid="038a0ad0"/>
    </style:style>
    <style:style style:name="T471" style:family="text">
      <style:text-properties officeooo:rsid="03946f45"/>
    </style:style>
    <style:style style:name="T472" style:family="text">
      <style:text-properties officeooo:rsid="03a73593"/>
    </style:style>
    <style:style style:name="T473" style:family="text">
      <style:text-properties officeooo:rsid="03b2cc0c"/>
    </style:style>
    <style:style style:name="T474" style:family="text">
      <style:text-properties officeooo:rsid="03b6566f"/>
    </style:style>
    <style:style style:name="T475" style:family="text">
      <style:text-properties officeooo:rsid="03b6da38"/>
    </style:style>
    <style:style style:name="T476" style:family="text">
      <style:text-properties officeooo:rsid="03b98c0c"/>
    </style:style>
    <style:style style:name="T477" style:family="text">
      <style:text-properties officeooo:rsid="03bd78df"/>
    </style:style>
    <style:style style:name="T478" style:family="text">
      <style:text-properties officeooo:rsid="03e63c58"/>
    </style:style>
    <style:style style:name="T479" style:family="text">
      <style:text-properties officeooo:rsid="03e6dd2a"/>
    </style:style>
    <style:style style:name="T480" style:family="text">
      <style:text-properties officeooo:rsid="04354a04"/>
    </style:style>
    <style:style style:name="T481" style:family="text">
      <style:text-properties officeooo:rsid="043bd035"/>
    </style:style>
    <style:style style:name="T482" style:family="text">
      <style:text-properties officeooo:rsid="043da76c"/>
    </style:style>
    <style:style style:name="T483" style:family="text">
      <style:text-properties officeooo:rsid="0442dcb6"/>
    </style:style>
    <style:style style:name="T484" style:family="text">
      <style:text-properties officeooo:rsid="044697b6"/>
    </style:style>
    <style:style style:name="T485" style:family="text">
      <style:text-properties officeooo:rsid="04486caa"/>
    </style:style>
    <style:style style:name="T486" style:family="text">
      <style:text-properties officeooo:rsid="044d2d1f"/>
    </style:style>
    <style:style style:name="T487" style:family="text">
      <style:text-properties officeooo:rsid="044dfcd7"/>
    </style:style>
    <style:style style:name="T488" style:family="text">
      <style:text-properties officeooo:rsid="0452529c"/>
    </style:style>
    <style:style style:name="T489" style:family="text">
      <style:text-properties officeooo:rsid="0457324a"/>
    </style:style>
    <style:style style:name="T490" style:family="text">
      <style:text-properties officeooo:rsid="043d4ef2"/>
    </style:style>
    <style:style style:name="T491" style:family="text">
      <style:text-properties officeooo:rsid="04574f05"/>
    </style:style>
    <style:style style:name="T492" style:family="text">
      <style:text-properties officeooo:rsid="04575b73"/>
    </style:style>
    <style:style style:name="T493" style:family="text">
      <style:text-properties officeooo:rsid="045ee805"/>
    </style:style>
    <style:style style:name="T494" style:family="text">
      <style:text-properties officeooo:rsid="04607a00"/>
    </style:style>
    <style:style style:name="T495" style:family="text">
      <style:text-properties officeooo:rsid="046c9596"/>
    </style:style>
    <style:style style:name="T496" style:family="text">
      <style:text-properties officeooo:rsid="046f86df"/>
    </style:style>
    <style:style style:name="T497" style:family="text">
      <style:text-properties officeooo:rsid="0471fe39"/>
    </style:style>
    <style:style style:name="T498" style:family="text">
      <style:text-properties officeooo:rsid="04747c6b"/>
    </style:style>
    <style:style style:name="T499" style:family="text">
      <style:text-properties officeooo:rsid="0477c584"/>
    </style:style>
    <style:style style:name="T500" style:family="text">
      <style:text-properties officeooo:rsid="047b1c84"/>
    </style:style>
    <style:style style:name="T501" style:family="text">
      <style:text-properties officeooo:rsid="048545b8"/>
    </style:style>
    <style:style style:name="T502" style:family="text">
      <style:text-properties officeooo:rsid="0485c83f"/>
    </style:style>
    <style:style style:name="T503" style:family="text">
      <style:text-properties officeooo:rsid="0486d4b4"/>
    </style:style>
    <style:style style:name="T504" style:family="text">
      <style:text-properties officeooo:rsid="04939d9a"/>
    </style:style>
    <style:style style:name="T505" style:family="text">
      <style:text-properties officeooo:rsid="049584da"/>
    </style:style>
    <style:style style:name="T506" style:family="text">
      <style:text-properties officeooo:rsid="0495e05f"/>
    </style:style>
    <style:style style:name="T507" style:family="text">
      <style:text-properties officeooo:rsid="049a75d8"/>
    </style:style>
    <style:style style:name="T508" style:family="text">
      <style:text-properties officeooo:rsid="04ad006e"/>
    </style:style>
    <style:style style:name="T509" style:family="text">
      <style:text-properties officeooo:rsid="04af9d16"/>
    </style:style>
    <style:style style:name="T510" style:family="text">
      <style:text-properties officeooo:rsid="04b0f788"/>
    </style:style>
    <style:style style:name="T511" style:family="text">
      <style:text-properties officeooo:rsid="04b1ca70"/>
    </style:style>
    <style:style style:name="T512" style:family="text">
      <style:text-properties officeooo:rsid="04b51897"/>
    </style:style>
    <style:style style:name="T513" style:family="text">
      <style:text-properties officeooo:rsid="04b81584"/>
    </style:style>
    <style:style style:name="T514" style:family="text">
      <style:text-properties officeooo:rsid="04b8ea58"/>
    </style:style>
    <style:style style:name="T515" style:family="text">
      <style:text-properties officeooo:rsid="04bbb2f4"/>
    </style:style>
    <style:style style:name="T516" style:family="text">
      <style:text-properties officeooo:rsid="04bbffc9"/>
    </style:style>
    <style:style style:name="T517" style:family="text">
      <style:text-properties officeooo:rsid="04be184e"/>
    </style:style>
    <style:style style:name="T518" style:family="text">
      <style:text-properties style:text-line-through-style="none" style:text-line-through-type="none" officeooo:rsid="04be184e"/>
    </style:style>
    <style:style style:name="T519" style:family="text">
      <style:text-properties officeooo:rsid="04bed9a2"/>
    </style:style>
    <style:style style:name="T520" style:family="text">
      <style:text-properties officeooo:rsid="04c00a2c"/>
    </style:style>
    <style:style style:name="T521" style:family="text">
      <style:text-properties officeooo:rsid="04c199ba"/>
    </style:style>
    <style:style style:name="T522" style:family="text">
      <style:text-properties officeooo:rsid="04ceda93"/>
    </style:style>
    <style:style style:name="T523" style:family="text">
      <style:text-properties officeooo:rsid="04d39eff"/>
    </style:style>
    <style:style style:name="T524" style:family="text">
      <style:text-properties officeooo:rsid="04dd40ea"/>
    </style:style>
    <style:style style:name="T525" style:family="text">
      <style:text-properties officeooo:rsid="04e72d09"/>
    </style:style>
    <style:style style:name="T526" style:family="text">
      <style:text-properties officeooo:rsid="04da95bb"/>
    </style:style>
    <style:style style:name="T527" style:family="text">
      <style:text-properties officeooo:rsid="04f11e74"/>
    </style:style>
    <style:style style:name="T528" style:family="text">
      <style:text-properties officeooo:rsid="04facb22"/>
    </style:style>
    <style:style style:name="T529" style:family="text">
      <style:text-properties officeooo:rsid="04fd9bd9"/>
    </style:style>
    <style:style style:name="T530" style:family="text">
      <style:text-properties officeooo:rsid="04fe13cc"/>
    </style:style>
    <style:style style:name="T531" style:family="text">
      <style:text-properties officeooo:rsid="0504a7c2"/>
    </style:style>
    <style:style style:name="T532" style:family="text">
      <style:text-properties officeooo:rsid="03c4188b"/>
    </style:style>
    <style:style style:name="T533" style:family="text">
      <style:text-properties officeooo:rsid="0512de39"/>
    </style:style>
    <style:style style:name="T534" style:family="text">
      <style:text-properties officeooo:rsid="05194236"/>
    </style:style>
    <style:style style:name="T535" style:family="text">
      <style:text-properties officeooo:rsid="051b6c0f"/>
    </style:style>
    <style:style style:name="T536" style:family="text">
      <style:text-properties officeooo:rsid="05221072"/>
    </style:style>
    <style:style style:name="T537" style:family="text">
      <style:text-properties officeooo:rsid="053a70d3"/>
    </style:style>
    <style:style style:name="T538" style:family="text">
      <style:text-properties officeooo:rsid="054a33cb"/>
    </style:style>
    <style:style style:name="T539" style:family="text">
      <style:text-properties officeooo:rsid="054ff770"/>
    </style:style>
    <style:style style:name="T540" style:family="text">
      <style:text-properties officeooo:rsid="055350ea"/>
    </style:style>
    <style:style style:name="T541" style:family="text">
      <style:text-properties officeooo:rsid="055ac834"/>
    </style:style>
    <style:style style:name="T542" style:family="text">
      <style:text-properties officeooo:rsid="055eb060"/>
    </style:style>
    <style:style style:name="T543" style:family="text">
      <style:text-properties officeooo:rsid="0562c91e"/>
    </style:style>
    <style:style style:name="T544" style:family="text">
      <style:text-properties officeooo:rsid="0575a766"/>
    </style:style>
    <style:style style:name="T545" style:family="text">
      <style:text-properties officeooo:rsid="05794819"/>
    </style:style>
    <style:style style:name="T546" style:family="text">
      <style:text-properties officeooo:rsid="057c7aa8"/>
    </style:style>
    <style:style style:name="T547" style:family="text">
      <style:text-properties officeooo:rsid="057d1d8c"/>
    </style:style>
    <style:style style:name="T548" style:family="text">
      <style:text-properties style:text-line-through-style="solid" style:text-line-through-type="single"/>
    </style:style>
    <style:style style:name="T549" style:family="text">
      <style:text-properties style:text-line-through-style="solid" style:text-line-through-type="single" officeooo:rsid="05194236"/>
    </style:style>
    <style:style style:name="T550" style:family="text">
      <style:text-properties officeooo:rsid="058270ba"/>
    </style:style>
    <style:style style:name="T551" style:family="text">
      <style:text-properties officeooo:rsid="0589a5fd"/>
    </style:style>
    <style:style style:name="T552" style:family="text">
      <style:text-properties officeooo:rsid="0590da3e"/>
    </style:style>
    <style:style style:name="T553" style:family="text">
      <style:text-properties officeooo:rsid="05935bb7"/>
    </style:style>
    <style:style style:name="T554" style:family="text">
      <style:text-properties officeooo:rsid="0593f811"/>
    </style:style>
    <style:style style:name="T555" style:family="text">
      <style:text-properties officeooo:rsid="05961260"/>
    </style:style>
    <style:style style:name="T556" style:family="text">
      <style:text-properties officeooo:rsid="059704a1"/>
    </style:style>
    <style:style style:name="T557" style:family="text">
      <style:text-properties officeooo:rsid="0599bca0"/>
    </style:style>
    <style:style style:name="T558" style:family="text">
      <style:text-properties officeooo:rsid="059a2437"/>
    </style:style>
    <style:style style:name="T559" style:family="text">
      <style:text-properties officeooo:rsid="059d8e03"/>
    </style:style>
    <style:style style:name="T560" style:family="text">
      <style:text-properties officeooo:rsid="059dcb1c"/>
    </style:style>
    <style:style style:name="T561" style:family="text">
      <style:text-properties officeooo:rsid="059ee0ae"/>
    </style:style>
    <style:style style:name="T562" style:family="text">
      <style:text-properties officeooo:rsid="05a12234"/>
    </style:style>
    <style:style style:name="T563" style:family="text">
      <style:text-properties officeooo:rsid="05a573e2"/>
    </style:style>
    <style:style style:name="T564" style:family="text">
      <style:text-properties officeooo:rsid="05a8cbfe"/>
    </style:style>
    <style:style style:name="T565" style:family="text">
      <style:text-properties officeooo:rsid="05b13055"/>
    </style:style>
    <style:style style:name="T566" style:family="text">
      <style:text-properties officeooo:rsid="05b1b9e4"/>
    </style:style>
    <style:style style:name="T567" style:family="text">
      <style:text-properties officeooo:rsid="05b3aa15"/>
    </style:style>
    <style:style style:name="T568" style:family="text">
      <style:text-properties officeooo:rsid="05b45637"/>
    </style:style>
    <style:style style:name="T569" style:family="text">
      <style:text-properties officeooo:rsid="05b6bd28"/>
    </style:style>
    <style:style style:name="T570" style:family="text">
      <style:text-properties officeooo:rsid="05b8807b"/>
    </style:style>
    <style:style style:name="T571" style:family="text">
      <style:text-properties officeooo:rsid="05bc8913"/>
    </style:style>
    <style:style style:name="T572" style:family="text">
      <style:text-properties officeooo:rsid="05c16d8f"/>
    </style:style>
    <style:style style:name="T573" style:family="text">
      <style:text-properties officeooo:rsid="05d030a1"/>
    </style:style>
    <style:style style:name="T574" style:family="text">
      <style:text-properties officeooo:rsid="03c9fbed"/>
    </style:style>
    <style:style style:name="T575" style:family="text">
      <style:text-properties officeooo:rsid="05d67087"/>
    </style:style>
    <style:style style:name="T576" style:family="text">
      <style:text-properties officeooo:rsid="05d9ce72"/>
    </style:style>
    <style:style style:name="T577" style:family="text">
      <style:text-properties officeooo:rsid="05e4990e"/>
    </style:style>
    <style:style style:name="T578" style:family="text">
      <style:text-properties officeooo:rsid="05e5ef14"/>
    </style:style>
    <style:style style:name="T579" style:family="text">
      <style:text-properties officeooo:rsid="05eb36b3"/>
    </style:style>
    <style:style style:name="T580" style:family="text">
      <style:text-properties officeooo:rsid="05ed9236"/>
    </style:style>
    <style:style style:name="T581" style:family="text">
      <style:text-properties officeooo:rsid="05f3f0ed"/>
    </style:style>
    <style:style style:name="T582" style:family="text">
      <style:text-properties officeooo:rsid="05f62666"/>
    </style:style>
    <style:style style:name="T583" style:family="text">
      <style:text-properties officeooo:rsid="05f6af7d"/>
    </style:style>
    <style:style style:name="T584" style:family="text">
      <style:text-properties officeooo:rsid="05f83cd6"/>
    </style:style>
    <style:style style:name="T585" style:family="text">
      <style:text-properties officeooo:rsid="05f8daed"/>
    </style:style>
    <style:style style:name="T586" style:family="text">
      <style:text-properties officeooo:rsid="05fb5639"/>
    </style:style>
    <style:style style:name="T587" style:family="text">
      <style:text-properties officeooo:rsid="06010d76"/>
    </style:style>
    <style:style style:name="T588" style:family="text">
      <style:text-properties officeooo:rsid="01932785"/>
    </style:style>
    <style:style style:name="T589" style:family="text">
      <style:text-properties officeooo:rsid="0604d2ce"/>
    </style:style>
    <style:style style:name="T590" style:family="text">
      <style:text-properties officeooo:rsid="06111f55"/>
    </style:style>
    <style:style style:name="T591" style:family="text">
      <style:text-properties officeooo:rsid="062d2973"/>
    </style:style>
    <style:style style:name="T592" style:family="text">
      <style:text-properties officeooo:rsid="062dc28c"/>
    </style:style>
    <style:style style:name="T593" style:family="text">
      <style:text-properties officeooo:rsid="063139a5"/>
    </style:style>
    <style:style style:name="T594" style:family="text">
      <style:text-properties officeooo:rsid="06314af3"/>
    </style:style>
    <style:style style:name="T595" style:family="text">
      <style:text-properties officeooo:rsid="063729d6"/>
    </style:style>
    <style:style style:name="T596" style:family="text">
      <style:text-properties fo:language="en" fo:country="US"/>
    </style:style>
    <style:style style:name="T597" style:family="text">
      <style:text-properties fo:language="en" fo:country="US" officeooo:rsid="05702b3c"/>
    </style:style>
    <style:style style:name="T598" style:family="text">
      <style:text-properties fo:language="en" fo:country="US" officeooo:rsid="03189c51"/>
    </style:style>
    <style:style style:name="T599" style:family="text">
      <style:text-properties fo:language="en" fo:country="US" officeooo:rsid="0324b645"/>
    </style:style>
    <style:style style:name="T600" style:family="text">
      <style:text-properties fo:language="en" fo:country="US" fo:font-style="normal" officeooo:rsid="0328802c" style:font-style-asian="normal" style:font-style-complex="normal"/>
    </style:style>
    <style:style style:name="T601" style:family="text">
      <style:text-properties fo:language="en" fo:country="US" fo:font-style="normal" officeooo:rsid="04001801" style:font-style-asian="normal" style:font-style-complex="normal"/>
    </style:style>
    <style:style style:name="T602" style:family="text">
      <style:text-properties fo:language="en" fo:country="US" fo:font-style="normal" officeooo:rsid="0446d68e" style:font-style-asian="normal" style:font-style-complex="normal"/>
    </style:style>
    <style:style style:name="T603" style:family="text">
      <style:text-properties fo:language="en" fo:country="US" fo:font-style="normal" officeooo:rsid="044739fb" style:font-style-asian="normal" style:font-style-complex="normal"/>
    </style:style>
    <style:style style:name="T604" style:family="text">
      <style:text-properties fo:language="en" fo:country="US" fo:font-style="normal" officeooo:rsid="04484a3a" style:font-style-asian="normal" style:font-style-complex="normal"/>
    </style:style>
    <style:style style:name="T605" style:family="text">
      <style:text-properties fo:language="en" fo:country="US" fo:font-style="normal" officeooo:rsid="04496242" style:font-style-asian="normal" style:font-style-complex="normal"/>
    </style:style>
    <style:style style:name="T606" style:family="text">
      <style:text-properties fo:language="en" fo:country="US" fo:font-style="normal" officeooo:rsid="0541bd6d" style:font-style-asian="normal" style:font-style-complex="normal"/>
    </style:style>
    <style:style style:name="T607" style:family="text">
      <style:text-properties fo:language="en" fo:country="US" fo:font-style="normal" officeooo:rsid="01ed4fe7" style:font-style-asian="normal" style:font-style-complex="normal"/>
    </style:style>
    <style:style style:name="T608" style:family="text">
      <style:text-properties fo:language="en" fo:country="US" fo:font-style="normal" officeooo:rsid="044b3385" style:font-style-asian="normal" style:font-style-complex="normal"/>
    </style:style>
    <style:style style:name="T609" style:family="text">
      <style:text-properties fo:language="en" fo:country="US" fo:font-style="normal" officeooo:rsid="046a8ee5" style:font-style-asian="normal" style:font-style-complex="normal"/>
    </style:style>
    <style:style style:name="T610" style:family="text">
      <style:text-properties fo:language="en" fo:country="US" fo:font-style="normal" officeooo:rsid="04a34192" style:font-style-asian="normal" style:font-style-complex="normal"/>
    </style:style>
    <style:style style:name="T611" style:family="text">
      <style:text-properties fo:language="en" fo:country="US" fo:font-style="normal" officeooo:rsid="044d0515" style:font-style-asian="normal" style:font-style-complex="normal"/>
    </style:style>
    <style:style style:name="T612" style:family="text">
      <style:text-properties fo:language="en" fo:country="US" officeooo:rsid="05248e98"/>
    </style:style>
    <style:style style:name="T613" style:family="text">
      <style:text-properties fo:language="en" fo:country="US" officeooo:rsid="05de072d"/>
    </style:style>
    <style:style style:name="T614" style:family="text">
      <style:text-properties fo:language="en" fo:country="US" officeooo:rsid="07d4a375"/>
    </style:style>
    <style:style style:name="T615" style:family="text">
      <style:text-properties officeooo:rsid="0658f134"/>
    </style:style>
    <style:style style:name="T616" style:family="text">
      <style:text-properties officeooo:rsid="0655aaed"/>
    </style:style>
    <style:style style:name="T617" style:family="text">
      <style:text-properties officeooo:rsid="066dee13"/>
    </style:style>
    <style:style style:name="T618" style:family="text">
      <style:text-properties officeooo:rsid="066fa6a6"/>
    </style:style>
    <style:style style:name="T619" style:family="text">
      <style:text-properties officeooo:rsid="06708c01"/>
    </style:style>
    <style:style style:name="T620" style:family="text">
      <style:text-properties officeooo:rsid="0671ca6a"/>
    </style:style>
    <style:style style:name="T621" style:family="text">
      <style:text-properties officeooo:rsid="023abb38"/>
    </style:style>
    <style:style style:name="T622" style:family="text">
      <style:text-properties officeooo:rsid="01bf4ea3"/>
    </style:style>
    <style:style style:name="T623" style:family="text">
      <style:text-properties officeooo:rsid="02387acb"/>
    </style:style>
    <style:style style:name="T624" style:family="text">
      <style:text-properties officeooo:rsid="069e1099"/>
    </style:style>
    <style:style style:name="T625" style:family="text">
      <style:text-properties officeooo:rsid="06aad5b2"/>
    </style:style>
    <style:style style:name="T626" style:family="text">
      <style:text-properties officeooo:rsid="06ad8546"/>
    </style:style>
    <style:style style:name="T627" style:family="text">
      <style:text-properties style:text-position="sub 58%" officeooo:rsid="06b309e3"/>
    </style:style>
    <style:style style:name="T628" style:family="text">
      <style:text-properties officeooo:rsid="06b67535"/>
    </style:style>
    <style:style style:name="T629" style:family="text">
      <style:text-properties officeooo:rsid="06c06852"/>
    </style:style>
    <style:style style:name="T630" style:family="text">
      <style:text-properties officeooo:rsid="06b07d47"/>
    </style:style>
    <style:style style:name="T631" style:family="text">
      <style:text-properties officeooo:rsid="06d88579"/>
    </style:style>
    <style:style style:name="T632" style:family="text">
      <style:text-properties officeooo:rsid="06d8f09f"/>
    </style:style>
    <style:style style:name="T633" style:family="text">
      <style:text-properties officeooo:rsid="06e979d9"/>
    </style:style>
    <style:style style:name="T634" style:family="text">
      <style:text-properties officeooo:rsid="06f0095a"/>
    </style:style>
    <style:style style:name="T635" style:family="text">
      <style:text-properties officeooo:rsid="06fa334e"/>
    </style:style>
    <style:style style:name="T636" style:family="text">
      <style:text-properties officeooo:rsid="070dd6bc"/>
    </style:style>
    <style:style style:name="T637" style:family="text">
      <style:text-properties officeooo:rsid="074c0a3d"/>
    </style:style>
    <style:style style:name="T638" style:family="text">
      <style:text-properties officeooo:rsid="076ac3b4"/>
    </style:style>
    <style:style style:name="T639" style:family="text">
      <style:text-properties officeooo:rsid="076b9de9"/>
    </style:style>
    <style:style style:name="T640" style:family="text">
      <style:text-properties officeooo:rsid="07792368"/>
    </style:style>
    <style:style style:name="T641" style:family="text">
      <style:text-properties officeooo:rsid="07453f70"/>
    </style:style>
    <style:style style:name="T642" style:family="text">
      <style:text-properties officeooo:rsid="079324b0"/>
    </style:style>
    <style:style style:name="T643" style:family="text">
      <style:text-properties officeooo:rsid="07969f53"/>
    </style:style>
    <style:style style:name="T644" style:family="text">
      <style:text-properties officeooo:rsid="07a1bd61"/>
    </style:style>
    <style:style style:name="T645" style:family="text">
      <style:text-properties officeooo:rsid="07c49093"/>
    </style:style>
    <style:style style:name="T646" style:family="text">
      <style:text-properties officeooo:rsid="07c545b0"/>
    </style:style>
    <style:style style:name="T647" style:family="text">
      <style:text-properties officeooo:rsid="0214e193"/>
    </style:style>
    <style:style style:name="T648" style:family="text">
      <style:text-properties fo:font-size="12pt" style:font-size-asian="12pt" style:font-size-complex="12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2"/>
      <text:p text:style-name="P396"/>
      <text:p text:style-name="P396"/>
      <text:p text:style-name="P395">Arkadiusz Bulski</text:p>
      <text:p text:style-name="P395"/>
      <text:p text:style-name="P395"/>
      <text:p text:style-name="P395"/>
      <text:p text:style-name="P395"/>
      <text:p text:style-name="P395"/>
      <text:p text:style-name="P395"/>
      <text:p text:style-name="P395"/>
      <text:p text:style-name="P395"/>
      <text:p text:style-name="P398"><draw:frame draw:style-name="fr9" draw:name="Obraz5" text:anchor-type="paragraph" svg:width="8.55cm" svg:height="1.58cm" draw:z-index="29"><draw:image xlink:href="../../logotypes/3.png" xlink:type="simple" xlink:show="embed" xlink:actuate="onLoad" draw:filter-name="&lt;Wszystkie formaty&gt;"/></draw:frame></text:p>
      <text:p text:style-name="P400"><text:span text:style-name="T647">safe cryptographic steganographic advanced filesystem</text:span></text:p>
      <text:p text:style-name="P398"/>
      <text:p text:style-name="P399"><text:span text:style-name="T648">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text:span> </text:p>
      <text:p text:style-name="P392"/>
      <text:p text:style-name="P392"/>
      <text:p text:style-name="P392"/>
      <text:p text:style-name="P392"/>
      <text:p text:style-name="P392"/>
      <text:p text:style-name="P392"/>
      <text:p text:style-name="P392"/>
      <text:p text:style-name="P392"/>
      <text:p text:style-name="P394">Lodz, Poland 2017</text:p>
      <text:p text:style-name="P393"/>
      <text:p text:style-name="P393"/>
      <text:p text:style-name="P393"/>
      <text:p text:style-name="P397"/>
      <text:p text:style-name="P401"><text:bookmark-start text:name="__RefHeading___Toc3096_2139278338"/><text:bookmark-end text:name="__RefHeading___Toc3096_2139278338"/></text:p>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3"><text:a xlink:type="simple" xlink:href="#__RefHeading___Toc3092_2139278338" text:style-name="Index_20_Link" text:visited-style-name="Index_20_Link">Mission Statement Safe cryptographic steganographic advanced filesystem<text:tab/>3</text:a></text:p>
          <text:p text:style-name="P434"><text:a xlink:type="simple" xlink:href="#__RefHeading___Toc3094_2139278338" text:style-name="Index_20_Link" text:visited-style-name="Index_20_Link">Abstract<text:tab/>3</text:a></text:p>
          <text:p text:style-name="P434"><text:a xlink:type="simple" xlink:href="#__RefHeading___Toc3098_2139278338" text:style-name="Index_20_Link" text:visited-style-name="Index_20_Link">Introduction<text:tab/>3</text:a></text:p>
          <text:p text:style-name="P436"><text:a xlink:type="simple" xlink:href="#__RefHeading___Toc12208_1922678716" text:style-name="Index_20_Link" text:visited-style-name="Index_20_Link">Filesystem<text:tab/>4</text:a></text:p>
          <text:p text:style-name="P436"><text:a xlink:type="simple" xlink:href="#__RefHeading___Toc12210_1922678716" text:style-name="Index_20_Link" text:visited-style-name="Index_20_Link">Cryptographic filesystem<text:tab/>4</text:a></text:p>
          <text:p text:style-name="P436"><text:a xlink:type="simple" xlink:href="#__RefHeading___Toc12212_1922678716" text:style-name="Index_20_Link" text:visited-style-name="Index_20_Link">Steganographic filesystem<text:tab/>4</text:a></text:p>
          <text:p text:style-name="P436"><text:a xlink:type="simple" xlink:href="#__RefHeading___Toc12214_1922678716" text:style-name="Index_20_Link" text:visited-style-name="Index_20_Link">Safe filesystem<text:tab/>4</text:a></text:p>
          <text:p text:style-name="P436"><text:a xlink:type="simple" xlink:href="#__RefHeading___Toc12216_1922678716" text:style-name="Index_20_Link" text:visited-style-name="Index_20_Link">Advanced filesystem<text:tab/>5</text:a></text:p>
          <text:p text:style-name="P434"><text:a xlink:type="simple" xlink:href="#__RefHeading___Toc3100_2139278338" text:style-name="Index_20_Link" text:visited-style-name="Index_20_Link">Usage scenarios<text:tab/>7</text:a></text:p>
          <text:p text:style-name="P436"><text:a xlink:type="simple" xlink:href="#__RefHeading___Toc11818_1922678716" text:style-name="Index_20_Link" text:visited-style-name="Index_20_Link">Graphic designer.<text:tab/>7</text:a></text:p>
          <text:p text:style-name="P436"><text:a xlink:type="simple" xlink:href="#__RefHeading___Toc12218_1922678716" text:style-name="Index_20_Link" text:visited-style-name="Index_20_Link">Human rights activist.<text:tab/>7</text:a></text:p>
          <text:p text:style-name="P436"><text:a xlink:type="simple" xlink:href="#__RefHeading___Toc12220_1922678716" text:style-name="Index_20_Link" text:visited-style-name="Index_20_Link">Medical center maintenance staff.<text:tab/>7</text:a></text:p>
          <text:p text:style-name="P436"><text:a xlink:type="simple" xlink:href="#__RefHeading___Toc12222_1922678716" text:style-name="Index_20_Link" text:visited-style-name="Index_20_Link">Linux distro maintainer.<text:tab/>8</text:a></text:p>
          <text:p text:style-name="P436"><text:a xlink:type="simple" xlink:href="#__RefHeading___Toc12224_1922678716" text:style-name="Index_20_Link" text:visited-style-name="Index_20_Link">Computer forensics expert.<text:tab/>8</text:a></text:p>
          <text:p text:style-name="P436"><text:a xlink:type="simple" xlink:href="#__RefHeading___Toc12226_1922678716" text:style-name="Index_20_Link" text:visited-style-name="Index_20_Link">Software engineer.<text:tab/>8</text:a></text:p>
          <text:p text:style-name="P434"><text:a xlink:type="simple" xlink:href="#__RefHeading___Toc9923_734990283" text:style-name="Index_20_Link" text:visited-style-name="Index_20_Link">Motivation<text:tab/>9</text:a></text:p>
          <text:p text:style-name="P433"><text:a xlink:type="simple" xlink:href="#__RefHeading___Toc3102_2139278338" text:style-name="Index_20_Link" text:visited-style-name="Index_20_Link">Conceptual Design Ideas and Observations for a versatile filesystem<text:tab/>11</text:a></text:p>
          <text:p text:style-name="P434"><text:a xlink:type="simple" xlink:href="#__RefHeading___Toc2962_2139278338" text:style-name="Index_20_Link" text:visited-style-name="Index_20_Link">Introduction<text:tab/>11</text:a></text:p>
          <text:p text:style-name="P435"><text:a xlink:type="simple" xlink:href="#__RefHeading___Toc2966_2139278338" text:style-name="Index_20_Link" text:visited-style-name="Index_20_Link">Inodes are not efficient. (OK)<text:tab/>11</text:a></text:p>
          <text:p text:style-name="P435"><text:a xlink:type="simple" xlink:href="#__RefHeading___Toc2968_2139278338" text:style-name="Index_20_Link" text:visited-style-name="Index_20_Link">B-trees are not efficient. (OK)<text:tab/>15</text:a></text:p>
          <text:p text:style-name="P435"><text:a xlink:type="simple" xlink:href="#__RefHeading___Toc4960_1322332396" text:style-name="Index_20_Link" text:visited-style-name="Index_20_Link">Block allocation is not efficient. (OK)<text:tab/>18</text:a></text:p>
          <text:p text:style-name="P435"><text:a xlink:type="simple" xlink:href="#__RefHeading___Toc4248_1811106159" text:style-name="Index_20_Link" text:visited-style-name="Index_20_Link">Fsync is not efficient.<text:tab/>19</text:a></text:p>
          <text:p text:style-name="P435"><text:a xlink:type="simple" xlink:href="#__RefHeading___Toc22885_1405522475" text:style-name="Index_20_Link" text:visited-style-name="Index_20_Link">Cumulative representation is less useful.<text:tab/>24</text:a></text:p>
          <text:p text:style-name="P435"><text:a xlink:type="simple" xlink:href="#__RefHeading___Toc3156_190800628" text:style-name="Index_20_Link" text:visited-style-name="Index_20_Link">Atomic sector overwrite is not necessary for consistency. (OK)<text:tab/>24</text:a></text:p>
          <text:p text:style-name="P435"><text:a xlink:type="simple" xlink:href="#__RefHeading___Toc3412_1102112787" text:style-name="Index_20_Link" text:visited-style-name="Index_20_Link">Volumes should not be synonymous with partitions.<text:tab/>25</text:a></text:p>
          <text:p text:style-name="P435"><text:a xlink:type="simple" xlink:href="#__RefHeading___Toc2972_2139278338" text:style-name="Index_20_Link" text:visited-style-name="Index_20_Link">Encrypting disk blocks is not useful.<text:tab/>26</text:a></text:p>
          <text:p text:style-name="P435"><text:a xlink:type="simple" xlink:href="#__RefHeading___Toc2974_2139278338" text:style-name="Index_20_Link" text:visited-style-name="Index_20_Link">Overwriting files is not safe or efficient.<text:tab/>27</text:a></text:p>
          <text:p text:style-name="P435"><text:a xlink:type="simple" xlink:href="#__RefHeading___Toc5192_2083799497" text:style-name="Index_20_Link" text:visited-style-name="Index_20_Link">Decryption after reading from disk is slower.<text:tab/>28</text:a></text:p>
          <text:p text:style-name="P435"><text:a xlink:type="simple" xlink:href="#__RefHeading___Toc2976_2139278338" text:style-name="Index_20_Link" text:visited-style-name="Index_20_Link">Strategies for data allocation are mutually exclusive.<text:tab/>28</text:a></text:p>
          <text:p text:style-name="P435"><text:a xlink:type="simple" xlink:href="#__RefHeading___Toc22887_1405522475" text:style-name="Index_20_Link" text:visited-style-name="Index_20_Link">Design decisions for HDDs and SSDs are mutually exclusive.<text:tab/>30</text:a></text:p>
          <text:p text:style-name="P435"><text:a xlink:type="simple" xlink:href="#__RefHeading___Toc23250_1405522475" text:style-name="Index_20_Link" text:visited-style-name="Index_20_Link">In place modification on disk is slow and hazardous.<text:tab/>30</text:a></text:p>
          <text:p text:style-name="P435"><text:a xlink:type="simple" xlink:href="#__RefHeading___Toc28698_1405522475" text:style-name="Index_20_Link" text:visited-style-name="Index_20_Link">FUSE overhead is negligible.<text:tab/>30</text:a></text:p>
          <text:p text:style-name="P435"><text:a xlink:type="simple" xlink:href="#__RefHeading___Toc22889_1405522475" text:style-name="Index_20_Link" text:visited-style-name="Index_20_Link">First few bytes of file should be easier to read.<text:tab/>30</text:a></text:p>
          <text:p text:style-name="P435"><text:a xlink:type="simple" xlink:href="#__RefHeading___Toc4868_434784072" text:style-name="Index_20_Link" text:visited-style-name="Index_20_Link">Related files are treated independently.<text:tab/>30</text:a></text:p>
          <text:p text:style-name="P435"><text:a xlink:type="simple" xlink:href="#__RefHeading___Toc2978_2139278338" text:style-name="Index_20_Link" text:visited-style-name="Index_20_Link">Behavior is based on assumptions, not history.<text:tab/>31</text:a></text:p>
          <text:p text:style-name="P435"><text:a xlink:type="simple" xlink:href="#__RefHeading___Toc8380_1733829396" text:style-name="Index_20_Link" text:visited-style-name="Index_20_Link">Behavior is based on assumptions, not requests.<text:tab/>31</text:a></text:p>
          <text:p text:style-name="P435"><text:a xlink:type="simple" xlink:href="#__RefHeading___Toc2980_2139278338" text:style-name="Index_20_Link" text:visited-style-name="Index_20_Link">Block based formats are not flexible.<text:tab/>31</text:a></text:p>
          <text:p text:style-name="P435"><text:a xlink:type="simple" xlink:href="#__RefHeading___Toc2982_2139278338" text:style-name="Index_20_Link" text:visited-style-name="Index_20_Link">Blocks can store less than extents.<text:tab/>32</text:a></text:p>
          <text:p text:style-name="P434"><text:a xlink:type="simple" xlink:href="#__RefHeading___Toc3106_2139278338" text:style-name="Index_20_Link" text:visited-style-name="Index_20_Link">Bibliography<text:tab/>34</text:a></text:p>
          <text:p text:style-name="P433"><text:a xlink:type="simple" xlink:href="#__RefHeading___Toc4040_138362386" text:style-name="Index_20_Link" text:visited-style-name="Index_20_Link">Preliminary design Layout and methods for a versatile filesystem<text:tab/>35</text:a></text:p>
          <text:p text:style-name="P434"><text:a xlink:type="simple" xlink:href="#__RefHeading___Toc6567_138362386" text:style-name="Index_20_Link" text:visited-style-name="Index_20_Link">Introduction<text:tab/>35</text:a></text:p>
          <text:p text:style-name="P435"><text:a xlink:type="simple" xlink:href="#__RefHeading___Toc4042_138362386" text:style-name="Index_20_Link" text:visited-style-name="Index_20_Link">Data structure hierarchy<text:tab/>35</text:a></text:p>
          <text:p text:style-name="P435"><text:a xlink:type="simple" xlink:href="#__RefHeading___Toc6569_138362386" text:style-name="Index_20_Link" text:visited-style-name="Index_20_Link">Data structure fields<text:tab/>36</text:a></text:p>
          <text:p text:style-name="P436"><text:a xlink:type="simple" xlink:href="#__RefHeading___Toc12228_1922678716" text:style-name="Index_20_Link" text:visited-style-name="Index_20_Link">Storage pool<text:tab/>36</text:a></text:p>
          <text:p text:style-name="P436"><text:a xlink:type="simple" xlink:href="#__RefHeading___Toc12230_1922678716" text:style-name="Index_20_Link" text:visited-style-name="Index_20_Link">Volume<text:tab/>36</text:a></text:p>
          <text:p text:style-name="P436"><text:a xlink:type="simple" xlink:href="#__RefHeading___Toc8225_175525380" text:style-name="Index_20_Link" text:visited-style-name="Index_20_Link">Under volume<text:tab/>37</text:a></text:p>
          <text:p text:style-name="P436"><text:a xlink:type="simple" xlink:href="#__RefHeading___Toc12232_1922678716" text:style-name="Index_20_Link" text:visited-style-name="Index_20_Link">Extents<text:tab/>38</text:a></text:p>
          <text:p text:style-name="P436"><text:a xlink:type="simple" xlink:href="#__RefHeading___Toc12234_1922678716" text:style-name="Index_20_Link" text:visited-style-name="Index_20_Link">Some data structures<text:tab/>40</text:a></text:p>
          <text:p text:style-name="P435"><text:a xlink:type="simple" xlink:href="#__RefHeading___Toc4353_419811028" text:style-name="Index_20_Link" text:visited-style-name="Index_20_Link">User exposed methods<text:tab/>41</text:a></text:p>
          <text:p text:style-name="P433"><text:a xlink:type="simple" xlink:href="#__RefHeading___Toc2986_2139278338" text:style-name="Index_20_Link" text:visited-style-name="Index_20_Link">Questions and Answers Topics that reviewers found unclear<text:tab/>45</text:a></text:p>
        </text:index-body>
      </text:table-of-content>
      <text:p text:style-name="P397"/>
      <text:h text:style-name="P403" text:outline-level="1"><draw:frame draw:style-name="fr2" draw:name="Obraz4" text:anchor-type="paragraph" svg:x="14.944cm" svg:y="-0.289cm" svg:width="2cm" svg:height="1.55cm" draw:z-index="28"><draw:image xlink:href="../../logotypes/2.svg" xlink:type="simple" xlink:show="embed" xlink:actuate="onLoad"/><draw:image xlink:href="Pictures/10000201000001F6000001849D5231DA454577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83">Arkadiusz Bulski</text:p>
      <text:p text:style-name="P283"/>
      <text:h text:style-name="P407" text:outline-level="2"><text:bookmark-start text:name="__RefHeading___Toc3094_2139278338"/>Abstract<text:bookmark-end text:name="__RefHeading___Toc3094_2139278338"/></text:h>
      <text:p text:style-name="P276">Cameleonica is a <text:span text:style-name="T617">prototype </text:span>safe cryptographic steganographic advanced filesystem. <text:span text:style-name="T616">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span></text:p>
      <text:p text:style-name="P245"/>
      <text:p text:style-name="P245"><text:span text:style-name="T237">Mission statement </text:span><text:span text:style-name="T428">sets a direction in which further development will tend to. </text:span>Purposefully are omitted any technical details <text:span text:style-name="T420">on how </text:span>to <text:span text:style-name="T416">achieve it</text:span>. <text:span text:style-name="T428">Features are </text:span>mostly described through basic definitions and <text:span text:style-name="T416">elaborate </text:span>examples, <text:span text:style-name="T428">not technical specifications</text:span>. <text:span text:style-name="T416">Usage scenarios </text:span>showing obvious benefits <text:span text:style-name="T460">to end users </text:span>are presented. <text:span text:style-name="T416">Scenarios show how different people benefit from different subsets of features. </text:span></text:p>
      <text:p text:style-name="P2"><text:span text:style-name="T238">Conceptual Design </text:span><text:span text:style-name="T239">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30">Preliminary design</text:span> describes <text:span text:style-name="T587">both on-disk and in-memory </text:span>data structures and <text:span text:style-name="T587">their methods for </text:span>filesystem operations. This chapter is a full fledged technical specification. </text:p>
      <text:p text:style-name="P3"><text:span text:style-name="T230">Questions and Answers </text:span>lists questions that were posted by reviewers, with <text:span text:style-name="T581">responses.</text:span> </text:p>
      <text:p text:style-name="P3"/>
      <text:p text:style-name="Text_20_body"><text:span text:style-name="T596">Project is hosted at </text:span><text:a xlink:type="simple" xlink:href="https://github.com/arekbulski/Cameleonica" text:style-name="Internet_20_link" text:visited-style-name="Visited_20_Internet_20_Link"><text:span text:style-name="T596">github.com/arekbulski/Cameleonica</text:span></text:a><text:span text:style-name="T597">, </text:span><text:span text:style-name="T614">open for reviews. </text:span></text:p>
      <text:p text:style-name="P389"/>
      <text:p text:style-name="P389"/>
      <text:h text:style-name="P407" text:outline-level="2"><text:bookmark-start text:name="__RefHeading___Toc3098_2139278338"/>Introduction<text:bookmark-end text:name="__RefHeading___Toc3098_2139278338"/></text:h>
      <text:p text:style-name="P287">Cameleonica is a <text:span text:style-name="T617">prototype </text:span>safe cryptographic steganographic advanced filesystem. </text:p>
      <text:p text:style-name="P278">This short description expands into a list of features: </text:p>
      <text:p text:style-name="P279"/>
      <text:p text:style-name="P289">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p>
      <text:p text:style-name="P4">These properties are more elaborately explained through definitions and examples: </text:p>
      <text:p text:style-name="P4"/>
      <text:h text:style-name="P432" text:outline-level="4"><text:bookmark-start text:name="__RefHeading___Toc12208_1922678716"/><text:soft-page-break/>Filesystem <text:bookmark-end text:name="__RefHeading___Toc12208_1922678716"/></text:h>
      <text:p text:style-name="P246">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30">fallocate</text:span> allows to remove a range of bytes without leaving a hole, stitching together both sides. Another example, <text:span text:style-name="T23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47"/>
      <text:h text:style-name="P432" text:outline-level="4"><text:bookmark-start text:name="__RefHeading___Toc12210_1922678716"/>Cryptographic filesystem <text:bookmark-end text:name="__RefHeading___Toc12210_1922678716"/></text:h>
      <text:p text:style-name="P248">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49"/>
      <text:h text:style-name="P432" text:outline-level="4"><text:bookmark-start text:name="__RefHeading___Toc12212_1922678716"/>Steganographic filesystem <text:bookmark-end text:name="__RefHeading___Toc12212_1922678716"/></text:h>
      <text:p text:style-name="P250">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51"/>
      <text:h text:style-name="P432" text:outline-level="4"><text:bookmark-start text:name="__RefHeading___Toc12214_1922678716"/>Safe filesystem <text:bookmark-end text:name="__RefHeading___Toc12214_1922678716"/></text:h>
      <text:p text:style-name="P246">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52"/>
      <text:h text:style-name="P432" text:outline-level="4"><text:bookmark-start text:name="__RefHeading___Toc12216_1922678716"/>Advanced filesystem <text:bookmark-end text:name="__RefHeading___Toc12216_1922678716"/></text:h>
      <text:p text:style-name="P281">is a filesystem with outstanding usability. Usability can be meant as performance (<text:span text:style-name="T565">sequential disk speeds, and </text:span>instant copying), as security (deletions equivalent to permanent wiping), as introspectability <text:span text:style-name="T565">and revertability </text:span>(versioning, snapshots), as utilisation (lower disk usage), as integration (speeding up utilities). Let us briefly look at all these features. </text:p>
      <text:p text:style-name="P253">Performance of modern filesystems is getting close to physical limitations of underlying hard-drives. Processing of big files would be expected to happen at <text:span text:style-name="T15">high </text:span>throughput<text:span text:style-name="T566">s</text:span> <text:span text:style-name="T566">due to pre-allocation and runtime detection of a pattern</text:span>. Processing of small files would be expected to happen <text:span text:style-name="T15">at high rates </text:span>due to <text:span text:style-name="T566">log structured layout</text:span>. <text:span text:style-name="T27">To achieve this in the long term, file and free space fragmentation must be actively avoided by both adequate disk layout and regular defragmantation in the background. </text:span></text:p>
      <text:p text:style-name="P254"><text:span text:style-name="T464">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Linux even added a new syscall for cloning files. </text:span></text:p>
      <text:p text:style-name="P259">Cloning directories is not found on any existing filesystem. Given a suitable architecture this should be achievable. </text:p>
      <text:p text:style-name="P255">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67">with current fragmentation</text:span>.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56">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57">Disk utilisation can be increased through <text:span text:style-name="T568">transparent </text:span>compression. Compression can happen transparently, <text:span text:style-name="T18">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uncompressible files. </text:span></text:p>
      <text:p text:style-name="P260"><text:soft-page-break/>Integration is a feature where system can process files on behalf of a user space process, <text:span text:style-name="T418">but </text:span>having more <text:span text:style-name="T419">capabilities.</text:span> <text:span text:style-name="T418">Filesystem is in a position where it can do more or more efficiently and reliably because it has access to internal information that processes do not have. </text:span></text:p>
      <text:p text:style-name="P260">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69">making it only disk bound. </text:span></text:p>
      <text:p text:style-name="P258">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417">or doing scrubbing or defragmenting</text:span>, <text:span text:style-name="T20">on the fly during a sequential write, or on demand when a user process requests it. Once computed, results can be </text:span>cached <text:span text:style-name="T570">on disk and kept indefinitely </text:span>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61">Partitioning disks is very <text:span text:style-name="T571">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62">Disk backup is an important thing in system administration, however making copies of entire partitions is completely <text:span text:style-name="T465">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63">Deduplication is a feature not found in popular filesystems, most probably because not many people would benefit from it. Given a suitable architecture this could be easily added. </text:p>
      <text:p text:style-name="P242"><text:span text:style-name="T635">(</text:span>Replication and tiering to be added.<text:span text:style-name="T635">)</text:span></text:p>
      <text:p text:style-name="P263"/>
      <text:p text:style-name="P263"/>
      <text:h text:style-name="P408" text:outline-level="2"><text:bookmark-start text:name="__RefHeading___Toc3100_2139278338"/>Usage scenarios<text:bookmark-end text:name="__RefHeading___Toc3100_2139278338"/></text:h>
      <text:p text:style-name="P264">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64"/>
      <text:h text:style-name="P432" text:outline-level="4"><text:bookmark-start text:name="__RefHeading___Toc11818_1922678716"/>Graphic designer. <text:bookmark-end text:name="__RefHeading___Toc11818_1922678716"/></text:h>
      <text:p text:style-name="P265">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66"/>
      <text:h text:style-name="P432" text:outline-level="4"><text:bookmark-start text:name="__RefHeading___Toc12218_1922678716"/>Human rights activist. <text:bookmark-end text:name="__RefHeading___Toc12218_1922678716"/></text:h>
      <text:p text:style-name="P267">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68"/>
      <text:h text:style-name="P432" text:outline-level="4"><text:bookmark-start text:name="__RefHeading___Toc12220_1922678716"/>Medical center maintenance <text:span text:style-name="T5">staff. </text:span><text:bookmark-end text:name="__RefHeading___Toc12220_1922678716"/></text:h>
      <text:p text:style-name="P269">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70"/>
      <text:h text:style-name="P432" text:outline-level="4"><text:bookmark-start text:name="__RefHeading___Toc12222_1922678716"/>Linux distro maintainer. <text:bookmark-end text:name="__RefHeading___Toc12222_1922678716"/></text:h>
      <text:p text:style-name="P271">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72"/>
      <text:h text:style-name="P432" text:outline-level="4"><text:bookmark-start text:name="__RefHeading___Toc12224_1922678716"/>Computer forensics expert. <text:bookmark-end text:name="__RefHeading___Toc12224_1922678716"/></text:h>
      <text:p text:style-name="P273">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74"/>
      <text:h text:style-name="P432" text:outline-level="4"><text:bookmark-start text:name="__RefHeading___Toc12226_1922678716"/>Software engineer. <text:bookmark-end text:name="__RefHeading___Toc12226_1922678716"/></text:h>
      <text:p text:style-name="P275">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77"/>
      <text:h text:style-name="P410" text:outline-level="2"><text:bookmark-start text:name="__RefHeading___Toc9923_734990283"/>Motivation<text:bookmark-end text:name="__RefHeading___Toc9923_734990283"/></text:h>
      <text:p text:style-name="P243">(To be added.)</text:p>
      <text:p text:style-name="P280"/>
      <text:p text:style-name="P308"><draw:frame draw:style-name="fr1" draw:name="Obraz2" text:anchor-type="paragraph" svg:width="14.289cm" svg:height="8.08cm" draw:z-index="8"><draw:image xlink:href="Pictures/10000000000001F40000011B0F85AFCE90B6246B.png" xlink:type="simple" xlink:show="embed" xlink:actuate="onLoad"/></draw:frame></text:p>
      <text:p text:style-name="P308"/>
      <text:p text:style-name="P309"/>
      <text:h text:style-name="P404" text:outline-level="1"><draw:frame draw:style-name="fr2" draw:name="Logo over Ideas Observations" text:anchor-type="paragraph" svg:x="14.944cm" svg:y="-0.289cm" svg:width="2cm" svg:height="1.55cm" draw:z-index="7"><draw:image xlink:href="../../logotypes/2.svg" xlink:type="simple" xlink:show="embed" xlink:actuate="onLoad"/><draw:image xlink:href="Pictures/10000201000001F6000001849D5231DA4545774E.png" xlink:type="simple" xlink:show="embed" xlink:actuate="onLoad"/></draw:frame><text:bookmark-start text:name="__RefHeading___Toc3102_2139278338"/><text:span text:style-name="T576">Conceptual Design</text:span><text:line-break/><text:span text:style-name="T11">Ideas and Observations</text:span><text:span text:style-name="T9"> for a versatile filesystem</text:span><text:bookmark-end text:name="__RefHeading___Toc3102_2139278338"/></text:h>
      <text:p text:style-name="P284">Arkadiusz Bulski</text:p>
      <text:p text:style-name="P284"/>
      <text:h text:style-name="P407" text:outline-level="2"><text:bookmark-start text:name="__RefHeading___Toc2962_2139278338"/>Introduction<text:bookmark-end text:name="__RefHeading___Toc2962_2139278338"/></text:h>
      <text:p text:style-name="P226"><text:span text:style-name="T595">(</text:span>This chapter is being <text:span text:style-name="T595">expanded and edited, but is entirely readable.)</text:span></text:p>
      <text:p text:style-name="P229"/>
      <text:p text:style-name="P209">When reading papers that describe filesystem designs, from the golden historical times of Unix development <text:span text:style-name="T381">to contemporary times of Linux</text:span>, one might come to a conclusion that evolution of filesystem designs was very incremental in nature and much effort was put into not making too many changes at <text:span text:style-name="T381">once. Ext4 transitioned from blocks to extents, but without different layouting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411" text:outline-level="3"><text:bookmark-start text:name="__RefHeading___Toc2966_2139278338"/>Inodes are not efficient. <text:span text:style-name="T645">(OK)</text:span><text:bookmark-end text:name="__RefHeading___Toc2966_2139278338"/></text:h>
      <text:p text:style-name="P6"><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discrete blocks of data </text:span><text:span text:style-name="T165">(sectors)</text:span><text:span text:style-name="T38">. </text:span><text:span text:style-name="T60">In traditional designs </text:span><text:span text:style-name="T61">most</text:span><text:span text:style-name="T60"> operation</text:span><text:span text:style-name="T61">s</text:span><text:span text:style-name="T60"> </text:span><text:span text:style-name="T165">could </text:span><text:span text:style-name="T60">be </text:span><text:span text:style-name="T71">done by </text:span><text:span text:style-name="T165">keeping only </text:span><text:span text:style-name="T60">one block </text:span><text:span text:style-name="T165">in memory </text:span><text:span text:style-name="T60">at a time. </text:span><text:span text:style-name="T61">Computers of the past often had little memory, </text:span><text:span text:style-name="T61"><text:bibliography-mark text:identifier="McKusi84" text:bibliography-type="article" text:author="Marshall Kirk Mckusick, William N. Joy, Samuel J. Leffler, Robert S. Fabry" text:title="A Fast File System for UNIX" text:year="1984">[McKusi84]</text:bibliography-mark></text:span><text:span text:style-name="T61"> </text:span><text:span text:style-name="T148">had maybe 8 MB, </text:span><text:span text:style-name="T61">and caching complete metadata was not feasible. Also changing metadata often ended up in writing just one block, which </text:span><text:span text:style-name="T72">might have been </text:span><text:span text:style-name="T165">reasonable on hard disks that back then had much less throughput and much higher latencies</text:span><text:span text:style-name="T61">. </text:span><text:span text:style-name="T38">Furthermore hard disks </text:span><text:span text:style-name="T165">supposedly </text:span><text:span text:style-name="T38">guarantee that </text:span><text:span text:style-name="T165">overwriting sectors is atomic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48">which was </text:span><text:span text:style-name="T144">used for guaranteeing consistency after crash, </text:span><text:span text:style-name="T148">in Ext2 </text:span><text:span text:style-name="T193">and its predecessors</text:span><text:span text:style-name="T38">. </text:span><text:span text:style-name="T73">All these reasons </text:span><text:span text:style-name="T166">seemingly </text:span><text:span text:style-name="T73">contributed to </text:span><text:span text:style-name="T166">a </text:span><text:span text:style-name="T73">decision that data structures </text:span><text:span text:style-name="T193">were </text:span><text:span text:style-name="T73">broken down into </text:span><text:span text:style-name="T166">sectors. </text:span><text:span text:style-name="T167">However, modern hard disks have much better performance which </text:span><text:span text:style-name="T193">invalidates </text:span><text:span text:style-name="T194">this kind of reasoning. </text:span></text:p>
      <text:p text:style-name="P7"/>
      <text:p text:style-name="P81"><text:span text:style-name="T49">Filesystem design</text:span><text:span text:style-name="T57">s</text:span><text:span text:style-name="T49"> </text:span><text:span text:style-name="T93">so far </text:span><text:span text:style-name="T49">seem to be </text:span><text:span text:style-name="T57">based </text:span><text:span text:style-name="T49">on </text:span><text:span text:style-name="T53">the</text:span><text:span text:style-name="T49"> assumption that data needs to </text:span><text:span text:style-name="T50">be </text:span><text:span text:style-name="T49">processed in smallest chunks possible </text:span><text:span text:style-name="T179">(disk sectors or at most memory pages) </text:span><text:span text:style-name="T49">and </text:span><text:span text:style-name="T179">the </text:span><text:span text:style-name="T49">only </text:span><text:span text:style-name="T179">improvement </text:span><text:span text:style-name="T49">is </text:span><text:span text:style-name="T66">to </text:span><text:span text:style-name="T49">process as small amount of them. </text:span><text:span text:style-name="T66">It seems </text:span><text:span text:style-name="T69">that </text:span><text:span text:style-name="T66">the opposite approach of </text:span><text:span text:style-name="T49">processing </text:span><text:span text:style-name="T195">entire datasets either did not gain </text:span><text:span text:style-name="T57">traction </text:span><text:span text:style-name="T195">or was not even considered</text:span><text:span text:style-name="T49">. </text:span><text:span text:style-name="T67">In traditional designs </text:span><text:span text:style-name="T100"><text:bibliography-mark text:identifier="OSTEP" text:bibliography-type="www" text:author="Remzi H. Arpaci-Dusseau, Andrea C. Arpaci-Dusseau" text:title="Operating Systems: Three Easy Pieces" text:year="2015" text:url="http://pages.cs.wisc.edu/~remzi/OSTEP/">[OSTEP]</text:bibliography-mark></text:span><text:span text:style-name="T100"> </text:span><text:span text:style-name="T196">like the Inode pointer structure, </text:span><text:span text:style-name="T67">directories </text:span><text:span text:style-name="T101">put </text:span><text:span text:style-name="T67">entries </text:span><text:span text:style-name="T101">into </text:span><text:span text:style-name="T109">individual </text:span><text:span text:style-name="T101">data </text:span><text:span text:style-name="T67">blocks, </text:span><text:span text:style-name="T179">and </text:span><text:span text:style-name="T67">files put </text:span><text:span text:style-name="T179">pointers into </text:span><text:span text:style-name="T70">indirect blocks</text:span><text:span text:style-name="T67">. In modern designs </text:span><text:span text:style-name="T196">like Ext4 </text:span><text:span text:style-name="T6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67"> </text:span><text:span text:style-name="T196">Btrfs</text:span><text:span text:style-name="T67">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96">and </text:span><text:span text:style-name="T67"><text:bibliography-mark text:identifier="Bcachefs" text:bibliography-type="www" text:author="Kent Overstreet" text:title="Bcachefs guide" text:year="2016" text:url="https://bcache.evilpiepirate.org/BcacheGuide/">[Bcachefs]</text:bibliography-mark></text:span><text:span text:style-name="T67"> </text:span><text:span text:style-name="T98">B-</text:span><text:span text:style-name="T67">trees are replacing </text:span><text:span text:style-name="T101">indirect blocks </text:span><text:span text:style-name="T132">with leaf </text:span><text:span text:style-name="T134">nodes </text:span><text:span text:style-name="T67">but data is still being </text:span><text:span text:style-name="T68">divided</text:span><text:span text:style-name="T67"> into </text:span><text:span text:style-name="T196">page sized </text:span><text:span text:style-name="T67">chunks. </text:span><text:span text:style-name="T102">The issue being described here has not gone away, </text:span><text:span text:style-name="T180">only </text:span><text:span text:style-name="T197">changed shape and </text:span><text:span text:style-name="T180">switched data structures. </text:span></text:p>
      <text:p text:style-name="P53"><text:soft-page-break/></text:p>
      <text:p text:style-name="P81"><text:span text:style-name="T181">Historically</text:span><text:span text:style-name="T168">, </text:span><text:span text:style-name="T147">as started in Fast File-System </text:span><text:span text:style-name="T147"><text:bibliography-mark text:identifier="McKusi84" text:bibliography-type="article" text:author="Marshall Kirk Mckusick, William N. Joy, Samuel J. Leffler, Robert S. Fabry" text:title="A Fast File System for UNIX" text:year="1984">[McKusi84]</text:bibliography-mark></text:span><text:span text:style-name="T147"> and carried on in Ext2/</text:span><text:span text:style-name="T151">Ext</text:span><text:span text:style-name="T147">3,</text:span><text:span text:style-name="T59"> </text:span><text:span text:style-name="T40">main block </text:span><text:span text:style-name="T52">(</text:span><text:span text:style-name="T40">called inode</text:span><text:span text:style-name="T52">)</text:span><text:span text:style-name="T40"> would hold most important data </text:span><text:span text:style-name="T129">and point to further blocks</text:span><text:span text:style-name="T40">, </text:span><text:span text:style-name="T198">which would point to </text:span><text:span text:style-name="T40">actual content </text:span><text:span text:style-name="T129">(indirect blocks</text:span><text:span text:style-name="T198">)</text:span><text:span text:style-name="T40">. For a large 1 GB file, </text:span><text:span text:style-name="T62">assuming </text:span><text:span text:style-name="T90">4 </text:span><text:span text:style-name="T62">KB blocks and 64 bit pointers</text:span><text:span text:style-name="T40">, at least </text:span><text:span text:style-name="T90">512</text:span><text:span text:style-name="T40"> blocks </text:span><text:span text:style-name="T129">is </text:span><text:span text:style-name="T40">needed. </text:span><text:span text:style-name="T198">This is the so called Inode pointer structure. Directories are somehow less needy </text:span><text:span text:style-name="T200">in terms of blocks. Directory was a linked list where each block stored several entries. On </text:span><text:span text:style-name="T199">most computers </text:span><text:span text:style-name="T200">90% of directories have less then 20 entries </text:span><text:span text:style-name="T20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0">. Therefore we shall focus on files only. </text:span></text:p>
      <text:p text:style-name="P8"><draw:frame draw:style-name="fr3" draw:name="Inode indirect blocks" text:anchor-type="paragraph" svg:width="17cm" svg:height="9.148cm" draw:z-index="5"><draw:image xlink:href="../inode.png" xlink:type="simple" xlink:show="embed" xlink:actuate="onLoad"/></draw:frame></text:p>
      <text:p text:style-name="P9">Instead <text:span text:style-name="T636">of pointer structure</text:span>, a <text:span text:style-name="T230">complete inode</text:span><text:span text:style-name="T246">, variable size structure could contain all metadata associated with a file. In memory representation may remain </text:span><text:span text:style-name="T357">decomposed into a tree </text:span><text:span text:style-name="T246">but on disk format would be </text:span><text:span text:style-name="T357">a single continuous blob </text:span><text:span text:style-name="T358">holding entirety of information</text:span><text:span text:style-name="T246">. </text:span><text:span text:style-name="T355">Complete inodes are always loaded and stored in one sweep, </text:span><text:span text:style-name="T358">reallocated on every change</text:span><text:span text:style-name="T355">. </text:span><text:span text:style-name="T356">This unfortunately requires an adequate </text:span><text:span text:style-name="T358">extent </text:span><text:span text:style-name="T356">allocator and garbage collector but those are discussed in other chapters. </text:span></text:p>
      <text:p text:style-name="P58"><draw:frame draw:style-name="fr3" draw:name="Inode complete" text:anchor-type="paragraph" svg:width="17cm" svg:height="3.117cm" draw:z-index="6"><draw:image xlink:href="../inodecomplete.png" xlink:type="simple" xlink:show="embed" xlink:actuate="onLoad"/></draw:frame></text:p>
      <text:p text:style-name="P79"><text:span text:style-name="T169">To compare performance, </text:span><text:span text:style-name="T41">consider </text:span><text:span text:style-name="T55">a </text:span><text:span text:style-name="T170">spectrum </text:span><text:span text:style-name="T55">of </text:span><text:span text:style-name="T169">layouts</text:span><text:span text:style-name="T55">, where </text:span><text:span text:style-name="T41">all metadata blocks </text:span><text:span text:style-name="T55">are</text:span><text:span text:style-name="T41"> either allocated in one continuous </text:span><text:span text:style-name="T42">range </text:span><text:span text:style-name="T51">(called an extent), </text:span><text:span text:style-name="T171">or </text:span><text:span text:style-name="T56">are divided into subsets,</text:span><text:span text:style-name="T51"> </text:span><text:span text:style-name="T42">or </text:span><text:span text:style-name="T55">are </text:span><text:span text:style-name="T59">divided</text:span><text:span text:style-name="T42"> into </text:span><text:span text:style-name="T56">individual </text:span><text:span text:style-name="T42">blocks. </text:span><text:span text:style-name="T95">First approach we shall call </text:span><text:span text:style-name="T241">the </text:span><text:span text:style-name="T229">extent approach</text:span><text:span text:style-name="T241"> and it requires that all blocks are read from </text:span><text:span text:style-name="T242">a continuous area on disk</text:span><text:span text:style-name="T241"> </text:span><text:span text:style-name="T243">in one sweep, </text:span><text:span text:style-name="T241">and after </text:span><text:span text:style-name="T245">any </text:span><text:span text:style-name="T241">changes all blocks are stored to </text:span><text:span text:style-name="T244">disk </text:span><text:span text:style-name="T243">in one sweep</text:span><text:span text:style-name="T241">. </text:span><text:span text:style-name="T56">Last</text:span><text:span text:style-name="T43"> </text:span><text:span text:style-name="T95">approach we shall call </text:span><text:span text:style-name="T201">the </text:span><text:span text:style-name="T229">block approach. </text:span></text:p>
      <text:p text:style-name="P203"/>
      <text:p text:style-name="P80"><text:span text:style-name="T96">Block</text:span><text:span text:style-name="T43"> approach </text:span><text:span text:style-name="T63">seems efficient because</text:span><text:span text:style-name="T43"> changing one </text:span><text:span text:style-name="T126">field</text:span><text:span text:style-name="T43"> </text:span><text:span text:style-name="T44">require</text:span><text:span text:style-name="T130">s</text:span><text:span text:style-name="T44"> </text:span><text:span text:style-name="T43">one block to be </text:span><text:span text:style-name="T63">written. </text:span><text:span text:style-name="T152">To the contrary, extent approach require</text:span><text:span text:style-name="T172">s</text:span><text:span text:style-name="T152"> writing </text:span><text:span text:style-name="T172">all </text:span><text:span text:style-name="T152">blocks </text:span><text:span text:style-name="T173">regardless of changes</text:span><text:span text:style-name="T152">. </text:span><text:span text:style-name="T621">This reasoning is flawed because it is focused on one update operation itself </text:span><text:span text:style-name="T173">and </text:span><text:span text:style-name="T130">does </text:span><text:span text:style-name="T64">not </text:span><text:span text:style-name="T96">account for </text:span><text:span text:style-name="T175">any </text:span><text:span text:style-name="T173">subsequent </text:span><text:span text:style-name="T152">read</text:span><text:span text:style-name="T173">ing, </text:span><text:span text:style-name="T202">nor for multiple updates in batch</text:span><text:span text:style-name="T64">. </text:span><text:span text:style-name="T174">Following </text:span><text:span text:style-name="T131">analysis considers amortization of </text:span><text:span text:style-name="T65">performance over </text:span><text:span text:style-name="T174">a longer </text:span><text:span text:style-name="T175">time period</text:span><text:span text:style-name="T65">. </text:span><text:span text:style-name="T45">It could be argued that </text:span><text:span text:style-name="T126">extent</text:span><text:span text:style-name="T45"> approach is better in </text:span><text:soft-page-break/><text:span text:style-name="T45">every </text:span><text:span text:style-name="T127">practical </text:span><text:span text:style-name="T45">usage scenario. </text:span><text:span text:style-name="T46">To show that, we need to recognize that hard disks </text:span><text:span text:style-name="T176">(platters) </text:span><text:span text:style-name="T46">have quite </text:span><text:span text:style-name="T93">skewed</text:span><text:span text:style-name="T46"> performance characteristics. </text:span><text:span text:style-name="T48">Representative</text:span><text:span text:style-name="T46"> hard disk is capable of ~</text:span><text:span text:style-name="T176">150</text:span><text:span text:style-name="T46"> MB/s of sustained throughput and ~</text:span><text:span text:style-name="T176">12</text:span><text:span text:style-name="T46"> ms seek time to random location </text:span><text:span text:style-name="T99">on average </text:span><text:span text:style-name="T176">and has capacity 1~6 </text:span><text:span text:style-name="T203">TB</text:span><text:span text:style-name="T46">. </text:span><text:a xlink:type="simple" xlink:href="http://www.tomshardware.com/charts/hdd-charts-2013/benchmarks,134.html" text:style-name="Internet_20_link" text:visited-style-name="Visited_20_Internet_20_Link"><text:span text:style-name="T177">Charts </text:span></text:a><text:span text:style-name="T177">support these numbers. </text:span><text:span text:style-name="T47">Quick calculation shows that </text:span><text:span text:style-name="T622">reading or writing an extent smaller than 1.8 MB is faster than literally one seek</text:span><text:span text:style-name="T47">, on average. </text:span><text:span text:style-name="T49">This observation </text:span><text:span text:style-name="T54">may </text:span><text:span text:style-name="T49">seem counter intuitive,</text:span><text:span text:style-name="T178"> </text:span><text:span text:style-name="T182">and perhaps </text:span><text:span text:style-name="T178">even unbelievable</text:span><text:span text:style-name="T49">, </text:span><text:span text:style-name="T204">but this math is easy to confirm. </text:span></text:p>
      <text:p text:style-name="P60"/>
      <text:p text:style-name="P56">To accommodate for clustered allocation (see Orlov allocator), we will use seek time measured over some small segment (64 MB) instead of entire disk. <text:span text:style-name="T623">Experimentally, average seek times measured on SAMSUNG HD154UI </text:span>were <text:span text:style-name="T623">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92"/>
          </table:table-cell>
          <table:table-cell table:style-name="Tabela2.B1" office:value-type="string">
            <text:p text:style-name="P292">Area size:</text:p>
          </table:table-cell>
          <table:table-cell table:style-name="Tabela2.B1" office:value-type="string">
            <text:p text:style-name="P292">Seek time sequential:</text:p>
          </table:table-cell>
          <table:table-cell table:style-name="Tabela2.B1" office:value-type="string">
            <text:p text:style-name="P292">Seek time concurrent:</text:p>
          </table:table-cell>
          <table:table-cell table:style-name="Tabela2.A1" office:value-type="string">
            <text:p text:style-name="P292"/>
          </table:table-cell>
        </table:table-row>
        <table:table-row>
          <table:table-cell table:style-name="Tabela2.A1" office:value-type="string">
            <text:p text:style-name="P292"/>
          </table:table-cell>
          <table:table-cell table:style-name="Tabela2.A1" office:value-type="string">
            <text:p text:style-name="P293">1 MB</text:p>
          </table:table-cell>
          <table:table-cell table:style-name="Tabela2.A1" office:value-type="string">
            <text:p text:style-name="P294">0.20 ms</text:p>
          </table:table-cell>
          <table:table-cell table:style-name="Tabela2.A1" office:value-type="string">
            <text:p text:style-name="P295">0.01 ms</text:p>
          </table:table-cell>
          <table:table-cell table:style-name="Tabela2.A1" office:value-type="string">
            <text:p text:style-name="P292"/>
          </table:table-cell>
        </table:table-row>
        <table:table-row>
          <table:table-cell table:style-name="Tabela2.A1" office:value-type="string">
            <text:p text:style-name="P292"/>
          </table:table-cell>
          <table:table-cell table:style-name="Tabela2.A1" office:value-type="string">
            <text:p text:style-name="P293">4 MB</text:p>
          </table:table-cell>
          <table:table-cell table:style-name="Tabela2.A1" office:value-type="string">
            <text:p text:style-name="P294">0.44 ms</text:p>
          </table:table-cell>
          <table:table-cell table:style-name="Tabela2.A1" office:value-type="string">
            <text:p text:style-name="P295">0.36 ms</text:p>
          </table:table-cell>
          <table:table-cell table:style-name="Tabela2.A1" office:value-type="string">
            <text:p text:style-name="P292"/>
          </table:table-cell>
        </table:table-row>
        <table:table-row>
          <table:table-cell table:style-name="Tabela2.A1" office:value-type="string">
            <text:p text:style-name="P292"/>
          </table:table-cell>
          <table:table-cell table:style-name="Tabela2.A1" office:value-type="string">
            <text:p text:style-name="P298">16 MB</text:p>
          </table:table-cell>
          <table:table-cell table:style-name="Tabela2.A1" office:value-type="string">
            <text:p text:style-name="P299">1.76 ms</text:p>
          </table:table-cell>
          <table:table-cell table:style-name="Tabela2.A1" office:value-type="string">
            <text:p text:style-name="P300">1.30 ms</text:p>
          </table:table-cell>
          <table:table-cell table:style-name="Tabela2.A1" office:value-type="string">
            <text:p text:style-name="P292"/>
          </table:table-cell>
        </table:table-row>
        <table:table-row>
          <table:table-cell table:style-name="Tabela2.A1" office:value-type="string">
            <text:p text:style-name="P292"/>
          </table:table-cell>
          <table:table-cell table:style-name="Tabela2.A1" office:value-type="string">
            <text:p text:style-name="P296">64 MB</text:p>
          </table:table-cell>
          <table:table-cell table:style-name="Tabela2.A1" office:value-type="string">
            <text:p text:style-name="P297">4.53 ms</text:p>
          </table:table-cell>
          <table:table-cell table:style-name="Tabela2.A1" office:value-type="string">
            <text:p text:style-name="P295">3.87 ms</text:p>
          </table:table-cell>
          <table:table-cell table:style-name="Tabela2.A1" office:value-type="string">
            <text:p text:style-name="P292"/>
          </table:table-cell>
        </table:table-row>
        <table:table-row>
          <table:table-cell table:style-name="Tabela2.A1" office:value-type="string">
            <text:p text:style-name="P292"/>
          </table:table-cell>
          <table:table-cell table:style-name="Tabela2.A1" office:value-type="string">
            <text:p text:style-name="P293">256 MB</text:p>
          </table:table-cell>
          <table:table-cell table:style-name="Tabela2.A1" office:value-type="string">
            <text:p text:style-name="P294">6.76 ms</text:p>
          </table:table-cell>
          <table:table-cell table:style-name="Tabela2.A1" office:value-type="string">
            <text:p text:style-name="P295">7.59 ms</text:p>
          </table:table-cell>
          <table:table-cell table:style-name="Tabela2.A1" office:value-type="string">
            <text:p text:style-name="P292"/>
          </table:table-cell>
        </table:table-row>
        <table:table-row>
          <table:table-cell table:style-name="Tabela2.A1" office:value-type="string">
            <text:p text:style-name="P292"/>
          </table:table-cell>
          <table:table-cell table:style-name="Tabela2.A1" office:value-type="string">
            <text:p text:style-name="P293">1 GB</text:p>
          </table:table-cell>
          <table:table-cell table:style-name="Tabela2.A1" office:value-type="string">
            <text:p text:style-name="P294">8.61 ms</text:p>
          </table:table-cell>
          <table:table-cell table:style-name="Tabela2.A1" office:value-type="string">
            <text:p text:style-name="P295">8.50 ms</text:p>
          </table:table-cell>
          <table:table-cell table:style-name="Tabela2.A1" office:value-type="string">
            <text:p text:style-name="P292"/>
          </table:table-cell>
        </table:table-row>
        <table:table-row>
          <table:table-cell table:style-name="Tabela2.A1" office:value-type="string">
            <text:p text:style-name="P292"/>
          </table:table-cell>
          <table:table-cell table:style-name="Tabela2.A1" office:value-type="string">
            <text:p text:style-name="P293">4 GB</text:p>
          </table:table-cell>
          <table:table-cell table:style-name="Tabela2.A1" office:value-type="string">
            <text:p text:style-name="P294">9.41 ms</text:p>
          </table:table-cell>
          <table:table-cell table:style-name="Tabela2.A1" office:value-type="string">
            <text:p text:style-name="P295">9.20 ms</text:p>
          </table:table-cell>
          <table:table-cell table:style-name="Tabela2.A1" office:value-type="string">
            <text:p text:style-name="P292"/>
          </table:table-cell>
        </table:table-row>
        <table:table-row>
          <table:table-cell table:style-name="Tabela2.A1" office:value-type="string">
            <text:p text:style-name="P292"/>
          </table:table-cell>
          <table:table-cell table:style-name="Tabela2.A1" office:value-type="string">
            <text:p text:style-name="P293">16 GB</text:p>
          </table:table-cell>
          <table:table-cell table:style-name="Tabela2.A1" office:value-type="string">
            <text:p text:style-name="P294">10.93 ms</text:p>
          </table:table-cell>
          <table:table-cell table:style-name="Tabela2.A1" office:value-type="string">
            <text:p text:style-name="P295">10.78 ms</text:p>
          </table:table-cell>
          <table:table-cell table:style-name="Tabela2.A1" office:value-type="string">
            <text:p text:style-name="P292"/>
          </table:table-cell>
        </table:table-row>
        <table:table-row>
          <table:table-cell table:style-name="Tabela2.A1" office:value-type="string">
            <text:p text:style-name="P292"/>
          </table:table-cell>
          <table:table-cell table:style-name="Tabela2.A1" office:value-type="string">
            <text:p text:style-name="P293">64 GB</text:p>
          </table:table-cell>
          <table:table-cell table:style-name="Tabela2.A1" office:value-type="string">
            <text:p text:style-name="P294">10.99 ms</text:p>
          </table:table-cell>
          <table:table-cell table:style-name="Tabela2.A1" office:value-type="string">
            <text:p text:style-name="P295">10.85 ms</text:p>
          </table:table-cell>
          <table:table-cell table:style-name="Tabela2.A1" office:value-type="string">
            <text:p text:style-name="P292"/>
          </table:table-cell>
        </table:table-row>
        <table:table-row>
          <table:table-cell table:style-name="Tabela2.A1" office:value-type="string">
            <text:p text:style-name="P292"/>
          </table:table-cell>
          <table:table-cell table:style-name="Tabela2.A1" office:value-type="string">
            <text:p text:style-name="P293">256 GB</text:p>
          </table:table-cell>
          <table:table-cell table:style-name="Tabela2.A1" office:value-type="string">
            <text:p text:style-name="P294">12.19 ms</text:p>
          </table:table-cell>
          <table:table-cell table:style-name="Tabela2.A1" office:value-type="string">
            <text:p text:style-name="P295">12.73 ms</text:p>
          </table:table-cell>
          <table:table-cell table:style-name="Tabela2.A1" office:value-type="string">
            <text:p text:style-name="P292"/>
          </table:table-cell>
        </table:table-row>
        <table:table-row>
          <table:table-cell table:style-name="Tabela2.A1" office:value-type="string">
            <text:p text:style-name="P292"/>
          </table:table-cell>
          <table:table-cell table:style-name="Tabela2.A1" office:value-type="string">
            <text:p text:style-name="P293">1 TB</text:p>
          </table:table-cell>
          <table:table-cell table:style-name="Tabela2.A1" office:value-type="string">
            <text:p text:style-name="P294">16.30 ms</text:p>
          </table:table-cell>
          <table:table-cell table:style-name="Tabela2.A1" office:value-type="string">
            <text:p text:style-name="P295">15.72 ms</text:p>
          </table:table-cell>
          <table:table-cell table:style-name="Tabela2.A1" office:value-type="string">
            <text:p text:style-name="P292"/>
          </table:table-cell>
        </table:table-row>
      </table:table>
      <text:p text:style-name="P54"/>
      <text:p text:style-name="P55">Above seek times are averages <text:span text:style-name="T624">over 100 samples</text:span>. <text:span text:style-name="T427">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2"><text:span text:style-name="T133">E</text:span><text:span text:style-name="T92">xtent</text:span><text:span text:style-name="T28"> approach is </text:span><text:span text:style-name="T133">shown to be </text:span><text:span text:style-name="T28">better </text:span><text:span text:style-name="T183">in </text:span><text:span text:style-name="T45">every </text:span><text:span text:style-name="T127">practical </text:span><text:span text:style-name="T45">usage scenario </text:span><text:span text:style-name="T133">by </text:span><text:span text:style-name="T28">consider</text:span><text:span text:style-name="T133">ing</text:span><text:span text:style-name="T28"> total time spent on all </text:span><text:span text:style-name="T183">file read/write </text:span><text:span text:style-name="T28">operations throughout </text:span><text:span text:style-name="T183">its </text:span><text:span text:style-name="T205">lifespan </text:span><text:span text:style-name="T206">instead of just updates</text:span><text:span text:style-name="T28">. Only metadata </text:span><text:span text:style-name="T183">blocks are </text:span><text:span text:style-name="T74">counted. </text:span><text:span text:style-name="T153">File content </text:span><text:span text:style-name="T183">is excluded from consideration</text:span><text:span text:style-name="T75">. </text:span><text:span text:style-name="T184">File is presumed to exist in final size before experiment </text:span><text:span text:style-name="T207">for simplicity</text:span><text:span text:style-name="T184">. </text:span><text:span text:style-name="T144">In each cycle, </text:span><text:span text:style-name="T208">file gets opened, </text:span><text:span text:style-name="T83">some</text:span><text:span text:style-name="T78"> </text:span><text:span text:style-name="T185">random </text:span><text:span text:style-name="T128">subset of </text:span><text:span text:style-name="T77">metadata blocks </text:span><text:span text:style-name="T144">is </text:span><text:span text:style-name="T88">accessed, either read or written, </text:span><text:span text:style-name="T208">then file gets closed and cache dropped</text:span><text:span text:style-name="T88">.</text:span><text:span text:style-name="T97"> </text:span><text:span text:style-name="T94">Blocks are assumed to be 4 K</text:span><text:span text:style-name="T110">B</text:span><text:span text:style-name="T94"> </text:span><text:span text:style-name="T185">in </text:span><text:span text:style-name="T94">size. </text:span><text:span text:style-name="T209">If file is opened read-only then extent approach requires only 1 of the 2 passes, which overestimates it in favor of the block approach. </text:span></text:p>
      <text:p text:style-name="P57"/>
      <text:p text:style-name="P67"><text:span text:style-name="T79">R</text:span><text:span text:style-name="T28">eading </text:span><text:span text:style-name="T81">or writing </text:span><text:span text:style-name="T28">N blocks take</text:span><text:span text:style-name="T135">s total</text:span><text:span text:style-name="T28"> (</text:span><text:span text:style-name="T97">assuming sequential and random pattern, referring to </text:span><text:span text:style-name="T87">extent</text:span><text:span text:style-name="T28"> </text:span><text:span text:style-name="T80">and </text:span><text:span text:style-name="T87">block </text:span><text:span text:style-name="T28">approach </text:span><text:span text:style-name="T80">respect</text:span><text:span text:style-name="T81">iv</text:span><text:span text:style-name="T82">ely</text:span><text:span text:style-name="T28">): </text:span></text:p>
      <text:p text:style-name="P303"><draw:frame draw:style-name="fr10" draw:name="Obiekt4" text:anchor-type="as-char" svg:y="-0.594cm" svg:width="10.929cm" svg:height="1.102cm" draw:z-index="26"><draw:object xlink:href="./Object 4" xlink:type="simple" xlink:show="embed" xlink:actuate="onLoad"/><draw:image xlink:href="./ObjectReplacements/Object 4" xlink:type="simple" xlink:show="embed" xlink:actuate="onLoad"/></draw:frame></text:p>
      <text:p text:style-name="P85"><text:span text:style-name="T383">S</text:span>imulation <text:span text:style-name="T383">of entire lifespan is based on three</text:span> variables, N is number of <text:span text:style-name="T227">blocks accessed </text:span>in each cycle, <text:span text:style-name="T227">M is number</text:span> <text:span text:style-name="T227">of blocks total, </text:span>and <text:span text:style-name="T227">B</text:span> is number of cycles. <text:span text:style-name="T365">Only a subset of blocks is accessed during a cycle so N&lt;M. Therefore total access time is </text:span><text:span text:style-name="T89">(</text:span><text:span text:style-name="T87">extent</text:span><text:span text:style-name="T89"> </text:span><text:span text:style-name="T80">and </text:span><text:span text:style-name="T87">block </text:span><text:span text:style-name="T89">approach </text:span><text:span text:style-name="T80">respect</text:span><text:span text:style-name="T81">iv</text:span><text:span text:style-name="T82">ely</text:span><text:span text:style-name="T89">): </text:span></text:p>
      <text:p text:style-name="P301"><text:soft-page-break/><draw:frame draw:style-name="fr11" draw:name="Obiekt1" text:anchor-type="as-char" svg:y="-1.085cm" svg:width="6.299cm" svg:height="2.3cm" draw:z-index="27"><draw:object xlink:href="./Object 1" xlink:type="simple" xlink:show="embed" xlink:actuate="onLoad"/><draw:image xlink:href="./ObjectReplacements/Object 1" xlink:type="simple" xlink:show="embed" xlink:actuate="onLoad"/></draw:frame></text:p>
      <text:p text:style-name="P86"><text:span text:style-name="T384">There are </text:span>cases where extent approach loses <text:span text:style-name="T384">to block approach </text:span>in comparison. Total times <text:span text:style-name="T384">are </text:span>compared through an inequality. <text:span text:style-name="T384">N</text:span>umber of cycles cancels out. </text:p>
      <text:p text:style-name="P302"><draw:frame draw:style-name="fr12" draw:name="Obiekt2" text:anchor-type="as-char" svg:y="-1.111cm" svg:width="4.588cm" svg:height="2.071cm" draw:z-index="4"><draw:object xlink:href="./Object 2" xlink:type="simple" xlink:show="embed" xlink:actuate="onLoad"/><draw:image xlink:href="./ObjectReplacements/Object 2" xlink:type="simple" xlink:show="embed" xlink:actuate="onLoad"/><svg:desc>formuła</svg:desc></draw:frame></text:p>
      <text:p text:style-name="P61"/>
      <text:p text:style-name="P205"><text:span text:style-name="T630">Results are easily explainable. When individual blocks are stored, time is gained on updates but then more time is lost to seeking when blocks are read during next cycle. In case of R</text:span><text:span text:style-name="T627">b</text:span><text:span text:style-name="T452"> we have </text:span><text:span text:style-name="T453">smaller </text:span><text:span text:style-name="T452">arguments going into a </text:span><text:span text:style-name="T453">faster </text:span><text:span text:style-name="T452">growing function. </text:span>Plot show<text:span text:style-name="T625">s</text:span> total time of extent approach (blue) and block approach (red) for least and most accessed <text:span text:style-name="T382">files (N)</text:span>, <text:span text:style-name="T366">and least and most sizable</text:span> files <text:span text:style-name="T382">(M)</text:span>. </text:p>
      <text:p text:style-name="P204"><draw:frame draw:style-name="fr4" draw:name="Chart of extent block times" text:anchor-type="paragraph" svg:width="8.49cm" svg:height="6.07cm" draw:z-index="2"><draw:image xlink:href="../chartmn.png" xlink:type="simple" xlink:show="embed" xlink:actuate="onLoad"/></draw:frame></text:p>
      <text:p text:style-name="P202">Last two inequalities show limits on how much metadata <text:span text:style-name="T385">can</text:span> be accessed <text:span text:style-name="T626">in each cycle for the block approach to have advantage. Asymptotically, for largest files </text:span>less than 1 in <text:span text:style-name="T629">87</text:span> blocks <text:span text:style-name="T228">could be accessed. For smallest files the limit is 2 blocks. Is this really the kind of workload we are aiming to support? Remember that 1 GB file would require at least 512 metadata blocks? </text:span><text:span text:style-name="T441">It is important to notice that </text:span><text:span text:style-name="T442">certain operations </text:span><text:span text:style-name="T443">such as </text:span><text:span text:style-name="T444">adding </text:span><text:span text:style-name="T443">copying </text:span><text:span text:style-name="T444">moving </text:span><text:span text:style-name="T445">and </text:span><text:span text:style-name="T446">deleting </text:span><text:span text:style-name="T443">file</text:span><text:span text:style-name="T441">s, </text:span><text:span text:style-name="T445">reading </text:span><text:span text:style-name="T451">and </text:span><text:span text:style-name="T447">writing</text:span><text:span text:style-name="T445"> them entirely</text:span><text:span text:style-name="T443">, </text:span><text:span text:style-name="T445">and </text:span><text:span text:style-name="T443">browsing director</text:span><text:span text:style-name="T441">ies</text:span><text:span text:style-name="T443"> </text:span><text:span text:style-name="T442">necessarily </text:span><text:span text:style-name="T448">require</text:span><text:span text:style-name="T449">s</text:span><text:span text:style-name="T448"> all metadata to be read. </text:span><text:span text:style-name="T450">This was also noted in </text:span><text:span text:style-name="T45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50">. </text:span></text:p>
      <text:p text:style-name="P239"/>
      <text:p text:style-name="P59">Finally it should be admitted that model above assumes <text:span text:style-name="T628">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28">However, concurrent random disk operations will never faster than one sequential disk operation. </text:span><text:bookmark-end text:name="__DdeLink__4105_1454263879"/><text:span text:style-name="T628">That is simply the obtainable minimum. Thirdly, hardware trends suggest that delays and throughputs will become more and more asymmetric in the future </text:span><text:span text:style-name="T628"><text:bibliography-mark text:identifier="Patterson" text:bibliography-type="article" text:author="David A. Patterson, Kimberly K. Keeton" text:title="Hardware Technology Trends and Database Opportunities">[Patterson]</text:bibliography-mark></text:span><text:span text:style-name="T628">. </text:span></text:p>
      <text:p text:style-name="P14"/>
      <text:p text:style-name="P12"><text:span text:style-name="T399">SSD disks are </text:span><text:span text:style-name="T402">not being considered </text:span><text:span text:style-name="T579">in this design. Some design decisions are aimed to exploit asymmetric performance characteristics of hard drives, namely high throughputs but also high latencies. These mechanisms are counter productive on SSDs. </text:span></text:p>
      <text:p text:style-name="P10"/>
      <text:p text:style-name="P10"><text:soft-page-break/></text:p>
      <text:h text:style-name="P411" text:outline-level="3"><text:bookmark-start text:name="__RefHeading___Toc2968_2139278338"/>B-trees are not efficient. <text:span text:style-name="T645">(OK)</text:span><text:bookmark-end text:name="__RefHeading___Toc2968_2139278338"/></text:h>
      <text:p text:style-name="P68"><text:span text:style-name="T136">There is </text:span><text:span text:style-name="T28">a </text:span><text:span text:style-name="T58">trend</text:span><text:span text:style-name="T28"> </text:span><text:span text:style-name="T111">among</text:span><text:span text:style-name="T28"> filesystem design</text:span><text:span text:style-name="T111">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8"><text:bibliography-mark text:identifier="Bcachefs" text:bibliography-type="www" text:author="Kent Overstreet" text:title="Bcachefs guide" text:year="2016" text:url="https://bcache.evilpiepirate.org/BcacheGuide/">[Bcachefs]</text:bibliography-mark></text:span><text:span text:style-name="T28">. </text:span><text:span text:style-name="T29">This trend might be easily explained by common expectation that filesystems </text:span><text:span text:style-name="T84">should</text:span><text:span text:style-name="T29"> be able to handle </text:span><text:span text:style-name="T137">huge numbers</text:span><text:span text:style-name="T29"> of files, </text:span><text:span text:style-name="T210">in the </text:span><text:span text:style-name="T211">billions.</text:span><text:span text:style-name="T29"> </text:span><text:span text:style-name="T30">B-trees are a good approach if huge amount</text:span><text:span text:style-name="T210">s</text:span><text:span text:style-name="T30"> of keys </text:span><text:span text:style-name="T210">are </text:span><text:span text:style-name="T139">expected</text:span><text:span text:style-name="T30">. </text:span><text:span text:style-name="T139">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ext:span><text:span text:style-name="T212">However</text:span><text:span text:style-name="T210">, the operative word is asymptotically. </text:span><text:span text:style-name="T588">This asymptotic behavior seems to have mislead everyone</text:span><text:span text:style-name="T31">. It </text:span><text:span text:style-name="T213">indeed </text:span><text:span text:style-name="T31">would be justified to use B-trees </text:span><text:span text:style-name="T215">if </text:span><text:span text:style-name="T214">amounts of keys were in the </text:span><text:span text:style-name="T31">billions but that </text:span><text:span text:style-name="T85">is </text:span><text:span text:style-name="T215">not the case </text:span><text:span text:style-name="T85">in general case</text:span><text:span text:style-name="T31">. </text:span><text:span text:style-name="T34">Most</text:span><text:span text:style-name="T31"> </text:span><text:span text:style-name="T218">desktops</text:span><text:span text:style-name="T31"> hold </text:span><text:span text:style-name="T216">less than </text:span><text:span text:style-name="T31">100'000 </text:span><text:span text:style-name="T9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1"> </text:span><text:span text:style-name="T216">or 200’00</text:span><text:span text:style-name="T217">0</text:span><text:span text:style-name="T216"> files </text:span><text:span text:style-name="T216"><text:bibliography-mark text:identifier="Douceur99" text:bibliography-type="article" text:author="John R. Douceur and William J. Bolosky" text:publisher="SIGMETRICS" text:title="A Large-Scale Study of File-System Contents" text:year="1999">[Douceur99]</text:bibliography-mark></text:span><text:span text:style-name="T91">. </text:span><text:span text:style-name="T86">That amount of entries can </text:span><text:span text:style-name="T33">be stored </text:span><text:span text:style-name="T138">and accessed </text:span><text:span text:style-name="T33">more efficiently, </text:span><text:span text:style-name="T216">thus making </text:span><text:span text:style-name="T162">B-trees suboptimal. </text:span></text:p>
      <text:p text:style-name="P83"><text:span text:style-name="T33">S</text:span><text:span text:style-name="T28">econd</text:span><text:span text:style-name="T219">ly, computers of the past had little memory and B-trees need to hold only a few blocks in memory during </text:span><text:span text:style-name="T28">query and update </text:span><text:span text:style-name="T219">operations</text:span><text:span text:style-name="T28">.</text:span><text:span text:style-name="T61"> </text:span><text:span text:style-name="T61"><text:bibliography-mark text:identifier="McKusi84" text:bibliography-type="article" text:author="Marshall Kirk Mckusick, William N. Joy, Samuel J. Leffler, Robert S. Fabry" text:title="A Fast File System for UNIX" text:year="1984">[McKusi84]</text:bibliography-mark></text:span><text:span text:style-name="T61"> </text:span><text:span text:style-name="T148">had 8 MB </text:span><text:span text:style-name="T155">of memory </text:span><text:span text:style-name="T220">or less</text:span><text:span text:style-name="T155">. However, m</text:span><text:span text:style-name="T28">odern desktop have several gigabytes and servers have </text:span><text:span text:style-name="T143">tens of gigabytes of memory</text:span><text:span text:style-name="T28">. </text:span><text:span text:style-name="T112">Conserving memory is not justified </text:span><text:span text:style-name="T138">anymore</text:span><text:span text:style-name="T112">. </text:span><text:span text:style-name="T145">Memory constrained devices like </text:span><text:span text:style-name="T149">smart</text:span><text:span text:style-name="T145">phones </text:span><text:span text:style-name="T163">are not being considered, </text:span><text:span text:style-name="T223">since they use flash based storage which is also not under consideration. </text:span></text:p>
      <text:p text:style-name="P84"><text:span text:style-name="T163">T</text:span><text:span text:style-name="T28">hirdly, companies that hold onto billions of files usually own entire clouds, and distributed filesystems and databases store data in aggregates. Google Bigtable uses SSTables </text:span><text:span text:style-name="T28"><text:bibliography-mark text:identifier="Bigtable06" text:bibliography-type="article" text:author="Fay Chang" text:title="Bigtable: A Distributed Storage System for Structured Data" text:year="2006">[Bigtable06]</text:bibliography-mark></text:span><text:span text:style-name="T28">, and their filesystem uses something similar </text:span><text:span text:style-name="T28"><text:bibliography-mark text:identifier="Googlefs03" text:bibliography-type="article" text:author="Sanjay Ghemawat, Howard Gobioff, and Shun-Tak Leung" text:title="The Google File System" text:year="2003">[Googlefs03]</text:bibliography-mark></text:span><text:span text:style-name="T28">. </text:span><text:span text:style-name="T221">There is no expectation that cloud nodes contain too many files. </text:span><text:span text:style-name="T222">If production servers indeed hold billions of files then that is yet to be confirmed by a publication alike </text:span><text:span text:style-name="T22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22"> </text:span><text:span text:style-name="T222"><text:bibliography-mark text:identifier="Douceur99" text:bibliography-type="article" text:author="John R. Douceur and William J. Bolosky" text:publisher="SIGMETRICS" text:title="A Large-Scale Study of File-System Contents" text:year="1999">[Douceur99]</text:bibliography-mark></text:span><text:span text:style-name="T222">. </text:span></text:p>
      <text:p text:style-name="P16"/>
      <text:p text:style-name="P17">Consider<text:span text:style-name="T455"> two</text:span> approaches <text:span text:style-name="T454">described below</text:span>, <text:span text:style-name="T589">in the context of </text:span>how many entries we expect to hold. <text:span text:style-name="T434">As previously, we assume hard disks can sustain ~150 MB/s throughput and ~12 ms seek time on average across disk (and ~4.5 ms across a 64 MB cluster). </text:span></text:p>
      <text:p text:style-name="P18"/>
      <text:p text:style-name="P19">First approach, entire dictionary is stored <text:span text:style-name="T434">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5" draw:name="Dictionary 1 direct" text:anchor-type="paragraph" svg:width="15.52cm" svg:height="4.57cm" draw:z-index="3"><draw:image xlink:href="../dictionary.png" xlink:type="simple" xlink:show="embed" xlink:actuate="onLoad"/></draw:frame></text:p>
      <text:p text:style-name="P1"><text:span text:style-name="T157">Second</text:span><text:span text:style-name="T158"> approach, </text:span><text:span text:style-name="T159">B-tree as the contemporary alternative. Tree height is equivalent to </text:span><text:span text:style-name="T164">amount </text:span><text:soft-page-break/><text:span text:style-name="T159">of disk seeks. Assuming the root node is always in memory and nodes have 1480 entries (64 KB with 36 byte values and 64 bit pointers) then 1 seek gives a capacity of 2.2x10</text:span><text:span text:style-name="T435">6 </text:span>entries<text:span text:style-name="T438">, </text:span><text:span text:style-name="T159">2 seeks give 3.2x10</text:span><text:span text:style-name="T436">9</text:span><text:span text:style-name="T439"> entries, 3 seeks gives </text:span><text:span text:style-name="T440">4.7x</text:span><text:span text:style-name="T439">10</text:span><text:span text:style-name="T436">1</text:span><text:span text:style-name="T437">2</text:span><text:span text:style-name="T439"> entries, 4 seeks gives </text:span><text:span text:style-name="T440">7</text:span><text:span text:style-name="T439">x10</text:span><text:span text:style-name="T436">1</text:span><text:span text:style-name="T437">5</text:span><text:span text:style-name="T439"> entries, and so on. </text:span></text:p>
      <text:p text:style-name="P233"/>
      <text:p text:style-name="P235"><text:span text:style-name="T188">Dictionary </text:span><text:span text:style-name="T28">approach </text:span><text:span text:style-name="T188">can be </text:span><text:span text:style-name="T133">shown to be </text:span><text:span text:style-name="T28">better </text:span><text:span text:style-name="T183">in </text:span><text:span text:style-name="T188">most </text:span><text:span text:style-name="T127">practical </text:span><text:span text:style-name="T45">usage scenario</text:span><text:span text:style-name="T188">s</text:span><text:span text:style-name="T45"> </text:span><text:span text:style-name="T133">by </text:span><text:span text:style-name="T28">consider</text:span><text:span text:style-name="T133">ing</text:span><text:span text:style-name="T28"> </text:span><text:span text:style-name="T224">total </text:span><text:span text:style-name="T28">time spent on all </text:span><text:span text:style-name="T225">query/</text:span><text:span text:style-name="T188">update </text:span><text:span text:style-name="T28">operations </text:span><text:span text:style-name="T188">over a longer time period </text:span><text:span text:style-name="T224">which is dictionaries super-checkpointing cycle</text:span><text:span text:style-name="T188">. Both representations are </text:span><text:span text:style-name="T184">presumed to exist before experiment. Some </text:span><text:span text:style-name="T191">60</text:span><text:span text:style-name="T189"> </text:span><text:span text:style-name="T76">cycles </text:span><text:span text:style-name="T134">is considered, </text:span><text:span text:style-name="T189">during </text:span><text:span text:style-name="T190">which N entries are either </text:span><text:span text:style-name="T225">queried</text:span><text:span text:style-name="T190"> or updated. This comes from an assumption, that after each 5 secs </text:span><text:span text:style-name="T226">changes </text:span><text:span text:style-name="T190">are pushed to disk, and in case of the dictionary every 5 mins </text:span><text:span text:style-name="T192">entire </text:span><text:span text:style-name="T190">blob is pushed </text:span><text:span text:style-name="T226">instead of a patch</text:span><text:span text:style-name="T190">. B-tree nodes are 64 KB in size, and dictionary </text:span><text:span text:style-name="T226">patches </text:span><text:span text:style-name="T190">contain 24 bytes per change. </text:span></text:p>
      <text:p text:style-name="P232"/>
      <text:p text:style-name="P236"><text:span text:style-name="T79">R</text:span><text:span text:style-name="T28">eading </text:span><text:span text:style-name="T81">or writing </text:span><text:span text:style-name="T28">N </text:span><text:span text:style-name="T187">entries</text:span><text:span text:style-name="T28"> take</text:span><text:span text:style-name="T135">s total</text:span><text:span text:style-name="T28"> (</text:span><text:span text:style-name="T97">assuming sequential and random pattern, referring to </text:span><text:span text:style-name="T186">dictionary and B-tree </text:span><text:span text:style-name="T28">approach </text:span><text:span text:style-name="T80">respect</text:span><text:span text:style-name="T81">iv</text:span><text:span text:style-name="T82">ely</text:span><text:span text:style-name="T28">): </text:span></text:p>
      <text:p text:style-name="P304"><draw:frame draw:style-name="fr10" draw:name="Obiekt3" text:anchor-type="as-char" svg:y="-0.594cm" svg:width="10.298cm" svg:height="1.102cm" draw:z-index="0"><draw:object xlink:href="./Object 3" xlink:type="simple" xlink:show="embed" xlink:actuate="onLoad"/><draw:image xlink:href="./ObjectReplacements/Object 3" xlink:type="simple" xlink:show="embed" xlink:actuate="onLoad"/><svg:desc>formuła</svg:desc></draw:frame></text:p>
      <text:p text:style-name="P238"><text:span text:style-name="T383">S</text:span>imulation <text:span text:style-name="T383">of entire super-cycle is based on only one variable</text:span>, N is number of <text:span text:style-name="T631">entries accessed </text:span>in each cycle, <text:span text:style-name="T227">60</text:span> is number of cycles, <text:span text:style-name="T637">and 1M is total entries</text:span>. <text:span text:style-name="T365">Therefore total access time is</text:span><text:span text:style-name="T89">: </text:span></text:p>
      <text:p text:style-name="P305"><draw:frame draw:style-name="fr11" draw:name="Obiekt5" text:anchor-type="as-char" svg:y="-1.085cm" svg:width="6.842cm" svg:height="2.3cm" draw:z-index="1"><draw:object xlink:href="./Object 5" xlink:type="simple" xlink:show="embed" xlink:actuate="onLoad"/><draw:image xlink:href="./ObjectReplacements/Object 5" xlink:type="simple" xlink:show="embed" xlink:actuate="onLoad"/><svg:desc>formuła</svg:desc></draw:frame></text:p>
      <text:p text:style-name="P237"><text:span text:style-name="T384">There are </text:span>cases where <text:span text:style-name="T632">dictionary</text:span> approach loses <text:span text:style-name="T384">to B-tree approach </text:span>in comparison. Total times <text:span text:style-name="T384">are </text:span>compared through an inequality. </text:p>
      <text:p text:style-name="P306"><draw:frame draw:style-name="fr12" draw:name="Obiekt6" text:anchor-type="as-char" svg:y="-0.866cm" svg:width="6.883cm" svg:height="1.582cm" draw:z-index="9"><draw:object xlink:href="./Object 6" xlink:type="simple" xlink:show="embed" xlink:actuate="onLoad"/><draw:image xlink:href="./ObjectReplacements/Object 6" xlink:type="simple" xlink:show="embed" xlink:actuate="onLoad"/><svg:desc>formuła</svg:desc></draw:frame></text:p>
      <text:p text:style-name="P231"/>
      <text:p text:style-name="P234">If amount of entries is less than 1M or varint encoding is used, then comparison would benefit the dictionary more. <text:span text:style-name="T641">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31"/>
      <text:p text:style-name="P62">This argument is basically the same as for <text:span text:style-name="T590">complete </text:span>inode<text:span text:style-name="T590">s</text:span>. <text:span text:style-name="T537">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Directory representation can also alternate between entire dictionary and B-tree. </text:p>
      <text:p text:style-name="P11"/>
      <text:p text:style-name="P15"><text:span text:style-name="T399">SSD disks are </text:span><text:span text:style-name="T402">not being considered </text:span><text:span text:style-name="T579">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412" text:outline-level="3"><text:bookmark-start text:name="__RefHeading___Toc4960_1322332396"/>Block allocation is not efficient. <text:span text:style-name="T645">(OK)</text:span><text:bookmark-end text:name="__RefHeading___Toc4960_1322332396"/></text:h>
      <text:p text:style-name="P64">Since the times of Fast File-System and <text:span text:style-name="T640">ending at Ext4</text:span>, disk space was divided into blocks but grouped into clusters. <text:span text:style-name="T541">There are few heuristics that were used when assigning blocks to files that improve performance. Firstly, same file can have blocks allocated sequentially or otherwise </text:span><text:soft-page-break/><text:span text:style-name="T541">in close proximity. However, seeking time over small distances is still quite significant, mostly due to settling phase </text:span><text:span text:style-name="T541"><text:bibliography-mark text:identifier="Ruemmler94" text:bibliography-type="article" text:author="Chris Ruemmler, John Wilkes" text:title="An introduction to disk drive" text:year="1994">[Ruemmler94]</text:bibliography-mark></text:span><text:span text:style-name="T541">.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41"><text:bibliography-mark text:identifier="Aneesh08" text:bibliography-type="article" text:author="Aneesh Kumar, Mingming Cao, et al" text:title="Ext4 block and inode allocator improvements" text:year="2008">[Aneesh08]</text:bibliography-mark></text:span><text:span text:style-name="T541">. </text:span></text:p>
      <text:p text:style-name="P65"><text:span text:style-name="T541">XFS documentation </text:span><text:span text:style-name="T541"><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41">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42">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42">here </text:span>aims to achieve the best of both worlds, <text:span text:style-name="T643">to support large allocations and avoid large relocations at garbage collection</text:span>. <text:span text:style-name="T543">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6" draw:name="Obraz3" text:anchor-type="paragraph" svg:width="14.31cm" svg:height="1.69cm" draw:z-index="10"><draw:image xlink:href="Pictures/1000020100000259000000475F134A46074CA741.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44">(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44"><text:bibliography-mark text:identifier="Johnson85" text:bibliography-type="article" text:author="David Johnson, Michael Garey" text:title="A 71/60 Theorem for Bin Packing" text:year="1985">[Johnson85]</text:bibliography-mark></text:span><text:span text:style-name="T644"> would probably be employed. </text:span></text:p>
      <text:p text:style-name="P66"/>
      <text:p text:style-name="P310">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413" text:outline-level="3"><text:bookmark-start text:name="__RefHeading___Toc4248_1811106159"/>Fsync is not efficient. <text:bookmark-end text:name="__RefHeading___Toc4248_1811106159"/></text:h>
      <text:p text:style-name="P87"><text:span text:style-name="T28">Files </text:span><text:span text:style-name="T103">stored on computers </text:span><text:span text:style-name="T150">become increasingly important as businesses and governments store </text:span><text:soft-page-break/><text:span text:style-name="T150">ever more files of evermore importance on automated systems</text:span><text:span text:style-name="T103">. </text:span><text:span text:style-name="T150">At some point in the past, p</text:span><text:span text:style-name="T104">rograms started using techniques that would ensure reasonable state after computer was interrupted </text:span><text:span text:style-name="T105">which did and </text:span><text:span text:style-name="T108">still </text:span><text:span text:style-name="T105">does </text:span><text:span text:style-name="T107">occur</text:span><text:span text:style-name="T105"> quite often</text:span><text:span text:style-name="T104">. POSIX standard implies an approach that is being used to this day. Windows system</text:span><text:span text:style-name="T140">s</text:span><text:span text:style-name="T104"> use an identical approach despite not </text:span><text:span text:style-name="T105">recognizing POSIX. </text:span><text:span text:style-name="T106">The well established approach replaces a file using following template: </text:span></text:p>
      <text:p text:style-name="P290">int fd = creat("file.new", S_IRUSR|S_IWUSR); </text:p>
      <text:p text:style-name="P290">write(fd, buf, <text:span text:style-name="T372">len</text:span>); </text:p>
      <text:p text:style-name="P290">fsync(fd); </text:p>
      <text:p text:style-name="P290">close(fd); </text:p>
      <text:p text:style-name="P290">rename("file.new", "file"); </text:p>
      <text:p text:style-name="P88"/>
      <text:p text:style-name="P214"><text:span text:style-name="T596">This approach has been the expected way of achieving atomic changes to files and caused a lot of pain when people were depending on different guarantees than that of fsync. </text:span><text:span text:style-name="T598">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98">POSIX vs Reality</text:span></text:a><text:span text:style-name="T598">. Also, heavy reliance on fsync led to a famous major </text:span><text:a xlink:type="simple" xlink:href="https://bugzilla.mozilla.org/show_bug.cgi?id=421482" text:style-name="Internet_20_link" text:visited-style-name="Visited_20_Internet_20_Link"><text:span text:style-name="T598">performance bug</text:span></text:a><text:span text:style-name="T598"> in Firefox. </text:span></text:p>
      <text:p text:style-name="P89"><text:span text:style-name="T273">Described </text:span><text:span text:style-name="T246">behavior </text:span><text:span text:style-name="T267">(and few others) </text:span><text:span text:style-name="T246">is common in modern filesystem</text:span><text:span text:style-name="T251">s</text:span><text:span text:style-name="T246"> but </text:span><text:span text:style-name="T248">it is</text:span><text:span text:style-name="T246"> not </text:span><text:span text:style-name="T254">mandated </text:span><text:span text:style-name="T246">by POSIX </text:span><text:span text:style-name="T273">standard </text:span><text:span text:style-name="T256">so</text:span><text:span text:style-name="T246"> applications </text:span><text:span text:style-name="T256">should not </text:span><text:span text:style-name="T246">rely on </text:span><text:span text:style-name="T255">t</text:span><text:span text:style-name="T247">his property being </text:span><text:span text:style-name="T248">always </text:span><text:span text:style-name="T247">met</text:span><text:span text:style-name="T246">. Refer to </text:span><text:span text:style-name="T246"><text:bibliography-mark text:identifier="Pillai13" text:bibliography-type="article" text:author="Thanumalayan Sankaranarayana Pillai, et al" text:title="Towards Efficient, Portable Application-Level Consistency" text:year="2013">[Pillai13]</text:bibliography-mark></text:span><text:span text:style-name="T246"> for </text:span><text:span text:style-name="T247">modern filesystem semantics that are common but </text:span><text:span text:style-name="T256">are </text:span><text:span text:style-name="T247">not </text:span><text:span text:style-name="T256">part of the </text:span><text:span text:style-name="T271">published </text:span><text:span text:style-name="T256">POSIX </text:span><text:span text:style-name="T247">standard</text:span><text:span text:style-name="T256">. </text:span><text:span text:style-name="T249">Notice that all of the behaviors they describe are met by a filesystem where all operations are </text:span><text:span text:style-name="T250">both </text:span><text:span text:style-name="T249">atomic and ordered, </text:span><text:span text:style-name="T256">as proposed below</text:span><text:span text:style-name="T249">. </text:span><text:span text:style-name="T256">Article also describes how SQLite can increase performance by assuming specific filesystem behavior although user has to enable it </text:span><text:span text:style-name="T333">manually</text:span><text:span text:style-name="T256">.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7">described below. </text:span></text:p>
      <text:p text:style-name="P90"/>
      <text:p text:style-name="P93">Following code <text:span text:style-name="T380">is not safe on all filesystems but is representative of applications: </text:span></text:p>
      <text:p text:style-name="P290">int fd = creat("file.new", S_IRUSR|S_IWUSR); </text:p>
      <text:p text:style-name="P290">write(fd, buf, <text:span text:style-name="T372">len</text:span>); </text:p>
      <text:p text:style-name="P291">fsync(fd);</text:p>
      <text:p text:style-name="P290">close(fd); </text:p>
      <text:p text:style-name="P290">rename("file.new", "file"); </text:p>
      <text:p text:style-name="P94"/>
      <text:p text:style-name="P103">Whatever improvements to filesystems will be made in the future, it seems clear that applications will <text:span text:style-name="T388">continue</text:span> to use the approach established by POSIX and filesystems will have to cooperate. <text:span text:style-name="T36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33">cp</text:span><text:span text:style-name="T364">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3"/>
      <text:p text:style-name="P103">Below <text:span text:style-name="T386">is described </text:span>a new <text:span text:style-name="T363">solution</text:span> to <text:span text:style-name="T386">the </text:span>problem <text:span text:style-name="T386">of ensuring consistency </text:span>that <text:span text:style-name="T386">keeps </text:span>files correct <text:span text:style-name="T377">whether</text:span> the POSIX <text:span text:style-name="T377">compliant</text:span> approach <text:span text:style-name="T377">is used or not while performance is approaching no use of fsync at all. </text:span></text:p>
      <text:p text:style-name="P104"/>
      <text:p text:style-name="P217"><text:span text:style-name="T596">Consider a filesystem where all operations are both atomic and ordered. </text:span><text:span text:style-name="T599">Above that fsync calls </text:span><text:soft-page-break/><text:span text:style-name="T599">are implemented as no-op. Both codes above remain to keep files consistent. This is due to the fact that application developers (usually) use fsync not to persist data immediately but to persist data before metadata, which is what </text:span><text:span text:style-name="T600">ordering </text:span><text:span text:style-name="T601">behavior </text:span><text:span text:style-name="T602">implies</text:span><text:span text:style-name="T599">.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99">documentation</text:span></text:a><text:span text:style-name="T599">: </text:span></text:p>
      <text:p text:style-name="P1"/>
      <text:p text:style-name="P288">(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88">(RATIONALE) The fsync() function is intended to force a physical write of data from the buffer cache, and to assure that after a system crash or other failure that all data up to the time of the fsync() call is recorded on the disk. […] It is <text:span text:style-name="T399">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5">Here is some historical background: </text:p>
      <text:p text:style-name="P106"/>
      <text:p text:style-name="P106"><text:span text:style-name="T379">Persisting ordered operations used to be implemented though ordered persistence. Long time ago blocks were written one at a time (synchronous writes). Operating system buffered changes in memory (in </text:span>the buffer cache) <text:span text:style-name="T258">and was the only party that buffered. </text:span>When hard disks started buffering writes <text:span text:style-name="T378">themselves things got broken. System was no longer in a position to tell which blocks were already persisted on the platter and which were still pending. Immediate solution was to implement </text:span><text:span text:style-name="T232">flushing buffers </text:span><text:span text:style-name="T260">th</text:span><text:span text:style-name="T265">r</text:span><text:span text:style-name="T260">ough so called </text:span><text:span text:style-name="T232">queue draining</text:span><text:span text:style-name="T259">. System </text:span><text:span text:style-name="T260">withh</text:span><text:span text:style-name="T266">eld</text:span><text:span text:style-name="T260"> </text:span><text:span text:style-name="T259">all future writes until disk reported that </text:span><text:span text:style-name="T268">all outstanding writes completed, that </text:span><text:span text:style-name="T343">write </text:span><text:span text:style-name="T259">queue was empty. </text:span><text:span text:style-name="T261">When flushing buffers occurred quite often </text:span><text:span text:style-name="T259">this approach basically defeated the purpose of installing buffers in </text:span><text:span text:style-name="T334">hard </text:span><text:span text:style-name="T259">disks </text:span><text:span text:style-name="T261">in the first place. </text:span></text:p>
      <text:p text:style-name="P1"><text:span text:style-name="T269">L</text:span><text:span text:style-name="T262">ater another major overhaul of disks </text:span><text:span text:style-name="T335">took place</text:span><text:span text:style-name="T262">. Up to this moment systems </text:span><text:span text:style-name="T344">have </text:span><text:span text:style-name="T262">reordered requests </text:span><text:span text:style-name="T263">themselves</text:span><text:span text:style-name="T262">. Buffer cache accumulated blocks to be written and system decided, without much help from the disk, in which order should the disk write them. </text:span><text:span text:style-name="T263">It was more beneficial to process blocks in the order that minimized total time spent on jumping between locations on disk. Unfortunately, system was in no position to determine current orientation of the platter or current position of the head. </text:span><text:span text:style-name="T272">The s</text:span><text:span text:style-name="T263">ystem made decisions </text:span><text:span text:style-name="T272">based on some principle like elevator scheduling, not on exact state of the disk</text:span><text:span text:style-name="T263">. Everything changed again when disks started to reorder requests themselves, </text:span><text:span text:style-name="T345">with a technology called NCQ</text:span><text:span text:style-name="T263">. </text:span><text:span text:style-name="T269">S</text:span><text:span text:style-name="T263">ystem was </text:span><text:span text:style-name="T269">again </text:span><text:span text:style-name="T263">no longer aware of what is the status of each request. System </text:span><text:span text:style-name="T269">did not </text:span><text:span text:style-name="T263">even </text:span><text:span text:style-name="T269">know </text:span><text:span text:style-name="T263">which of them will go to the platter first. </text:span><text:span text:style-name="T264">The solution to ensuring order of writes was </text:span><text:span text:style-name="T345">again </text:span><text:span text:style-name="T264">the same, </text:span><text:span text:style-name="T269">through withholding further writes. </text:span></text:p>
      <text:p text:style-name="P215"><text:span text:style-name="T603">M</text:span><text:span text:style-name="T604">odern solution comes in form of two related mechanisms: explicit flushes and FUA requests. </text:span><text:span text:style-name="T605">Flushes are writes that are weakly ordered, demanding </text:span><text:span text:style-name="T606">that </text:span><text:span text:style-name="T605">previously scheduled writes are completed before current </text:span><text:span text:style-name="T606">writes</text:span><text:span text:style-name="T605">. Previous requests can still be reordered between themselves, </text:span><text:span text:style-name="T607">and </text:span><text:span text:style-name="T605">so can future requests. Force Unit Access </text:span><text:span text:style-name="T608">(FUA) </text:span><text:span text:style-name="T605">requests </text:span><text:span text:style-name="T608">can be reordered with any other request, imposing no ordering whatsoever, but disk reports immediately </text:span><text:span text:style-name="T609">after </text:span><text:span text:style-name="T608">they landed on the platter. </text:span><text:span text:style-name="T609">FUA requests are also said to </text:span><text:span text:style-name="T610">have priority </text:span><text:span text:style-name="T609">over </text:span><text:span text:style-name="T610">normal requests</text:span><text:span text:style-name="T609">. </text:span><text:span text:style-name="T604">System is no longer responsible for ensuring ordering. Instead the disk is being issued requests marked with these two flags. </text:span><text:span text:style-name="T611">Topic is </text:span><text:span text:style-name="T596">discussed on LWN </text:span><text:a xlink:type="simple" xlink:href="https://lwn.net/Articles/400541/" text:style-name="Internet_20_link" text:visited-style-name="Visited_20_Internet_20_Link"><text:span text:style-name="T596">The end of block barriers</text:span></text:a><text:span text:style-name="T596"> and Monolight </text:span><text:a xlink:type="simple" xlink:href="http://monolight.cc/2011/06/barriers-caches-filesystems/" text:style-name="Internet_20_link" text:visited-style-name="Visited_20_Internet_20_Link"><text:span text:style-name="T596">Barriers, Caches, Filesystems</text:span></text:a><text:span text:style-name="T596">. </text:span></text:p>
      <text:p text:style-name="P107"><text:soft-page-break/></text:p>
      <text:p text:style-name="P109"><text:span text:style-name="T469">Consider a </text:span>filesystem where all operations are atomic and ordered: </text:p>
      <text:p text:style-name="P108"/>
      <text:p text:style-name="P228">(Needs <text:span text:style-name="T633">checking</text:span> language and entire scheme.)</text:p>
      <text:p text:style-name="P108"><text:span text:style-name="T469">F</text:span>irst sector contains <text:span text:style-name="T469">the </text:span>address of last persisted <text:span text:style-name="T469">root inode</text:span>, further sectors <text:span text:style-name="T469">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0">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70">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1"><draw:frame draw:style-name="fr7" draw:name="Copy On Write layout" text:anchor-type="paragraph" svg:width="16.131cm" svg:height="9.95cm" draw:z-index="11"><draw:image xlink:href="../cowlayout.png" xlink:type="simple" xlink:show="embed" xlink:actuate="onLoad"/></draw:frame></text:p>
      <text:p text:style-name="P112">Upgrades can be added. A dictionary that maps <text:span text:style-name="T471">ids</text:span> into disk offsets can be referenced from the header. Directories then associate file names and files associate data with extent ids instead of <text:span text:style-name="T591">disk </text:span>offsets. Changing an inode does not affect the inodes <text:span text:style-name="T471">above </text:span>in a path to the root anymore, instead only a dictionary entry <text:span text:style-name="T471">translating the id </text:span>gets updated. <text:span text:style-name="T471">Furthermore, some structures are updated so frequently that patches (diffs) might be stored instead of full structures. That would make checkpointing more lightweight and could lead to more frequent checkpointing. </text:span></text:p>
      <text:p text:style-name="P227"><text:soft-page-break/><text:span text:style-name="T615">(</text:span>Add a diagram for dictionary and inodes, more compact than just inodes.<text:span text:style-name="T615">)</text:span></text:p>
      <text:p text:style-name="P95"/>
      <text:p text:style-name="P113"><text:span text:style-name="T246">Simple key-value store can be implemented easily on an atomic ordered filesystem. First 128 bits hold extent info (which means offset and length) of a dictionary blob. The dictionary maps keys into extent infos of value blobs. </text:span><text:span text:style-name="T286">Both the dictionary and the values are serialized into binary blobs and stored as contiguous extents. Value blobs are appended atomically to the file, and when database gets </text:span><text:span text:style-name="T361">committed</text:span><text:span text:style-name="T286">,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1"><draw:frame draw:style-name="fr6" draw:name="KeyValue store layout" text:anchor-type="paragraph" svg:width="13.16cm" svg:height="2.29cm" draw:z-index="12"><draw:image xlink:href="../keyvaluelayout.png" xlink:type="simple" xlink:show="embed" xlink:actuate="onLoad"/></draw:frame></text:p>
      <text:p text:style-name="P96">Even simpler document store can be implemented when setcontents method is available. Only one entry can be stored <text:span text:style-name="T592">at once</text:span>, but it can be <text:span text:style-name="T592">an </text:span>arbitrarily complex data structure. <text:span text:style-name="T429">Setcontents is a filesystem operation that truncates the file to zero and writes to it in one combined atomic operation. There is no reference implementation yet. </text:span></text:p>
      <text:p text:style-name="P91"/>
      <text:p text:style-name="P92"/>
      <text:h text:style-name="P414" text:outline-level="3"><text:bookmark-start text:name="__RefHeading___Toc22885_1405522475"/>Cumulative representation is less useful. <text:bookmark-end text:name="__RefHeading___Toc22885_1405522475"/></text:h>
      <text:p text:style-name="P223">(This needs to be added entirely.)</text:p>
      <text:p text:style-name="P114"/>
      <text:p text:style-name="P114"/>
      <text:h text:style-name="P415" text:outline-level="3"><text:bookmark-start text:name="__RefHeading___Toc3156_190800628"/>Atomic sector overwrite is not necessary for consistency. <text:span text:style-name="T646">(OK)</text:span><text:bookmark-end text:name="__RefHeading___Toc3156_190800628"/></text:h>
      <text:p text:style-name="P116">Many filesystems but also frameworks like SQLite guarantee consistency by depending on the underlying hard disk to overwrite sectors (512 bytes) atomically. There are some issues with this approach, although <text:span text:style-name="T466">so far it seems to have worked </text:span>fine. First, this simply moves responsibility down the chain. <text:span text:style-name="T638">It </text:span>is generally a good idea to implement a trait yourself than depend <text:span text:style-name="T638">on external organization.</text:span> <text:span text:style-name="T638">Secondly, disk manufacturers are known for breaking specifications. Hard disks regularly lie to operating systems about flushing write buffers. Thirdly, conversation </text:span><text:span text:style-name="T638"><text:bibliography-mark text:identifier="Tweedie15" text:bibliography-type="unpublished" text:author="Stephen Tweedie" text:title="Stephen Tweedie Email.txt" text:year="2015">[Tweedie15]</text:bibliography-mark></text:span><text:span text:style-name="T638">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5"/>
      <text:p text:style-name="P210">There are <text:span text:style-name="T639">at least </text:span>two <text:span text:style-name="T639">new </text:span>ways to implement atomic changes on disk through software. Both no longer require the disk to <text:span text:style-name="T639">support </text:span>atomic sector writes <text:span text:style-name="T639">but they do require that interrupted write damages only one sector, see </text:span><text:span text:style-name="T639"><text:bibliography-mark text:identifier="Pillai13" text:bibliography-type="article" text:author="Thanumalayan Sankaranarayana Pillai, et al" text:title="Towards Efficient, Portable Application-Level Consistency" text:year="2013">[Pillai13]</text:bibliography-mark></text:span><text:span text:style-name="T639">. Other problems like </text:span>phantom writes, corrupted writes, <text:span text:style-name="T468">and </text:span>misplaced writes are not taken into account. </text:p>
      <text:p text:style-name="P115"/>
      <text:p text:style-name="P211"><text:span text:style-name="T230">Ring</text:span><text:span text:style-name="T246"> is a </text:span><text:span text:style-name="T467">disk extent that is sector aligned and divided into at least 2 fixed sized chunks. Chunks also </text:span>need to <text:span text:style-name="T467">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7"><draw:frame draw:style-name="fr7" draw:name="Atomic ring" text:anchor-type="paragraph" svg:width="12.741cm" svg:height="3.221cm" draw:z-index="13"><draw:image xlink:href="../atomicring.png" xlink:type="simple" xlink:show="embed" xlink:actuate="onLoad"/></draw:frame><text:soft-page-break/></text:p>
      <text:p text:style-name="P118"/>
      <text:p text:style-name="P201"><text:span text:style-name="T230">Chain</text:span><text:span text:style-name="T246"> is </text:span><text:span text:style-name="T346">a</text:span><text:span text:style-name="T246"> disk extent that is sector aligned and contains a </text:span><text:span text:style-name="T280">concatenation </text:span><text:span text:style-name="T246">of variable sized chunks.</text:span><text:span text:style-name="T280"> </text:span><text:span text:style-name="T346">Chunks </text:span><text:span text:style-name="T359">also </text:span><text:span text:style-name="T280">need to be sector aligned. </text:span><text:span text:style-name="T283">Each chunk has a format </text:span><text:span text:style-name="T280">[checksum|id|length|data].</text:span><text:span text:style-name="T346"> Usually </text:span><text:span text:style-name="T359">the </text:span><text:span text:style-name="T346">first chunk </text:span><text:span text:style-name="T350">contains</text:span><text:span text:style-name="T346"> </text:span><text:span text:style-name="T359">a base </text:span><text:span text:style-name="T346">blob while further chunks contain </text:span><text:span text:style-name="T359">patches</text:span><text:span text:style-name="T346">, but </text:span><text:span text:style-name="T359">that depends on usage</text:span><text:span text:style-name="T346">.</text:span><text:span text:style-name="T280"> </text:span><text:span text:style-name="T281">When </text:span><text:span text:style-name="T350">updating</text:span><text:span text:style-name="T281">, </text:span><text:span text:style-name="T359">an incremented </text:span><text:span text:style-name="T283">id and </text:span><text:span text:style-name="T359">other </text:span><text:span text:style-name="T282">fields </text:span><text:span text:style-name="T347">are </text:span><text:span text:style-name="T283">hashed, </text:span><text:span text:style-name="T359">then stored to disk</text:span><text:span text:style-name="T283">. </text:span><text:span text:style-name="T359">Padding can be computed from the length field</text:span><text:span text:style-name="T284">. When reloading, entire extent gets read from disk </text:span><text:span text:style-name="T347">in one sweep</text:span><text:span text:style-name="T284">. </text:span><text:span text:style-name="T348">Each chunk is parsed only if previous chunks were parsed successfully. </text:span><text:span text:style-name="T285">Valid chunks are </text:span><text:span text:style-name="T349">merged </text:span><text:span text:style-name="T285">(</text:span><text:span text:style-name="T359">patches </text:span><text:span text:style-name="T285">are applied to base </text:span><text:span text:style-name="T349">blob</text:span><text:span text:style-name="T285">) or simply last value is taken, </text:span><text:span text:style-name="T359">again depending on usage</text:span><text:span text:style-name="T285">. </text:span><text:span text:style-name="T359">Updating </text:span><text:span text:style-name="T283">requires last </text:span><text:span text:style-name="T341">offset </text:span><text:span text:style-name="T283">to be know</text:span><text:span text:style-name="T350">n</text:span><text:span text:style-name="T283">, making this mechanism stateful. </text:span><text:span text:style-name="T285">Note that a chain is </text:span><text:span text:style-name="T240">append </text:span><text:span text:style-name="T234">only</text:span><text:span text:style-name="T285">, meaning it can be updated </text:span><text:span text:style-name="T351">only until reaches full capacity</text:span><text:span text:style-name="T285">. </text:span><text:span text:style-name="T360">Then it must be reallocated. Rings </text:span><text:span text:style-name="T351">can be used to alternate between chains or to keep a list of chains. </text:span><text:span text:style-name="T352">Chains </text:span><text:span text:style-name="T283">can </text:span><text:span text:style-name="T352">also </text:span><text:span text:style-name="T283">be used across </text:span><text:span text:style-name="T361">multiple </text:span><text:span text:style-name="T283">devices to synchronize newest value. </text:span><text:span text:style-name="T361">In </text:span><text:span text:style-name="T354">example </text:span><text:span text:style-name="T352">below</text:span><text:span text:style-name="T354">, </text:span><text:span text:style-name="T353">first chain can be dropped from the ring, because </text:span><text:span text:style-name="T361">patch </text:span><text:span text:style-name="T353">5 was </text:span><text:span text:style-name="T352">superseded </text:span><text:span text:style-name="T353">by a base blob. </text:span><text:span text:style-name="T362">Simple alternative would be to always start a chain with base value, so the ring only keeps one chain at any moment. </text:span></text:p>
      <text:p text:style-name="P119"><draw:frame draw:style-name="fr7" draw:name="Atomic chain" text:anchor-type="paragraph" svg:width="15.829cm" svg:height="6.96cm" draw:z-index="25"><draw:image xlink:href="../atomicchain.png" xlink:type="simple" xlink:show="embed" xlink:actuate="onLoad"/></draw:frame></text:p>
      <text:p text:style-name="P120"/>
      <text:h text:style-name="P416" text:outline-level="3"><text:bookmark-start text:name="__RefHeading___Toc3412_1102112787"/>Volumes should not be synonymous with partitions. <text:bookmark-end text:name="__RefHeading___Toc3412_1102112787"/></text:h>
      <text:p text:style-name="P121">Filesystems can and should be decoupled from disk partitions on which they reside. <text:span text:style-name="T463">Zetabyte filesystem </text:span><text:span text:style-name="T463"><text:bibliography-mark text:identifier="ZFS" text:bibliography-type="www" text:author="Jeff Bonwick, Bill Moore" text:title="ZFS: The Last Word in File Systems">[ZFS]</text:bibliography-mark></text:span><text:span text:style-name="T463">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206"><draw:frame draw:style-name="fr7" draw:name="Storage pool" text:anchor-type="paragraph" svg:width="7.241cm" svg:height="3.431cm" draw:z-index="14"><draw:image xlink:href="../storagepool.png" xlink:type="simple" xlink:show="embed" xlink:actuate="onLoad"/></draw:frame><text:soft-page-break/></text:p>
      <text:p text:style-name="P224">(This needs to be expanded.)</text:p>
      <text:p text:style-name="P122"/>
      <text:p text:style-name="P123"/>
      <text:h text:style-name="P417" text:outline-level="3"><text:bookmark-start text:name="__RefHeading___Toc2972_2139278338"/>Encrypting disk blocks is not useful. <text:bookmark-end text:name="__RefHeading___Toc2972_2139278338"/></text:h>
      <text:p text:style-name="P124"><text:span text:style-name="T113">Encryption became a common feature that is not used only by geeks and criminals anymore. While in the past user would use some custom program to </text:span><text:span text:style-name="T116">password-protect</text:span><text:span text:style-name="T113"> archives and store them away </text:span><text:span text:style-name="T117">with other files </text:span><text:span text:style-name="T146">on otherwise unencrypted media</text:span><text:span text:style-name="T113">, today operating systems are expected to offer encryption out of the box. </text:span><text:span text:style-name="T114">In particular, systems are often installed on encrypted partitions and are supposed to boot of</text:span><text:span text:style-name="T118">f</text:span><text:span text:style-name="T114"> them. </text:span><text:span text:style-name="T115">The problem is that initial code must be 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67">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22">selected data structures within the </text:span>filesystem and not the <text:span text:style-name="T593">entire </text:span>block storage device <text:span text:style-name="T373">underneath</text:span>. </text:p>
      <text:p text:style-name="P27"/>
      <text:p text:style-name="P29">Consider a filesystem where encryption is applied to data structures <text:span text:style-name="T371">like inodes and data extents, and not raw disk blocks</text:span>. <text:span text:style-name="T368">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69">stored </text:span>in the clear. <text:span text:style-name="T370">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5">Following diagram shows an example of data structures on disk (clouds mean extents are <text:soft-page-break/>encrypted, locations on disk are not represented):<text:span text:style-name="T154"> </text:span></text:p>
      <text:p text:style-name="P22"><draw:frame draw:style-name="fr8" draw:name="Plain and encrypted data structures" text:anchor-type="paragraph" svg:width="12.321cm" svg:height="5.5cm" draw:z-index="15"><draw:image xlink:href="../plain.png" xlink:type="simple" xlink:show="embed" xlink:actuate="onLoad"/></draw:frame></text:p>
      <text:p text:style-name="P22"/>
      <text:h text:style-name="P418" text:outline-level="3"><text:bookmark-start text:name="__RefHeading___Toc2974_2139278338"/><text:span text:style-name="T387">Overwriting</text:span> files is not <text:span text:style-name="T387">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2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24">good idea that can be taken further. </text:span></text:p>
      <text:p text:style-name="P35"/>
      <text:p text:style-name="P36">Encrypting data structures within a filesystem, instead of data blocks within the block device underneath, is an approach that allows to efficiently and safely wipe files, and <text:span text:style-name="T425">for that matter any </text:span>other <text:span text:style-name="T426">data </text:span>structures <text:span text:style-name="T42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5" draw:name="Hierarchy of encrypted data structures" text:anchor-type="paragraph" svg:width="8.56cm" svg:height="7.549cm" draw:z-index="16"><draw:image xlink:href="../datastructs.png" xlink:type="simple" xlink:show="embed" xlink:actuate="onLoad"/></draw:frame><text:soft-page-break/></text:p>
      <text:p text:style-name="P36"/>
      <text:h text:style-name="P429" text:outline-level="3"><text:bookmark-start text:name="__RefHeading___Toc5192_2083799497"/>Decryption after reading from disk is slower. <text:bookmark-end text:name="__RefHeading___Toc5192_2083799497"/></text:h>
      <text:p text:style-name="P221">(This needs to be added entirely.)</text:p>
      <text:p text:style-name="P221"/>
      <text:p text:style-name="P221"/>
      <text:h text:style-name="P419" text:outline-level="3"><text:bookmark-start text:name="__RefHeading___Toc2976_2139278338"/>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31">recompressed, </text:span>and finally stored to another location. <text:span text:style-name="T430">Also</text:span>, compacted segment could be split apart to <text:span text:style-name="T430">fit into previously compacted leftover free space. There are however some mutually exclusive strategies how to allocate data within the segments, and whether is it always a good idea to append only to one segment. </text:span></text:p>
      <text:p text:style-name="P37"/>
      <text:p text:style-name="P38">Consider the difference between how web browsers and torrent clients download files. Web browsers always download files sequentially. Therefore it is reasonable to <text:span text:style-name="T432">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5" draw:name="Allocation strategy append/write" text:anchor-type="paragraph" svg:width="13.591cm" svg:height="3.45cm" draw:z-index="17"><draw:image xlink:href="../allocation-logchunks.png" xlink:type="simple" xlink:show="embed" xlink:actuate="onLoad"/></draw:frame><text:soft-page-break/></text:p>
      <text:p text:style-name="P39">Another issue is how chunks from across different snapshots are laid out within the segment. <text:span text:style-name="T433">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33"><text:bibliography-mark text:identifier="Rodeh12" text:bibliography-type="article" text:author="Ohad Rodeh" text:title="BTRFS: The Linux B-tree Filesystem" text:year="2012">[Rodeh12]</text:bibliography-mark></text:span><text:span text:style-name="T433">. </text:span></text:p>
      <text:p text:style-name="P36"><draw:frame draw:style-name="fr5" draw:name="Allocation strategy defragmentation" text:anchor-type="paragraph" svg:width="13.37cm" svg:height="3.45cm" draw:z-index="18"><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64">First approach may be not as horrible as it looks, if the garbage collector is going to move these extents around soon enough. Third approach may happen as a result of explicit preallocation. </text:span></text:p>
      <text:p text:style-name="P36"><draw:frame draw:style-name="fr5" draw:name="Obraz1" text:anchor-type="paragraph" svg:width="13.57cm" svg:height="5.309cm" draw:z-index="19"><draw:image xlink:href="../allocation-journals.png" xlink:type="simple" xlink:show="embed" xlink:actuate="onLoad"/></draw:frame></text:p>
      <text:p text:style-name="P41">Conclusion is that there is always a tradeoff between performance during initial writing and performance during subsequent reading, due to fragmentation. </text:p>
      <text:p text:style-name="P36"/>
      <text:p text:style-name="P36"/>
      <text:h text:style-name="P420" text:outline-level="3"><text:bookmark-start text:name="__RefHeading___Toc22887_1405522475"/><text:soft-page-break/>Design decisions for HDDs and SSDs are mutually exclusive. <text:bookmark-end text:name="__RefHeading___Toc22887_1405522475"/></text:h>
      <text:p text:style-name="P218">(This needs to be added entirely.)</text:p>
      <text:p text:style-name="P36"/>
      <text:p text:style-name="P36"/>
      <text:h text:style-name="P421" text:outline-level="3"><text:bookmark-start text:name="__RefHeading___Toc23250_1405522475"/>In place modification on disk is slow and hazardous. <text:bookmark-end text:name="__RefHeading___Toc23250_1405522475"/></text:h>
      <text:p text:style-name="P219">(This needs to be added entirely.)</text:p>
      <text:p text:style-name="P36"/>
      <text:p text:style-name="P36"/>
      <text:h text:style-name="P430" text:outline-level="3"><text:bookmark-start text:name="__RefHeading___Toc28698_1405522475"/>FUSE overhead is negligible. <text:bookmark-end text:name="__RefHeading___Toc28698_1405522475"/></text:h>
      <text:p text:style-name="P220">(This needs to be added entirely.)</text:p>
      <text:p text:style-name="P36"/>
      <text:p text:style-name="P36"/>
      <text:h text:style-name="P422" text:outline-level="3"><text:bookmark-start text:name="__RefHeading___Toc22889_1405522475"/>First few bytes of file should be easier to read. <text:bookmark-end text:name="__RefHeading___Toc22889_1405522475"/></text:h>
      <text:p text:style-name="P126">When a directory is opened in <text:span text:style-name="T463">Nautilus</text:span>, all files within it are scanned with a <text:span text:style-name="T230">file</text:span> command that recognizes their type of content. This is a <text:span text:style-name="T580">noticeable</text:span> difference with Windows systems where file name extensions are used <text:span text:style-name="T463">to determine mime type </text:span>instead. Since <text:span text:style-name="T230">file</text:span> command is used often and <text:span text:style-name="T538">probably </text:span>uses only first few bytes, these bytes could also be stored within the inode. If a file gets querie<text:span text:style-name="T463">d</text:span> with <text:span text:style-name="T230">stat</text:span><text:span text:style-name="T246"> first, then the inode will still be in the cache to serve a read operation of </text:span><text:span text:style-name="T279">first </text:span><text:span text:style-name="T246">few bytes without any disk seeks. </text:span><text:span text:style-name="T279">This is especially easy when complete inodes are used. </text:span></text:p>
      <text:p text:style-name="P207"/>
      <text:p text:style-name="P207"/>
      <text:h text:style-name="P431" text:outline-level="3"><text:bookmark-start text:name="__RefHeading___Toc4868_434784072"/>Related files are treated independently. <text:bookmark-end text:name="__RefHeading___Toc4868_434784072"/></text:h>
      <text:p text:style-name="P222">(This needs to be added entirely.)</text:p>
      <text:p text:style-name="P222"/>
      <text:p text:style-name="P222"/>
      <text:h text:style-name="P423" text:outline-level="3"><text:bookmark-start text:name="__RefHeading___Toc2978_2139278338"/>Behavior is based on assumptions, not <text:span text:style-name="T459">history. </text:span><text:bookmark-end text:name="__RefHeading___Toc2978_2139278338"/></text:h>
      <text:p text:style-name="P42">Filesystems can gather internal statistics about the files and other data structures, specifically the patters of how they were accessed in the past. <text:span text:style-name="T458">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text:soft-page-break/>with close to no gain, further compression for the file can be temporarily disabled to relieve the CPU. </text:p>
      <text:p text:style-name="P46">Also when <text:span text:style-name="T461">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61">W</text:span>hen a file gets accessed more frequently <text:span text:style-name="T461">than others </text:span>it can be selected for defragmentation or compaction more often than other files <text:span text:style-name="T539">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62">n</text:span>s like UX design efficiency. There is no reason why this could not be applied to filesystems as well. </text:p>
      <text:p text:style-name="P47"/>
      <text:p text:style-name="P47"/>
      <text:h text:style-name="P424" text:outline-level="3"><text:bookmark-start text:name="__RefHeading___Toc8380_1733829396"/>Behavior is based on assumptions, not <text:span text:style-name="T536">requests. </text:span><text:bookmark-end text:name="__RefHeading___Toc8380_1733829396"/></text:h>
      <text:p text:style-name="P213"><text:span text:style-name="T596">Future access patterns can also be anticipated </text:span><text:span text:style-name="T612">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612">performance bug</text:span></text:a><text:span text:style-name="T612">. </text:span></text:p>
      <text:p text:style-name="P36"/>
      <text:p text:style-name="P48"/>
      <text:h text:style-name="P425" text:outline-level="3"><text:bookmark-start text:name="__RefHeading___Toc2980_2139278338"/><text:span text:style-name="T634">Block based formats are </text:span>not flexible. <text:bookmark-end text:name="__RefHeading___Toc2980_2139278338"/></text:h>
      <text:p text:style-name="P49">Specifications often define <text:span text:style-name="T457">fixed </text:span>data formats and leave <text:span text:style-name="T457">no allowance for changing on-disk layout in the middle of its lifecycle</text:span>. <text:span text:style-name="T456">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411" text:outline-level="3"><text:bookmark-start text:name="__RefHeading___Toc2982_2139278338"/>Blocks can store less than extents. <text:bookmark-end text:name="__RefHeading___Toc2982_2139278338"/></text:h>
      <text:p text:style-name="P69"><text:span text:style-name="T119">Earlier </text:span><text:span text:style-name="T122">chapters discussed the issue of storing </text:span><text:span text:style-name="T119">data structures like dictionaries and inodes in </text:span><text:span text:style-name="T160">large </text:span><text:span text:style-name="T119">single extents. </text:span><text:span text:style-name="T122">While previous chapters were considering performance of disk devices this chapter is focused on compactness. Less bits are needed to store </text:span><text:span text:style-name="T160">same </text:span><text:span text:style-name="T122">data in </text:span><text:span text:style-name="T160">variable size </text:span><text:span text:style-name="T122">extent than </text:span><text:span text:style-name="T141">in </text:span><text:span text:style-name="T160">many </text:span><text:span text:style-name="T122">individual blocks, </text:span><text:span text:style-name="T141">leading to </text:span><text:span text:style-name="T160">gain in disk </text:span><text:span text:style-name="T156">utilization</text:span><text:span text:style-name="T122">. </text:span><text:span text:style-name="T120">The main reason </text:span><text:span text:style-name="T123">why extents are more efficient </text:span><text:span text:style-name="T120">is that blocks impose rigid boundaries between items. </text:span><text:span text:style-name="T121">When data </text:span><text:span text:style-name="T142">is divided </text:span><text:span text:style-name="T121">into blocks, usually </text:span><text:span text:style-name="T142">items should not be split between blocks. </text:span></text:p>
      <text:p text:style-name="P50"/>
      <text:p text:style-name="P70"><text:soft-page-break/><text:span text:style-name="T28">For example, directory entries used to be </text:span><text:span text:style-name="T161">grouped </text:span><text:span text:style-name="T28">in blocks. File names </text:span><text:span text:style-name="T124">are much shorte</text:span><text:span text:style-name="T125">r</text:span><text:span text:style-name="T124"> than a single block so they </text:span><text:span text:style-name="T28">are </text:span><text:span text:style-name="T124">being </text:span><text:span text:style-name="T28">grouped</text:span><text:span text:style-name="T124">. However, </text:span><text:span text:style-name="T28">since file names are variable length each block has some unpredictable </text:span><text:span text:style-name="T124">amount of </text:span><text:span text:style-name="T28">space </text:span><text:span text:style-name="T124">left </text:span><text:span text:style-name="T28">unused. </text:span></text:p>
      <text:p text:style-name="P51"><draw:frame draw:style-name="fr5" draw:name="Directory inode wasted space" text:anchor-type="paragraph" svg:width="9.38cm" svg:height="3.78cm" draw:z-index="20"><draw:image xlink:href="../dirblocks.png" xlink:type="simple" xlink:show="embed" xlink:actuate="onLoad"/></draw:frame></text:p>
      <text:p text:style-name="P52">No doubt this approach was beneficial when memory was <text:span text:style-name="T573">very limited</text:span>. <text:span text:style-name="T573">Iterating, </text:span>querying, <text:span text:style-name="T573">adding and removing</text:span> entries require<text:span text:style-name="T374">s</text:span> <text:span text:style-name="T374">processing </text:span>only one block at a time. <text:span text:style-name="T574">Consider using an extent instead. Items can be laid out next to each other without any blanks. At most, the extent could be aligned to block boundaries wasting only some fragment of the last block, called a </text:span><text:span text:style-name="T231">tail</text:span><text:span text:style-name="T252">. However if filesystem would allow extents to start and end at byte </text:span><text:span text:style-name="T270">precise</text:span><text:span text:style-name="T252"> addresses then literally no byte would go to waste. </text:span><text:span text:style-name="T253">This is the case with Btrfs filesystem. </text:span></text:p>
      <text:p text:style-name="P100"><draw:frame draw:style-name="fr5" draw:name="Complete inode no waste" text:anchor-type="paragraph" svg:width="8.08cm" svg:height="2.311cm" draw:z-index="21"><draw:image xlink:href="../dirextent.png" xlink:type="simple" xlink:show="embed" xlink:actuate="onLoad"/></draw:frame></text:p>
      <text:p text:style-name="P100">Another example, <text:span text:style-name="T375">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1"/>
      <text:p text:style-name="P102">Normally a 64 bit number occupies exactly that much space, 8 bytes. Varint encoding divides a number into 7 bit chunks starting from least significant bits. 8th bit <text:span text:style-name="T575">in each byte </text:span>is used to signal whether <text:span text:style-name="T376">more chunks follow</text:span>. For example, number<text:span text:style-name="T376">s</text:span> 200 <text:span text:style-name="T376">and 100'000 are encoded as below. </text:span></text:p>
      <text:p text:style-name="P208"><draw:frame draw:style-name="fr5" draw:name="Varint encoding example" text:anchor-type="paragraph" svg:width="10.53cm" svg:height="3.371cm" draw:z-index="22"><draw:image xlink:href="../varint.png" xlink:type="simple" xlink:show="embed" xlink:actuate="onLoad"/></draw:frame></text:p>
      <text:p text:style-name="P208"/>
      <text:h text:style-name="P409"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07">ZFS: Jeff Bonwick, Bill Moore, ZFS: The Last Word in File Systems, , </text:p>
          <text:p text:style-name="P307">McKusi84: Marshall Kirk Mckusick, William N. Joy, Samuel J. Leffler, Robert S. Fabry, A Fast File System for UNIX, 1984</text:p>
          <text:p text:style-name="P307">Twee00: Steven Tweedie, EXT3, Journaling Filesystem, 2000, http://olstrans.sourceforge.net/release/OLS2000-ext3/OLS2000-ext3.html</text:p>
          <text:p text:style-name="P307">OSTEP: Remzi H. Arpaci-Dusseau, Andrea C. Arpaci-Dusseau, Operating Systems: Three Easy Pieces, 2015, http://pages.cs.wisc.edu/~remzi/OSTEP/</text:p>
          <text:p text:style-name="P307">Mathur07: Avantika Mathur et al., The new ext4 filesystem: current status and future plans, 2007, https://www.kernel.org/doc/ols/2007/ols2007v2-pages-21-34.pdf</text:p>
          <text:p text:style-name="P307">Rodeh12: Ohad Rodeh, BTRFS: The Linux B-tree Filesystem, 2012</text:p>
          <text:p text:style-name="P307">Bcachefs: Kent Overstreet, Bcachefs guide, 2016, https://bcache.evilpiepirate.org/BcacheGuide/</text:p>
          <text:p text:style-name="P307">Agraw07: Nitin Agrawal, William J. Bolosky, John R. Douceur, Jacob R. Lorch, A Five-Year Study of File-System Metadata, 2007</text:p>
          <text:p text:style-name="P307">Patterson: David A. Patterson, Kimberly K. Keeton, Hardware Technology Trends and Database Opportunities, </text:p>
          <text:p text:style-name="P307">Douceur99: John R. Douceur and William J. Bolosky, A Large-Scale Study of File-System Contents, 1999</text:p>
          <text:p text:style-name="P307">Bigtable06: Fay Chang, Bigtable: A Distributed Storage System for Structured Data, 2006</text:p>
          <text:p text:style-name="P307">Googlefs03: Sanjay Ghemawat, Howard Gobioff, and Shun-Tak Leung, The Google File System, 2003</text:p>
          <text:p text:style-name="P307">Ruemmler94: Chris Ruemmler, John Wilkes, An introduction to disk drive, 1994</text:p>
          <text:p text:style-name="P307">Aneesh08: Aneesh Kumar, Mingming Cao, et al, Ext4 block and inode allocator improvements, 2008</text:p>
          <text:p text:style-name="P307">Sweeney96: Adam Sweeney, Doug Doucette, Wei Hu, et al, Scalability in the XFS File System, 1996, http://oss.sgi.com/projects/xfs/papers/xfs_usenix/index.html</text:p>
          <text:p text:style-name="P307">Rosenblum91: Mendel Rosenblum and John K. Ousterhout, The Design and Implementation of a Log-Structured File System, 1991</text:p>
          <text:p text:style-name="P307">Johnson85: David Johnson, Michael Garey, A 71/60 Theorem for Bin Packing, 1985</text:p>
          <text:p text:style-name="P307">Pillai13: Thanumalayan Sankaranarayana Pillai, et al, Towards Efficient, Portable Application-Level Consistency, 2013</text:p>
          <text:p text:style-name="P307">Tweedie15: Stephen Tweedie, Stephen Tweedie Email.txt, 2015</text:p>
          <text:p text:style-name="P307">Gutmann96: Peter Gutmann, Secure Deletion of Data from Magnetic andSolid-State Memory, 1996</text:p>
        </text:index-body>
      </text:bibliography>
      <text:p text:style-name="P1"/>
      <text:p text:style-name="P127">Please know that all cited documents are saved in project's repository and you do not have to search the web to read them. This includes cited web pages. </text:p>
      <text:p text:style-name="P244"/>
      <text:h text:style-name="P405" text:outline-level="1"><draw:frame draw:style-name="fr2" draw:name="Logo over preliminary design" text:anchor-type="paragraph" svg:x="14.944cm" svg:y="-0.289cm" svg:width="2cm" svg:height="1.55cm" draw:z-index="23"><draw:image xlink:href="../../logotypes/2.svg" xlink:type="simple" xlink:show="embed" xlink:actuate="onLoad"/><draw:image xlink:href="Pictures/10000201000001F6000001849D5231DA4545774E.png" xlink:type="simple" xlink:show="embed" xlink:actuate="onLoad"/></draw:frame><text:bookmark-start text:name="__RefHeading___Toc4040_138362386"/><text:span text:style-name="T472">Preliminary design</text:span><text:line-break/><text:span text:style-name="T10">Layout </text:span><text:span text:style-name="T12">and methods </text:span><text:span text:style-name="T10">for a versatile filesystem</text:span><text:bookmark-end text:name="__RefHeading___Toc4040_138362386"/></text:h>
      <text:p text:style-name="P285">Arkadiusz Bulski</text:p>
      <text:p text:style-name="P285"/>
      <text:h text:style-name="P407" text:outline-level="2"><text:bookmark-start text:name="__RefHeading___Toc6567_138362386"/>Introduction<text:bookmark-end text:name="__RefHeading___Toc6567_138362386"/></text:h>
      <text:p text:style-name="P230">This chapter is still being written and is therefore inconsistent and incomplete. You may want to read it later after it is finished. Note that next chapter is written independently, <text:span text:style-name="T582">and this chapter will probably be finished afterwards. </text:span></text:p>
      <text:p text:style-name="P128"/>
      <text:p text:style-name="P128"/>
      <text:h text:style-name="P426" text:outline-level="3"><text:bookmark-start text:name="__RefHeading___Toc4042_138362386"/>Data structure hierarchy<text:bookmark-end text:name="__RefHeading___Toc4042_138362386"/></text:h>
      <text:p text:style-name="P129"><text:span text:style-name="T246">Storage pool is the </text:span><text:span text:style-name="T289">highest</text:span><text:span text:style-name="T246"> data structure in hierarchy. </text:span><text:span text:style-name="T290">Both h</text:span><text:span text:style-name="T246">ard disk partitions (also called backends) </text:span><text:span text:style-name="T290">and </text:span><text:span text:style-name="T287">filesystems (also called volumes) </text:span><text:span text:style-name="T246">are each assigned to at most one pool. Each partition is divided into large, fixed size, sector aligned contiguous areas called segments. Default segment size is </text:span><text:span text:style-name="T288">from </text:span><text:span text:style-name="T246">16 </text:span><text:span text:style-name="T288">to</text:span><text:span text:style-name="T246"> </text:span><text:span text:style-name="T340">128</text:span><text:span text:style-name="T246"> MB. </text:span><text:span text:style-name="T287">Each segment has a unique id within a pool. When a new backend is added to a pool, </text:span><text:span text:style-name="T289">it gets divided into segments and the segments are marked as uninitialized. Background process overwrites uninitialized segments with random bytes and only then </text:span><text:span text:style-name="T303">marks them </text:span><text:span text:style-name="T289">as </text:span><text:span text:style-name="T303">unallocated</text:span><text:span text:style-name="T289">. </text:span><text:span text:style-name="T303">Optionally, the segments may also remain uninitialized. </text:span><text:span text:style-name="T289">Whenever a volume requires more segments (new volume has none), the volume requests a free segment from the pool. </text:span><text:span text:style-name="T303">Volumes can request either kind and be given either kind of segment depending on the pool. </text:span><text:span text:style-name="T289">When a volume has too many segments or when a volume is destroyed, the segments are returned to the pool and marked as uninitialized. </text:span></text:p>
      <text:p text:style-name="P130">Volume is the second data structure in hierarchy. <text:span text:style-name="T47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31">File inode and directory inode are third in data structure hierarchy. Complete file and directory metadata are always contained in one <text:span text:style-name="T475">continuous</text:span> extent and <text:span text:style-name="T475">referenced</text:span> by a parent directory by id. Root directory inode has an id=1 by definition. <text:span text:style-name="T474">When a file has many hard links, their parent directories reference the same file inode by id, and the file inode contains a list of parent ids. Symlink inodes are analogous. </text:span></text:p>
      <text:p text:style-name="P132">Data extents are fourth in data hierarchy. Each file write creates data chunk<text:span text:style-name="T478">s</text:span> that <text:span text:style-name="T478">are </text:span>first stored in a write buffer. After a few second window, chunks awaiting persistence are grouped in one <text:span text:style-name="T478">continuous</text:span> data extent and the extent is written to disk at sequential speed. </text:p>
      <text:p text:style-name="P132"/>
      <text:p text:style-name="P133">Extent map is a data structure that maps integer ids into physical locations and sizes on disk. Each extent gets assigned a unique incremental id. When an <text:span text:style-name="T479">extent is </text:span>modified or compacted, id remains the same but the location and size are updated to point to the new copy. Extents are always modified copy on write and the extent map needs to update references atomically. </text:p>
      <text:p text:style-name="P133">Free <text:span text:style-name="T47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76">allocation from the same segment should be preferred over allocating across entire disk. This leads to both metadata changes and random file writes being persisted at sequential disk speed. </text:span></text:p>
      <text:p text:style-name="P134">Journal is a data structure that keeps <text:span text:style-name="T47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4"/>
      <text:p text:style-name="P134"/>
      <text:h text:style-name="P427" text:outline-level="3"><text:bookmark-start text:name="__RefHeading___Toc6569_138362386"/>Data structure fields<text:bookmark-end text:name="__RefHeading___Toc6569_138362386"/></text:h>
      <text:h text:style-name="P432" text:outline-level="4"><text:bookmark-start text:name="__RefHeading___Toc12228_1922678716"/>Storage pool <text:bookmark-end text:name="__RefHeading___Toc12228_1922678716"/></text:h>
      <text:p text:style-name="P135">is the top most structure. <text:span text:style-name="T532">Every backend (disk) in the pool has the first segment used for 2 rings. First ring keeps a serialized blob of </text:span><text:span text:style-name="T235">diskdict</text:span><text:span text:style-name="T291"> while the second ring contains a </text:span><text:span text:style-name="T532">serialized blob of </text:span><text:span text:style-name="T236">pooldict</text:span><text:span text:style-name="T332"> structure. </text:span><text:span text:style-name="T292">Only one partition is needed to mount the pool. Its pooldict has a list of all other partitions. </text:span><text:span text:style-name="T332">All rings are loaded at pool mount time and checked which one has </text:span><text:span text:style-name="T292">the</text:span><text:span text:style-name="T332"> newest valid entry. The </text:span><text:span text:style-name="T293">current pooldict </text:span><text:span text:style-name="T332">is kept in memory until unmount. Other rings are also updated with the current value to ensure consistency. Whenever pooldict gets persisted, ring</text:span><text:span text:style-name="T293"> in each backend</text:span><text:span text:style-name="T332"> is updated with the new value. </text:span><text:span text:style-name="T298">All segments in the pool are concatenated into </text:span><text:span text:style-name="T299">a unified disk space with byte resolution. Pooldict translates disk space addresses into an open descriptor and offset within. </text:span><text:span text:style-name="T300">New backends are assigned new byte ranges (ranges never being reused) and removed backends make </text:span><text:span text:style-name="T304">byte </text:span><text:span text:style-name="T300">ranges permanently inaccessible</text:span><text:span text:style-name="T305">.</text:span><text:span text:style-name="T300"> </text:span></text:p>
      <text:p text:style-name="P136"/>
      <text:p text:style-name="P97">Diskdict contains:</text:p>
      <text:list xml:id="list2728007395" text:style-name="L1">
        <text:list-item>
          <text:p text:style-name="P311"><text:span text:style-name="T246">Checksum covering further fields, </text:span><text:span text:style-name="T329">not keyed. </text:span></text:p>
        </text:list-item>
        <text:list-item>
          <text:p text:style-name="P320"><text:span text:style-name="T246">Unique long random id of the backend. </text:span><text:span text:style-name="T294">This is to ensure that disks are recognized </text:span><text:span text:style-name="T336">properly </text:span><text:span text:style-name="T294">when their system paths have changed. </text:span></text:p>
        </text:list-item>
      </text:list>
      <text:p text:style-name="P98"/>
      <text:p text:style-name="P99">Pooldict contains: </text:p>
      <text:list xml:id="list1858577998" text:style-name="L2">
        <text:list-item>
          <text:p text:style-name="P312"><text:span text:style-name="T246">Checksum covering further fields, </text:span><text:span text:style-name="T329">not keyed. </text:span></text:p>
        </text:list-item>
        <text:list-item>
          <text:p text:style-name="P321"><text:span text:style-name="T246">Unique long random id of the pool. </text:span><text:span text:style-name="T294">This can be used to </text:span><text:span text:style-name="T302">differentiate</text:span><text:span text:style-name="T294"> between pools. </text:span></text:p>
        </text:list-item>
        <text:list-item>
          <text:p text:style-name="P322"><text:span text:style-name="T291">List of </text:span><text:span text:style-name="T294">backend</text:span><text:span text:style-name="T295">s in the pool: their random ids, </text:span><text:span text:style-name="T302">non unique labels for convenience</text:span><text:span text:style-name="T297">, </text:span><text:span text:style-name="T295">disk sizes, segment sizes, </text:span><text:span text:style-name="T297">byte</text:span><text:span text:style-name="T296"> ranges </text:span><text:span text:style-name="T297">in </text:span><text:span text:style-name="T305">unified</text:span><text:span text:style-name="T297"> disk space</text:span><text:span text:style-name="T296">, </text:span><text:span text:style-name="T295">and bitmaps of </text:span><text:span text:style-name="T296">un</text:span><text:span text:style-name="T295">allocated and uninitialized segments. </text:span></text:p>
        </text:list-item>
        <text:list-item>
          <text:p text:style-name="P324">End of existing disk space ranges. This gets incremented when a new backend is added and is never decremented, even when a backend is removed. </text:p>
        </text:list-item>
        <text:list-item>
          <text:p text:style-name="P327"><text:span text:style-name="T246">List of volumes in the pool: their random ids, </text:span><text:span text:style-name="T301">unique</text:span><text:span text:style-name="T246"> names, </text:span><text:span text:style-name="T302">non unique labels for convenience, </text:span><text:span text:style-name="T246">extent infos (locations and sizes in </text:span><text:span text:style-name="T309">unified </text:span><text:span text:style-name="T246">disk space) of fsdict rings, bitmaps of allocated segments, </text:span><text:span text:style-name="T306">encryption and authentication keys to fsdict if used, salted hash of an external key if these keys are also encrypted, selection of cryptographic algorithms. </text:span></text:p>
        </text:list-item>
      </text:list>
      <text:p text:style-name="P137"/>
      <text:h text:style-name="P432" text:outline-level="4"><text:bookmark-start text:name="__RefHeading___Toc12230_1922678716"/>Volume <text:bookmark-end text:name="__RefHeading___Toc12230_1922678716"/></text:h>
      <text:p text:style-name="P143">always stores its extents within the segments allocated by the pool. Main responsibility of a volume is to allocate free space for new extents and to translate extent ids into physical locations on disk. Also it manages a revision history (fine grained record of user made changes) <text:soft-page-break/>and a list of snapshots (coarse grained history). </text:p>
      <text:p text:style-name="P144"/>
      <text:p text:style-name="P144">Fsdict contains: </text:p>
      <text:list xml:id="list3472419448" text:style-name="L3">
        <text:list-item>
          <text:p text:style-name="P313"><text:span text:style-name="T246">Checksum covering further fields, </text:span><text:span text:style-name="T326">keyed from </text:span><text:span text:style-name="T327">pooldict</text:span><text:span text:style-name="T326">. </text:span></text:p>
        </text:list-item>
        <text:list-item>
          <text:p text:style-name="P323"><text:span text:style-name="T246">Unique long random id of the </text:span><text:span text:style-name="T307">volume</text:span><text:span text:style-name="T246">. </text:span><text:span text:style-name="T294">This can be </text:span><text:span text:style-name="T308">attached to backup images and reused when restoring a volume from an image. </text:span></text:p>
        </text:list-item>
        <text:list-item>
          <text:p text:style-name="P328"><text:span text:style-name="T307">E</text:span><text:span text:style-name="T246">xtent map, either </text:span><text:span text:style-name="T328">an </text:span><text:span text:style-name="T246">extent info of </text:span><text:span text:style-name="T328">the </text:span><text:span text:style-name="T246">chain containing </text:span><text:span text:style-name="T323">an </text:span><text:span text:style-name="T246">entire dictionary </text:span><text:span text:style-name="T323">with diffs </text:span><text:span text:style-name="T246">or </text:span><text:span text:style-name="T323">a list of extent infos with their internal </text:span><text:span text:style-name="T246">allocation bitmap</text:span><text:span text:style-name="T323">s</text:span><text:span text:style-name="T246"> for B-tree fixed sized </text:span><text:span text:style-name="T321">nodes,</text:span><text:span text:style-name="T246"> and </text:span><text:span text:style-name="T328">a pointer to </text:span><text:span text:style-name="T246">the root B-tree </text:span><text:span text:style-name="T328">chunk</text:span><text:span text:style-name="T246">, </text:span><text:span text:style-name="T328">and the size of B-tree chunks. </text:span></text:p>
        </text:list-item>
        <text:list-item>
          <text:p text:style-name="P329"><text:span text:style-name="T322">R</text:span><text:span text:style-name="T246">oot directory extent id. Alternatively it could be defined constant. </text:span></text:p>
        </text:list-item>
        <text:list-item>
          <text:p text:style-name="P330"><text:span text:style-name="T246">Free extent </text:span><text:span text:style-name="T321">set</text:span><text:span text:style-name="T246">, as </text:span><text:span text:style-name="T310">a list of </text:span><text:span text:style-name="T317">extent infos</text:span><text:span text:style-name="T310">. </text:span><text:span text:style-name="T311">These can </text:span><text:span text:style-name="T312">be </text:span><text:span text:style-name="T311">used </text:span><text:span text:style-name="T320">to satisfy </text:span><text:span text:style-name="T311">allocation requests before the pool </text:span><text:span text:style-name="T317">needs to </text:span><text:span text:style-name="T311">allocate new segments. </text:span><text:span text:style-name="T321">In memory representation can be more like a buddy allocator but on disk representation is a list. </text:span></text:p>
        </text:list-item>
        <text:list-item>
          <text:p text:style-name="P331"><text:span text:style-name="T311">U</text:span><text:span text:style-name="T246">nwiped extent </text:span><text:span text:style-name="T321">set</text:span><text:span text:style-name="T246">, as a list of extent </text:span><text:span text:style-name="T317">infos</text:span><text:span text:style-name="T246">. On encrypted volumes, inode extents end up on this list before they are passed to the free extent map. On unencrypted volumes, this list can be empty. </text:span></text:p>
        </text:list-item>
        <text:list-item>
          <text:p text:style-name="P325">Uncompacted extent <text:span text:style-name="T480">set</text:span>, as a <text:span text:style-name="T480">list </text:span>of extent ids. When <text:span text:style-name="T485">the </text:span>earliest journal entries are discarded, inodes mentioned in <text:span text:style-name="T484">those </text:span>entries are put onto this list. Duplicate ids are discarded. </text:p>
        </text:list-item>
        <text:list-item>
          <text:p text:style-name="P332"><text:span text:style-name="T310">J</text:span><text:span text:style-name="T246">ournal, as </text:span><text:span text:style-name="T320">a list of </text:span><text:span text:style-name="T246">extent </text:span><text:span text:style-name="T321">infos </text:span><text:span text:style-name="T320">of </text:span><text:span text:style-name="T246">chains containing journal entries. Earliest chain is used for compacting and newest chain is used for adding new entries. </text:span></text:p>
        </text:list-item>
        <text:list-item>
          <text:p text:style-name="P326">Earliest and newest revision number of the journal entries. <text:span text:style-name="T508">The earliest revision is </text:span>used to constrain compacting to revisions before the earliest <text:span text:style-name="T508">remembered </text:span>revision. <text:span text:style-name="T508">The newest revision plus one is used for next operation. </text:span></text:p>
        </text:list-item>
        <text:list-item>
          <text:p text:style-name="P333"><text:span text:style-name="T246">Snapshots, as </text:span><text:span text:style-name="T312">a list of revision numbers and associated non-unique text labels. </text:span><text:span text:style-name="T313">Version history feature uses the journal while the snapshots feature uses this one. </text:span></text:p>
        </text:list-item>
        <text:list-item>
          <text:p text:style-name="P334"><text:span text:style-name="T246">Settings that were passed during volume creation or set online, for example, selection of encryption </text:span><text:span text:style-name="T314">and authentication </text:span><text:span text:style-name="T246">algorithms, </text:span><text:span text:style-name="T318">RAID mode for new files, </text:span><text:span text:style-name="T246">should fsync be ignored, </text:span><text:span text:style-name="T316">is </text:span><text:span text:style-name="T315">revision history enabled, </text:span><text:span text:style-name="T324">amount of bytes for preallocation, amount of bytes to have always allocated from the pool, </text:span><text:span text:style-name="T330">sector size, </text:span><text:span text:style-name="T324">etc. </text:span></text:p>
        </text:list-item>
        <text:list-item>
          <text:p text:style-name="P335"><text:span text:style-name="T315">E</text:span><text:span text:style-name="T246">ncryption and authentication keys </text:span><text:span text:style-name="T337">and schemes </text:span><text:span text:style-name="T246">to all mentioned data structures</text:span><text:span text:style-name="T319">, independently for each external data structure. </text:span></text:p>
        </text:list-item>
      </text:list>
      <text:p text:style-name="P138"/>
      <text:h text:style-name="P432" text:outline-level="4"><text:bookmark-start text:name="__RefHeading___Toc8225_175525380"/>Under <text:span text:style-name="T535">volume </text:span><text:bookmark-end text:name="__RefHeading___Toc8225_175525380"/></text:h>
      <text:p text:style-name="P145"><text:span text:style-name="T535">There </text:span>are few data structures that are not contained but referenced, such as the journal, <text:span text:style-name="T497">and </text:span>the extent map <text:span text:style-name="T498">(which switches between two representations)</text:span>. </text:p>
      <text:p text:style-name="P138"/>
      <text:p text:style-name="P146">Extent map chain chunk <text:span text:style-name="T512">content</text:span>: </text:p>
      <text:list xml:id="list678639486" text:style-name="L4">
        <text:list-item>
          <text:p text:style-name="P338">List of entries, <text:span text:style-name="T512">each as variable size tuple containing: the key (extent id) and the value (extent info in unified disk space, and extent type). All fields are as varints. First chunk holds </text:span>entire dictionary, <text:span text:style-name="T512">and further chunks hold diffs. Removed entries are represented in diffs as null values assigned to their keys. Extent type can be either file inode, directory inode, symlink inode, or data. </text:span></text:p>
        </text:list-item>
      </text:list>
      <text:p text:style-name="P139"/>
      <text:p text:style-name="P146">Extent map B-tree chunk <text:span text:style-name="T512">content</text:span>: </text:p>
      <text:list xml:id="list1860972581" text:style-name="L5">
        <text:list-item>
          <text:p text:style-name="P340">Concatenation of fixed size tuples each containing the key (extent id) and the value (extent info in unified disk space, <text:span text:style-name="T525">and extent type</text:span>). <text:span text:style-name="T533">All fields are as uint64. Empty slots are represented by null keys. Extent type can be either file inode, directory inode, symlink inode, or data. </text:span></text:p>
        </text:list-item>
        <text:list-item>
          <text:p text:style-name="P340">Concatenation of fixed size <text:span text:style-name="T496">pointers to other chunks, each in unified disk space. </text:span></text:p>
        </text:list-item>
      </text:list>
      <text:p text:style-name="P140"><text:soft-page-break/></text:p>
      <text:p text:style-name="P149">Journal chunk content: </text:p>
      <text:list xml:id="list1040152879" text:style-name="L6">
        <text:list-item>
          <text:p text:style-name="P341">List of variable <text:span text:style-name="T556">length</text:span> tuples, each having one of following formats. First field (revision number <text:span text:style-name="T522">as varint</text:span>) and second field (entry type <text:span text:style-name="T522">as varint</text:span>) <text:span text:style-name="T515">are always varints </text:span>and suggest how further fields are to be parsed. Value of of the second field is in parentheses. </text:p>
          <text:list>
            <text:list-item>
              <text:p text:style-name="P342">(Initialized volume) <text:span text:style-name="T527">No fields. This is used for informing the user. </text:span></text:p>
            </text:list-item>
            <text:list-item>
              <text:p text:style-name="P344">(Mounted volume) No fields. This is used for informing the user. </text:p>
            </text:list-item>
            <text:list-item>
              <text:p text:style-name="P346">(Opened file) <text:span text:style-name="T520">Inode id of parent directory inode as varint, </text:span>file inode id as varint, <text:span text:style-name="T520">length of the path as varint, path as UTF8 encoded string. </text:span></text:p>
            </text:list-item>
            <text:list-item>
              <text:p text:style-name="P343">(Created file) <text:span text:style-name="T520">Inode id of parent directory inode as varint, </text:span>length of <text:span text:style-name="T513">the </text:span>path as <text:span text:style-name="T513">varint</text:span>, path <text:span text:style-name="T520">as </text:span>UTF8 encoded <text:span text:style-name="T520">string</text:span>, owner <text:span text:style-name="T513">and </text:span>group <text:span text:style-name="T513">as varints</text:span>, and permissions as int. <text:span text:style-name="T514">Since new inode carries same id as the journal entry there is no need to reference it. </text:span></text:p>
            </text:list-item>
            <text:list-item>
              <text:p text:style-name="P341">(Written to file) Inode id as <text:span text:style-name="T517">var</text:span>int, <text:span text:style-name="T517">buffer length as varint, offset within content space as varint</text:span>. Since chunks carry same id as the journal entry there is no need to reference it. <text:span text:style-name="T518">Other fields are merely for pretty printing. </text:span></text:p>
            </text:list-item>
            <text:list-item>
              <text:p text:style-name="P347">(Appended to file) <text:span text:style-name="T515">(</text:span>same <text:span text:style-name="T517">fields </text:span>as <text:span text:style-name="T519">file write)</text:span></text:p>
            </text:list-item>
            <text:list-item>
              <text:p text:style-name="P341">(Truncated file) Inode id as <text:span text:style-name="T516">var</text:span>int. <text:span text:style-name="T513">File’s chunk map represents the truncation as one of the chunks but using a different type of entry does not require reading the inode to differentiate between chunks representing writes and truncations. </text:span></text:p>
            </text:list-item>
            <text:list-item>
              <text:p text:style-name="P348">(Moved file) Inode id of <text:span text:style-name="T520">source </text:span>parent director<text:span text:style-name="T520">y</text:span> as <text:span text:style-name="T520">var</text:span>int, inode id of <text:span text:style-name="T520">destination </text:span>parent director<text:span text:style-name="T520">y</text:span> as <text:span text:style-name="T520">var</text:span>int, <text:span text:style-name="T520">source path length as varint, source path as UTF8 encoded string, destination path length as varint, destination path as UTF8 encoded string. This also represents a renamed file. </text:span></text:p>
            </text:list-item>
            <text:list-item>
              <text:p text:style-name="P349">(Removed file) File inode id as varint, parent directory inode id as varint, path length as varint, path as UTF8 encoded string. </text:p>
            </text:list-item>
            <text:list-item>
              <text:p text:style-name="P350">(Created directory) <text:span text:style-name="T52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51">(Removed directory) <text:span text:style-name="T52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45">(<text:span text:style-name="T556">Un</text:span>mounted volume) No fields. This is used for informing the user. </text:p>
            </text:list-item>
          </text:list>
        </text:list-item>
      </text:list>
      <text:p text:style-name="P140"/>
      <text:h text:style-name="P432" text:outline-level="4"><text:bookmark-start text:name="__RefHeading___Toc12232_1922678716"/>Extents <text:bookmark-end text:name="__RefHeading___Toc12232_1922678716"/></text:h>
      <text:p text:style-name="P150">can be either of the few types: file inode, directory inode, symlink inode, data extent, or a special extent used for journal<text:span text:style-name="T501">s and </text:span>extent map<text:span text:style-name="T501">s</text:span>. Depending on the type, the data structure is like the following: </text:p>
      <text:p text:style-name="P151"/>
      <text:p text:style-name="P151">File inode: </text:p>
      <text:list xml:id="list256531302" text:style-name="L7">
        <text:list-item>
          <text:p text:style-name="P314">Checksum covering further fields, <text:span text:style-name="T500">keyed from any parent directory, parametrized by id. </text:span></text:p>
        </text:list-item>
        <text:list-item>
          <text:p text:style-name="P352">Unique volume wide id, <text:span text:style-name="T558">as varint</text:span>. This is the same id that is used by the extent map to translate into <text:span text:style-name="T562">byte range</text:span>. <text:span text:style-name="T502">Also it is the revision number of the file creation operation. </text:span></text:p>
        </text:list-item>
        <text:list-item>
          <text:p text:style-name="P352">Hard links, as a <text:span text:style-name="T555">set</text:span> of extent ids <text:span text:style-name="T558">as varints</text:span>. <text:span text:style-name="T481">These</text:span> are ids of parent directory inodes that reference this file. <text:span text:style-name="T481">Analogously directory inodes keep id of the file assigned to filename. </text:span></text:p>
        </text:list-item>
        <text:list-item>
          <text:p text:style-name="P355">Chunk map, as a list of tuples containing: revision number, byte range in content space, extent id of the data extent in which <text:span text:style-name="T563">chunk </text:span>is stored, byte range within that data extent (can be <text:span text:style-name="T487">shorter</text:span> due to compression, <text:span text:style-name="T506">equal means no compression, zero means it was a truncation</text:span>). <text:span text:style-name="T482">Some chunks represent file truncation and holes, and do not refer to any extent. Also some chunks refer to ownership or permission changes, or atime mtime ctime changes, or extended attributes changes, and therefore are interpreted differently. </text:span><text:soft-page-break/><text:span text:style-name="T482">Adjacent entries can have same revision number if they represent different information but same operation. </text:span></text:p>
        </text:list-item>
        <text:list-item>
          <text:p text:style-name="P356">Ignored revisions, as a list of revision ranges. This is <text:span text:style-name="T483">only </text:span>used when reverting. Journal provides explanations of each revision and snapshots point to particular revisions. </text:p>
        </text:list-item>
        <text:list-item>
          <text:p text:style-name="P359">File size, owner and permissions, <text:span text:style-name="T489">first 64 bytes of content, datetimes for atime mtime ctime</text:span> for the newest revision. Those can be computed from the chunk map for any revision but newest values are cached here.</text:p>
        </text:list-item>
        <text:list-item>
          <text:p text:style-name="P336"><text:span text:style-name="T315">E</text:span><text:span text:style-name="T246">ncryption and authentication keys </text:span><text:span text:style-name="T337">and schemes </text:span><text:span text:style-name="T246">to </text:span><text:span text:style-name="T325">be used on </text:span><text:span text:style-name="T339">data </text:span><text:span text:style-name="T325">chunks</text:span><text:span text:style-name="T319">. </text:span></text:p>
        </text:list-item>
        <text:list-item>
          <text:p text:style-name="P362"><text:span text:style-name="T319">Padding bytes,</text:span><text:span text:style-name="T331"> </text:span><text:span text:style-name="T338">needed for sector alignment and </text:span><text:span text:style-name="T331">discarded during parsing. </text:span></text:p>
        </text:list-item>
      </text:list>
      <text:p text:style-name="P156">In memory only: </text:p>
      <text:list xml:id="list2875471792" text:style-name="L8">
        <text:list-item>
          <text:p text:style-name="P364">Is dirty, as a boolean flag. When set this means the inode needs to be persisted, even if there are no dirty <text:span text:style-name="T488">data </text:span>chunks. </text:p>
        </text:list-item>
        <text:list-item>
          <text:p text:style-name="P367">Dirty chunks, as a dict from chunk ids (which are also revision numbers) to byte buffers holding the data to be persisted. <text:span text:style-name="T486">Newest entries in the chunk map refer to these buffers, they do not have on disk locations yet. </text:span>This collection becomes empty after a checkpoint. <text:span text:style-name="T557">Global cache may still keep these chunks for further read operations. </text:span></text:p>
        </text:list-item>
        <text:list-item>
          <text:p text:style-name="P368">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4"/>
      <text:p text:style-name="P152"><text:span text:style-name="T489">Directory</text:span> inode: </text:p>
      <text:list xml:id="list134228797758972" text:continue-list="list256531302" text:style-name="L7">
        <text:list-item>
          <text:p text:style-name="P315">Checksum covering further fields, <text:span text:style-name="T500">keyed from any parent directory, parametrized by id. Root directory is keyed from fsdict. </text:span></text:p>
        </text:list-item>
        <text:list-item>
          <text:p text:style-name="P353">Unique volume wide id. This is the same id that is used by the extent map to translate into extent info. <text:span text:style-name="T502">Also it is the revision number of the dir creation operation. </text:span></text:p>
        </text:list-item>
        <text:list-item>
          <text:p text:style-name="P371">Entries map, as a <text:span text:style-name="T490">list of tuples containing: revision number, </text:span>filename, extent id, and type (regular file, dir, symlink)<text:span text:style-name="T490">. </text:span>Some entries represent unlinking by associating filenames with null ids. <text:span text:style-name="T482">Also some entries refer to ownership or permission change and therefore are interpreted differently. </text:span></text:p>
        </text:list-item>
        <text:list-item>
          <text:p text:style-name="P357">Ignored revisions, as a list of revision ranges. This is <text:span text:style-name="T483">only </text:span>used when reverting. Journal provides explanations of each revision and snapshots point to particular revisions. </text:p>
        </text:list-item>
        <text:list-item>
          <text:p text:style-name="P360"><text:span text:style-name="T491">Link count (number of entries) and o</text:span>wner and permissions for the newest revision. Those can be computed from <text:span text:style-name="T491">entries</text:span> map for any revision but newest values are cached here. </text:p>
        </text:list-item>
        <text:list-item>
          <text:p text:style-name="P373">Datetimes for atime, mtime, ctime. These are not affected by revisioning or reverting. </text:p>
        </text:list-item>
        <text:list-item>
          <text:p text:style-name="P337"><text:span text:style-name="T315">E</text:span><text:span text:style-name="T246">ncryption and authentication keys </text:span><text:span text:style-name="T337">and schemes </text:span><text:span text:style-name="T246">to </text:span><text:span text:style-name="T325">be used on inodes</text:span><text:span text:style-name="T319">. </text:span></text:p>
        </text:list-item>
        <text:list-item>
          <text:p text:style-name="P362"><text:span text:style-name="T319">Padding bytes. </text:span><text:span text:style-name="T331">These bytes are discarded during parsing. </text:span></text:p>
        </text:list-item>
      </text:list>
      <text:p text:style-name="P157">In memory only: </text:p>
      <text:list xml:id="list569649285" text:style-name="L9">
        <text:list-item>
          <text:p text:style-name="P365">Is dirty, as a boolean flag. When set this means the inode needs to be persisted, <text:span text:style-name="T492">because some fields were changed. </text:span></text:p>
        </text:list-item>
        <text:list-item>
          <text:p text:style-name="P369">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1"/>
      <text:p text:style-name="P153"><text:span text:style-name="T493">Symlink </text:span>inode: </text:p>
      <text:list xml:id="list134228570163561" text:continue-list="list134228797758972" text:style-name="L7">
        <text:list-item>
          <text:p text:style-name="P315">Checksum covering further fields, <text:span text:style-name="T500">keyed from any parent directory, parametrized by id.</text:span></text:p>
        </text:list-item>
        <text:list-item>
          <text:p text:style-name="P353">Unique volume wide id. This is the same id that is used by the extent map to translate into extent info. <text:span text:style-name="T502">Also it is the revision number of the link creation operation. </text:span></text:p>
        </text:list-item>
        <text:list-item>
          <text:p text:style-name="P372">Entries map, as a <text:span text:style-name="T490">list of tuples containing: revision number, and target </text:span>filename<text:span text:style-name="T490">. </text:span>Some entries represent unlinking by <text:span text:style-name="T494">assigning null filenames</text:span>. <text:span text:style-name="T482">Also some entries refer to ownership or permission change and therefore are interpreted differently. </text:span></text:p>
        </text:list-item>
        <text:list-item>
          <text:p text:style-name="P358">Ignored revisions, as a list of revision ranges. This is <text:span text:style-name="T483">only </text:span>used when reverting. Journal <text:soft-page-break/>provides explanations of each revision and snapshots point to particular revisions. </text:p>
        </text:list-item>
        <text:list-item>
          <text:p text:style-name="P361"><text:span text:style-name="T524">O</text:span>wner and permissions, <text:span text:style-name="T524">and target </text:span>for the newest revision. Those can be computed from the chunk map for any revision but newest values are cached here.</text:p>
        </text:list-item>
        <text:list-item>
          <text:p text:style-name="P374">Datetimes for atime, mtime, ctime. These are not affected by revisioning or reverting. </text:p>
        </text:list-item>
        <text:list-item>
          <text:p text:style-name="P362">Padding bytes. <text:span text:style-name="T504">These bytes are discarded during parsing. </text:span></text:p>
        </text:list-item>
      </text:list>
      <text:p text:style-name="P158">In memory only: </text:p>
      <text:list xml:id="list764849897" text:style-name="L10">
        <text:list-item>
          <text:p text:style-name="P366">Is dirty, as a boolean flag. When set this means the inode needs to be persisted, <text:span text:style-name="T492">because some fields were changed. </text:span></text:p>
        </text:list-item>
        <text:list-item>
          <text:p text:style-name="P370">Frozen at revisions, as a <text:span text:style-name="T554">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2"/>
      <text:p text:style-name="P159">Data extent: </text:p>
      <text:list xml:id="list2521962518" text:style-name="L11">
        <text:list-item>
          <text:p text:style-name="P375">Algorithm selection, as <text:span text:style-name="T559">varint. Implies </text:span>length of checksum field. </text:p>
        </text:list-item>
        <text:list-item>
          <text:p text:style-name="P316">Checksum covering further fields, <text:span text:style-name="T503">keyed from the file inode, parametrized by id. </text:span></text:p>
        </text:list-item>
        <text:list-item>
          <text:p text:style-name="P354">Unique incremental volume wide id, <text:span text:style-name="T560">as varint</text:span>. This is the same id that is used by the extent map to translate into <text:span text:style-name="T561">byte range</text:span>. <text:span text:style-name="T502">Also it is the revision number of the fle write operation. </text:span></text:p>
        </text:list-item>
        <text:list-item>
          <text:p text:style-name="P377">Concatenation of <text:span text:style-name="T499">variable size </text:span>data chunks. </text:p>
        </text:list-item>
        <text:list-item>
          <text:p text:style-name="P363">Padding bytes. Extents must be sector aligned. Since the file inode keeps track of internal chunk structure, it does not matter how much bytes were added. Extent map keeps track of <text:span text:style-name="T553">entire </text:span>extent size. <text:span text:style-name="T505">Chunks do not need padding. </text:span></text:p>
        </text:list-item>
      </text:list>
      <text:p text:style-name="P155"/>
      <text:p text:style-name="P160">Data chunk: </text:p>
      <text:list xml:id="list3138385229" text:style-name="L12">
        <text:list-item>
          <text:p text:style-name="P376"><text:span text:style-name="T559">Cheksum </text:span>algorithm selection, as <text:span text:style-name="T559">varint</text:span>, implying length of checksum field. </text:p>
        </text:list-item>
        <text:list-item>
          <text:p text:style-name="P317">Checksum covering <text:span text:style-name="T552">data field</text:span>, <text:span text:style-name="T503">keyed from the file inode, parametrized by id. </text:span></text:p>
        </text:list-item>
        <text:list-item>
          <text:p text:style-name="P378">Compression algorithm selection, as varint. </text:p>
        </text:list-item>
        <text:list-item>
          <text:p text:style-name="P379">Data, as bytes. Chunk map keeps track of <text:span text:style-name="T552">the entire chunk size. </text:span></text:p>
        </text:list-item>
      </text:list>
      <text:p text:style-name="P160"/>
      <text:h text:style-name="P432" text:outline-level="4"><text:bookmark-start text:name="__RefHeading___Toc12234_1922678716"/>Some data structures <text:bookmark-end text:name="__RefHeading___Toc12234_1922678716"/></text:h>
      <text:p text:style-name="P162">like diskdict, pooldict, and fsdict are stored in rings and the extent map, and journal entries as stored in chains. These two generic data structures are described below. </text:p>
      <text:p text:style-name="P163"/>
      <text:p text:style-name="P163">Ring extent: </text:p>
      <text:list xml:id="list114418336" text:style-name="L13">
        <text:list-item>
          <text:p text:style-name="P380">Concatenation of fixed size chunks. </text:p>
        </text:list-item>
        <text:list-item>
          <text:p text:style-name="P380">Padding bytes. The extent must be sector aligned. Sector size is externally provided. </text:p>
        </text:list-item>
      </text:list>
      <text:p text:style-name="P163"/>
      <text:p text:style-name="P163">Ring chunk: </text:p>
      <text:list xml:id="list364042404" text:style-name="L14">
        <text:list-item>
          <text:p text:style-name="P318">Checksum covering further fields, <text:span text:style-name="T510">can be keyed or parametrized. </text:span></text:p>
        </text:list-item>
        <text:list-item>
          <text:p text:style-name="P381">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81">Length of data, in bytes. </text:p>
        </text:list-item>
        <text:list-item>
          <text:p text:style-name="P381">Data <text:span text:style-name="T511">blob</text:span>. </text:p>
        </text:list-item>
      </text:list>
      <text:p text:style-name="P163"/>
      <text:p text:style-name="P163">Chain extent: </text:p>
      <text:list xml:id="list3257976663" text:style-name="L15">
        <text:list-item>
          <text:p text:style-name="P382">Concatenation of variable size chunks. </text:p>
        </text:list-item>
      </text:list>
      <text:p text:style-name="P163"><text:soft-page-break/></text:p>
      <text:p text:style-name="P163">Chain chunk: </text:p>
      <text:list xml:id="list3599713927" text:style-name="L16">
        <text:list-item>
          <text:p text:style-name="P319">Checksum covering further fields, <text:span text:style-name="T511">can be keyed or parametrized. </text:span></text:p>
        </text:list-item>
        <text:list-item>
          <text:p text:style-name="P383">Revision number. This is also the revision of checkpointing operation. <text:span text:style-name="T511">All valid chunks (that have valid checksum) from the beginning of the chain are considered part of the current value</text:span>. When a value is duplicated across few different <text:span text:style-name="T511">chains</text:span>, this number also dictates which <text:span text:style-name="T511">chain is most up to date. </text:span></text:p>
        </text:list-item>
        <text:list-item>
          <text:p text:style-name="P339">Length <text:span text:style-name="T495">of data, in bytes. </text:span></text:p>
        </text:list-item>
        <text:list-item>
          <text:p text:style-name="P339"><text:span text:style-name="T495">Length of </text:span>padding, in bytes. </text:p>
        </text:list-item>
        <text:list-item>
          <text:p text:style-name="P339">Data blob. </text:p>
        </text:list-item>
        <text:list-item>
          <text:p text:style-name="P339">Padding bytes. Chunks must be sector aligned. <text:span text:style-name="T509">Sector size is provided in fsdict. </text:span></text:p>
        </text:list-item>
      </text:list>
      <text:p text:style-name="P161"/>
      <text:p text:style-name="P161"/>
      <text:h text:style-name="P428"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40">manipulating</text:span> files and directories is the same. Only one of the interfaces above needs to be truly implemented, as other can be mere wrappers. </text:p>
      <text:p text:style-name="P160"/>
      <text:p text:style-name="P164">Mounting a pool: <text:span text:style-name="T50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5"/>
      <text:p text:style-name="P166">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8">Creating a file: <text:span text:style-name="T52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7"/>
      <text:p text:style-name="P169">Opening a file: <text:span text:style-name="T52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text:span><text:soft-page-break/><text:span text:style-name="T523">entry is added. Inode is retained in memory until closed and persisted on disk. </text:span></text:p>
      <text:p text:style-name="P171">If path is like “/dirname/filename?rev<text:span text:style-name="T546">=</text:span>21” then file is opened as read only, chunk map is filtered so only chunks up to specified revision are visible, stat fields are computed from the chunk map rather than taken from inode fields directly, and inode becomes frozen at specified revision <text:span text:style-name="T547">or completely. </text:span></text:p>
      <text:p text:style-name="P167"/>
      <text:p text:style-name="P170">Writing to a file: Open handle is used to find the inode in memory. <text:span text:style-name="T52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7"/>
      <text:p text:style-name="P172">Closing a file: <text:span text:style-name="T526">Open handle is used to find the inode in memory. If file was opened for particular revision, then inode is thawed for that revision. Handle is invalidated. Dirty inode and data are not persisted immediately and remain in memory. </text:span></text:p>
      <text:p text:style-name="P172"/>
      <text:p text:style-name="P173">Removing a file: <text:span text:style-name="T52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28">Extent map is not changed. Journal entry is added. </text:span>Parent directory <text:span text:style-name="T523">inode is </text:span>marked dirty and remains <text:span text:style-name="T523">in memory. </text:span></text:p>
      <text:p text:style-name="P173"/>
      <text:p text:style-name="P174">Checkpointing: This is an internal operation called whenever few seconds have passed or enough dirty inodes or data accumulated in memory. For <text:span text:style-name="T530">each </text:span>dirty file inode, all dirty data chunks are processed by compressor. <text:span text:style-name="T53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44">or few extents depending on available free space</text:span>, each <text:span text:style-name="T531">chunk followed by its </text:span>checksum. Inode chunk map is updated with <text:span text:style-name="T529">new </text:span>extent id <text:span text:style-name="T529">(new revision number for each data extent) </text:span>and offsets/lengths <text:span text:style-name="T545">within extent</text:span>. <text:span text:style-name="T52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4"/>
      <text:p text:style-name="P175">Background process: <text:span text:style-name="T550">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6"/>
      <text:p text:style-name="P177">Conduits: Since FUSE does properly implement ioctl operations, not allowing data structures to <text:soft-page-break/>be passed as parameters, alternative mechanism is going to be used for special operations. Each open() call having a path “?ioctl?” is going to return a descriptor connected to nothing. Writing to it represents a request with <text:span text:style-name="T551">parameters</text:span> passed as buffer, and blocks until that request completes. Reading from it returns the result of last operation. Several conduits can used concurrently, and each returns results of their requests. </text:p>
      <text:p text:style-name="P148"/>
      <text:p text:style-name="P225">[awaiting: creating snapshots, browsing revision history, reverting to a revision, <text:span text:style-name="T549">transactions</text:span><text:span text:style-name="T534">, anonymous files, truncation, </text:span>cloning files, <text:span text:style-name="T548">scrubbing process</text:span>, <text:span text:style-name="T548">conduits for ioctl</text:span>]</text:p>
      <text:p text:style-name="P148"/>
      <text:p text:style-name="P240"/>
      <text:h text:style-name="P406" text:outline-level="1"><draw:frame draw:style-name="fr2" draw:name="Logo over QA" text:anchor-type="paragraph" svg:x="14.944cm" svg:y="-0.289cm" svg:width="2cm" svg:height="1.55cm" draw:z-index="24"><draw:image xlink:href="../../logotypes/2.svg" xlink:type="simple" xlink:show="embed" xlink:actuate="onLoad"/><draw:image xlink:href="Pictures/10000201000001F6000001849D5231DA454577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82">Arkadiusz Bulski</text:p>
      <text:p text:style-name="P282"/>
      <text:p text:style-name="P282">asked by Thistle (pseudonym)</text:p>
      <text:p text:style-name="P282">recorded on 2015-04-10</text:p>
      <text:p text:style-name="P178"/>
      <text:p text:style-name="P71">What control will a user have over wiping of files? Wiping of files is not practical? You mean manual wiping? </text:p>
      <text:p text:style-name="P179">There are two different <text:span text:style-name="T413">actions, regular deletion and permanent deletion</text:span>. One is reversible and other is <text:span text:style-name="T412">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8"/>
      <text:p text:style-name="P71">Will there be an option for non-permanent wiping in case a user <text:span text:style-name="T389">accidentally</text:span> wipes a file? What safety measures will be there to prevent <text:span text:style-name="T389">accidental</text:span> complete wiping of content? Or is that a risk users have to take? </text:p>
      <text:p text:style-name="P180"><text:span text:style-name="T409">There are two distinct actions. Regular deletion (called </text:span>deletion<text:span text:style-name="T277">) is an action that can be taken by non-privileged user. </text:span><text:span text:style-name="T278">User </text:span><text:span text:style-name="T277">processes </text:span><text:span text:style-name="T278">are </text:span><text:span text:style-name="T277">able to take this action without </text:span><text:span text:style-name="T278">any </text:span><text:span text:style-name="T277">user interaction. </text:span><text:span text:style-name="T274">Therefore </text:span><text:span text:style-name="T277">this kind of action </text:span><text:span text:style-name="T278">is </text:span><text:span text:style-name="T277">inspectable </text:span><text:span text:style-name="T275">and </text:span><text:span text:style-name="T277">undoable. Browsing history reveal</text:span><text:span text:style-name="T278">s</text:span><text:span text:style-name="T277"> any deletion and allow</text:span><text:span text:style-name="T278">s</text:span><text:span text:style-name="T277"> for recovery. Permanent deletion (called </text:span>wiping<text:span text:style-name="T277">) is a different action that requires root privileges. </text:span><text:span text:style-name="T276">This kind of action </text:span><text:span text:style-name="T278">is </text:span><text:span text:style-name="T342">partially </text:span><text:span text:style-name="T276">inspectable, </text:span><text:span text:style-name="T274">as </text:span><text:span text:style-name="T276">revision history reveal</text:span><text:span text:style-name="T278">s</text:span><text:span text:style-name="T276"> that </text:span><text:span text:style-name="T274">some </text:span><text:span text:style-name="T276">wiping has taken place but file content </text:span><text:span text:style-name="T278">is </text:span><text:span text:style-name="T276">not accessible anymore. </text:span></text:p>
      <text:p text:style-name="P178"/>
      <text:p text:style-name="P71">History of changes to files means that all versions of the file remain stored, or at least a history that can be viewed. <text:span text:style-name="T421">I</text:span>sn’t that impractical in some cases of <text:span text:style-name="T389">confidential</text:span> files? An option to not save a file history? </text:p>
      <text:p text:style-name="P181">History of changes is <text:span text:style-name="T578">like </text:span>a list of <text:span text:style-name="T578">commits</text:span>, states saved at some points in time, ordered chronologically. History can be browsed and every <text:span text:style-name="T578">revision </text:span>can be inspected for details but also every <text:span text:style-name="T578">revision </text:span>can be restored back. <text:span text:style-name="T39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8"/>
      <text:p text:style-name="P71"><text:soft-page-break/>Deleted files are permanently gone, how would that be done? In comparison to saving file history...</text:p>
      <text:p text:style-name="P182">Technically there <text:span text:style-name="T391">are </text:span>two ways of ensuring <text:span text:style-name="T392">data is permanently gone</text:span>, either <text:span text:style-name="T392">through </text:span>overriding data itself or overriding encryption keys that were used to encrypt said data. Second approach is much better since keys occupy only few bytes and overriding few bytes takes almost no time. <text:span text:style-name="T411">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8"/>
      <text:p text:style-name="P71">Legal questions, may use of the program encounter difficulties with existing laws in some countries? </text:p>
      <text:p text:style-name="P183">Depending on <text:span text:style-name="T393">your country of residence, you may be: </text:span></text:p>
      <text:list xml:id="list575496729" text:style-name="L17">
        <text:list-item>
          <text:p text:style-name="P384">forbidden from using cryptographic products in general</text:p>
        </text:list-item>
        <text:list-item>
          <text:p text:style-name="P385">required to get license or send notification before import<text:span text:style-name="T394">ing</text:span></text:p>
        </text:list-item>
        <text:list-item>
          <text:p text:style-name="P386">required to disclose cryptographic keys to authorities in advance</text:p>
        </text:list-item>
        <text:list-item>
          <text:p text:style-name="P387">asked to <text:span text:style-name="T414">enter password and hand over </text:span>your laptop</text:p>
        </text:list-item>
        <text:list-item>
          <text:p text:style-name="P386">asked if you have any other undisclosed encrypted partitions</text:p>
        </text:list-item>
        <text:list-item>
          <text:p text:style-name="P388">subpoenaed <text:span text:style-name="T395">to produce </text:span>keys or <text:span text:style-name="T395">de</text:span>crypted data <text:span text:style-name="T395">itself</text:span></text:p>
        </text:list-item>
        <text:list-item>
          <text:p text:style-name="P388">jailed for long time or until your produce encryption keys</text:p>
        </text:list-item>
      </text:list>
      <text:p text:style-name="P184">Lesson to learn <text:span text:style-name="T396">here </text:span>is that established law can put you in a position where <text:span text:style-name="T397">technical solutions do not give you an easy and legal way out</text:span>. Consider crossing US border with child pornography on your laptop <text:span text:style-name="T39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85"/>
      <text:p text:style-name="P282">asked by Steven Balderrama</text:p>
      <text:p text:style-name="P282">recorded on 2015-08-14</text:p>
      <text:p text:style-name="P1"/>
      <text:p text:style-name="P72">On mission document, page 3, I found top 3 things what lacks today in a filesystem: versioning, secure deletion and disk utilisation. </text:p>
      <text:p text:style-name="P186">There are also other features but <text:span text:style-name="T403">some are so specialized that clearly there will not be many people that will have a use for them. This project aims to deliver a versatile filesystem that will be useful to everybody. </text:span></text:p>
      <text:p text:style-name="P187"/>
      <text:p text:style-name="P188"><text:span text:style-name="T401">Compression </text:span><text:span text:style-name="T399">is great, </text:span><text:span text:style-name="T400">but s</text:span><text:span text:style-name="T399">ome files should not be compressed for performance. </text:span></text:p>
      <text:p text:style-name="P189">Some files are almost impossible to compress, audio video formats are a good example. However, performance <text:span text:style-name="T410">does not necessarily </text:span>have to be negatively impacted<text:span text:style-name="T40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90"/>
      <text:p text:style-name="P73"><text:soft-page-break/>We sorta talked about performance. Since there is compression and encryption, how will that not hinder performance? </text:p>
      <text:p text:style-name="P191">Compare throughput of modern hard disks to throughput of modern processors. Hard disks can sustain ~120 MB/s. Compression like Snappy can handle ~250 MB/s per core <text:span text:style-name="T577">at least</text:span>. Encryption using Salsa20 can handle <text:span text:style-name="T406">~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2"/>
      <text:p text:style-name="P74">And yes, versioning. How many times I have seen this, especially programmers who do not utilize software versioning. I have seen it even at my work now. Version control, is that what you mean? </text:p>
      <text:p text:style-name="P194">There are two features that may be used to revert changes. <text:span text:style-name="T405">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3"/>
      <text:p text:style-name="P75">Lastly, you said about having it's own type of recovery. Explain in detail how it will recover or roll back. </text:p>
      <text:p text:style-name="P195">Early filesystems like Fast File System and it's descendant Ext2 depended on running a program called <text:span text:style-name="T230">fsck</text:span> that scanned all inodes after an interruption. Later filesystems like Ext3 were using journaling to reapply <text:span text:style-name="T415">a set of changed blocks</text:span>. Later filesystems like Btrfs <text:span text:style-name="T408">and ZFS </text:span>started using copy on write <text:span text:style-name="T407">and checksums</text:span>. <text:span text:style-name="T572">ZFS also uses intents. The state of the art solution would perhaps comprise of copy on write only. Initial idea of using intents was discarded. </text:span></text:p>
      <text:p text:style-name="P216"><text:span text:style-name="T613">Solution is described in </text:span><text:a xlink:type="simple" xlink:href="#2.1.4.Fsync is not efficient. |outline" text:style-name="Internet_20_link" text:visited-style-name="Visited_20_Internet_20_Link"><text:span text:style-name="T613">Fsync chapter</text:span></text:a><text:span text:style-name="T613">. </text:span><text:span text:style-name="T596">Overwriting </text:span><text:span text:style-name="T613">a </text:span><text:span text:style-name="T596">file puts </text:span><text:span text:style-name="T613">the </text:span><text:span text:style-name="T596">data and </text:span><text:span text:style-name="T613">the </text:span><text:span text:style-name="T596">modified inode </text:span><text:span text:style-name="T613">into </text:span><text:span text:style-name="T596">new extents, </text:span><text:span text:style-name="T613">doing copy on write</text:span><text:span text:style-name="T596">. Their previous copies remain locked until a checkpoint. After all dirty data and inodes </text:span><text:span text:style-name="T613">up to a specified revision </text:span><text:span text:style-name="T596">were synced to disk, </text:span><text:span text:style-name="T613">header is atomically updated to point to new extents, and then old locked extents get finally unallocated. </text:span><text:span text:style-name="T596">Recovery is a noop since </text:span><text:span text:style-name="T613">header </text:span><text:span text:style-name="T596">always references extents that were completely synced to disk. Interrupting before or during a checkpoint only affects space that is considered unallocated anyway. </text:span></text:p>
      <text:p text:style-name="P196"/>
      <text:p text:style-name="P286">asked by <text:span text:style-name="T583">Robert Węcławski</text:span></text:p>
      <text:p text:style-name="P286">recorded on <text:span text:style-name="T583">2017-03-03</text:span></text:p>
      <text:p text:style-name="P197"/>
      <text:p text:style-name="P78">You wrote that this is a general purpose filesystem, but then that it only works on hard drives <text:span text:style-name="T584">(not SSDs)</text:span>. Such a narrow application makes it not useful. </text:p>
      <text:p text:style-name="P198">General purpose means that it meets minimum requirements <text:span text:style-name="T618">for</text:span> everyone and surpasses them for some, not that it beats <text:span text:style-name="T618">every competitor </text:span>on every benchmark <text:span text:style-name="T618">in every configuration</text:span>. If I were designing <text:span text:style-name="T618">a filesystem </text:span>for SSDs then I would have made different design decisions, in fact <text:span text:style-name="T618">I would have made opposite design decisions</text:span>. Then <text:span text:style-name="T618">the design would be inferior </text:span>on hard drives. Would you then complain that it does <text:span text:style-name="T585">not</text:span> work on HDDs? </text:p>
      <text:p text:style-name="P198"/>
      <text:p text:style-name="P76">Extents are not beneficial on SSDs, and are shortening their lifespan. </text:p>
      <text:p text:style-name="P199">True but SSDs are not being considered, period. </text:p>
      <text:p text:style-name="P199"/>
      <text:p text:style-name="P76">Extents compaction is supposed to be delayed into the future, but what about servers running 24/7? </text:p>
      <text:p text:style-name="P241">Some servers actually do experience peek hours, especially those hosting <text:span text:style-name="T619">non-</text:span>international websites. Then more disk IO will be used on compaction during these non-peek hours. <text:span text:style-name="T594">On servers running continuously compaction also runs continuously but at small IO rate. </text:span>Also, note that pre-allocation can be used to avoid defragmentation entirely. Then only inodes remain to be compacted, which adds negligible overhead. </text:p>
      <text:p text:style-name="P199"/>
      <text:p text:style-name="P77">I think B-trees would cache better because the entire dictionary will be slow with large amount of files. </text:p>
      <text:p text:style-name="P200">The dictionary representation switches to a B-tree <text:span text:style-name="T620">representation </text:span>when the amount of entries grows <text:span text:style-name="T620">too </text:span>large <text:span text:style-name="T620">for that representation to be effective</text:span>. <text:span text:style-name="T620">It </text:span>is used only until it is beneficial, <text:span text:style-name="T586">and not longer. </text:span></text:p>
      <text:p text:style-name="P2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8-31T13:42:26.323121991">2017-08-31</text:date></text:span><text:span text:style-name="MT1"><text:tab/>Page </text:span><text:span text:style-name="MT1"><text:page-number text:select-page="current">31</text:page-number></text:span><text:span text:style-name="MT1"> of </text:span><text:span text:style-name="MT1"><text:page-count>4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4H48M1S</meta:editing-duration>
    <meta:editing-cycles>1552</meta:editing-cycles>
    <meta:generator>LibreOffice/5.3.1.2$Linux_X86_64 LibreOffice_project/30m0$Build-2</meta:generator>
    <dc:date>2017-08-31T13:42:26.252546829</dc:date>
    <meta:print-date>2017-03-17T12:48:20.222054410</meta:print-date>
    <meta:document-statistic meta:table-count="1" meta:image-count="24" meta:object-count="6" meta:page-count="44" meta:paragraph-count="493" meta:word-count="19114" meta:character-count="118480" meta:non-whitespace-character-count="99625"/>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